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svg:font-family="Albany, Arial"/>
    <style:font-face style:name="Monaco" svg:font-family="Monaco, 'DejaVu Sans Mono', 'Bitstream Vera Sans Mono', 'Lucida Console', monospace"/>
    <style:font-face style:name="StarSymbol" svg:font-family="StarSymbol"/>
    <style:font-face style:name="Times New Roman1" svg:font-family="'Times New Roman'"/>
    <style:font-face style:name="Andale Mono" svg:font-family="'Andale Mono'" style:font-family-generic="modern" style:font-pitch="fixed"/>
    <style:font-face style:name="Liberation Mono" svg:font-family="'Liberation Mono'" style:font-family-generic="modern" style:font-pitch="fixed"/>
    <style:font-face style:name="DejaVu Sans1" svg:font-family="'DejaVu Sans'" style:font-pitch="variable"/>
    <style:font-face style:name="DejaVu Serif" svg:font-family="'DejaVu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text-properties officeooo:rsid="0037d16e" officeooo:paragraph-rsid="0011d4f7"/>
    </style:style>
    <style:style style:name="P2" style:family="paragraph" style:parent-style-name="Text_20_body">
      <style:paragraph-properties fo:line-height="150%" fo:text-align="justify" style:justify-single-word="false"/>
      <style:text-properties fo:font-weight="normal" officeooo:paragraph-rsid="0011d4f7" style:font-weight-asian="normal" style:font-weight-complex="normal"/>
    </style:style>
    <style:style style:name="P3" style:family="paragraph" style:parent-style-name="Text_20_body">
      <style:paragraph-properties fo:line-height="150%"/>
      <style:text-properties fo:font-weight="normal" officeooo:paragraph-rsid="0011d4f7" style:font-weight-asian="normal" style:font-weight-complex="normal"/>
    </style:style>
    <style:style style:name="P4" style:family="paragraph" style:parent-style-name="Text_20_body">
      <style:paragraph-properties fo:line-height="150%" fo:text-align="justify" style:justify-single-word="false"/>
      <style:text-properties fo:font-weight="normal" officeooo:rsid="001ed20d" officeooo:paragraph-rsid="0011d4f7" style:font-weight-asian="normal" style:font-weight-complex="normal"/>
    </style:style>
    <style:style style:name="P5" style:family="paragraph" style:parent-style-name="Text_20_body">
      <style:text-properties fo:font-weight="normal" officeooo:paragraph-rsid="0011d4f7" style:font-weight-asian="normal" style:font-weight-complex="normal"/>
    </style:style>
    <style:style style:name="P6" style:family="paragraph" style:parent-style-name="Text_20_body">
      <style:text-properties fo:font-weight="normal" officeooo:paragraph-rsid="0011d4f7"/>
    </style:style>
    <style:style style:name="P7" style:family="paragraph" style:parent-style-name="Text_20_body">
      <style:paragraph-properties fo:line-height="150%" fo:text-align="justify" style:justify-single-word="false"/>
      <style:text-properties fo:font-style="italic" fo:font-weight="normal" officeooo:rsid="001ed20d" officeooo:paragraph-rsid="0011d4f7" style:font-style-asian="italic" style:font-weight-asian="normal" style:font-style-complex="italic" style:font-weight-complex="normal"/>
    </style:style>
    <style:style style:name="P8" style:family="paragraph" style:parent-style-name="Text_20_body">
      <style:paragraph-properties fo:line-height="150%" fo:text-align="justify" style:justify-single-word="false"/>
      <style:text-properties fo:font-style="italic" fo:font-weight="normal" officeooo:paragraph-rsid="0011d4f7" style:font-style-asian="italic" style:font-weight-asian="normal" style:font-style-complex="italic" style:font-weight-complex="normal"/>
    </style:style>
    <style:style style:name="P9" style:family="paragraph" style:parent-style-name="Text_20_body">
      <style:paragraph-properties fo:line-height="150%" fo:text-align="justify" style:justify-single-word="false"/>
      <style:text-properties fo:font-style="italic" fo:font-weight="normal" officeooo:rsid="0023fc5e" officeooo:paragraph-rsid="0011d4f7" style:font-style-asian="italic" style:font-weight-asian="normal" style:font-style-complex="italic" style:font-weight-complex="normal"/>
    </style:style>
    <style:style style:name="P10" style:family="paragraph" style:parent-style-name="Text_20_body">
      <style:paragraph-properties fo:line-height="150%"/>
      <style:text-properties fo:font-style="italic" fo:font-weight="normal" officeooo:rsid="00f79333" officeooo:paragraph-rsid="0011d4f7" style:font-style-asian="italic" style:font-weight-asian="normal" style:font-style-complex="italic" style:font-weight-complex="normal"/>
    </style:style>
    <style:style style:name="P11" style:family="paragraph" style:parent-style-name="Text_20_body">
      <style:paragraph-properties fo:line-height="150%"/>
      <style:text-properties fo:font-style="italic" fo:font-weight="normal" officeooo:rsid="00f9721f" officeooo:paragraph-rsid="0011d4f7" style:font-style-asian="italic" style:font-weight-asian="normal" style:font-style-complex="italic" style:font-weight-complex="normal"/>
    </style:style>
    <style:style style:name="P12" style:family="paragraph" style:parent-style-name="Text_20_body">
      <style:paragraph-properties fo:line-height="150%" fo:text-align="justify" style:justify-single-word="false"/>
      <style:text-properties fo:font-style="italic" fo:font-weight="normal" officeooo:rsid="00fb24d4" officeooo:paragraph-rsid="0011d4f7" style:font-style-asian="italic" style:font-weight-asian="normal" style:font-style-complex="italic" style:font-weight-complex="normal"/>
    </style:style>
    <style:style style:name="P13" style:family="paragraph" style:parent-style-name="Text_20_body">
      <style:paragraph-properties fo:line-height="150%" fo:text-align="justify" style:justify-single-word="false"/>
      <style:text-properties fo:font-style="italic" fo:font-weight="normal" officeooo:rsid="00fc1ad7" officeooo:paragraph-rsid="0011d4f7" style:font-style-asian="italic" style:font-weight-asian="normal" style:font-style-complex="italic" style:font-weight-complex="normal"/>
    </style:style>
    <style:style style:name="P14" style:family="paragraph" style:parent-style-name="Text_20_body">
      <style:paragraph-properties fo:line-height="150%" fo:text-align="justify" style:justify-single-word="false"/>
      <style:text-properties fo:font-style="italic" fo:font-weight="normal" officeooo:rsid="00fefc5d" officeooo:paragraph-rsid="0011d4f7" style:font-style-asian="italic" style:font-weight-asian="normal" style:font-style-complex="italic" style:font-weight-complex="normal"/>
    </style:style>
    <style:style style:name="P15" style:family="paragraph" style:parent-style-name="Text_20_body" style:list-style-name="L1">
      <style:text-properties fo:font-style="italic" fo:font-weight="normal" officeooo:paragraph-rsid="0011d4f7"/>
    </style:style>
    <style:style style:name="P16" style:family="paragraph" style:parent-style-name="Text_20_body">
      <style:text-properties fo:font-style="italic" fo:font-weight="normal" officeooo:rsid="001f7c4a" officeooo:paragraph-rsid="0011d4f7" style:font-weight-asian="normal" style:font-weight-complex="normal"/>
    </style:style>
    <style:style style:name="P17" style:family="paragraph" style:parent-style-name="Text_20_body">
      <style:text-properties fo:font-style="italic" fo:font-weight="normal" officeooo:paragraph-rsid="0011d4f7" style:font-weight-asian="normal" style:font-weight-complex="normal"/>
    </style:style>
    <style:style style:name="P18"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02cf1a9" officeooo:paragraph-rsid="0011d4f7" style:font-style-asian="italic" style:font-weight-asian="normal" style:font-style-complex="italic" style:font-weight-complex="normal"/>
    </style:style>
    <style:style style:name="P19"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02eb720" officeooo:paragraph-rsid="0011d4f7" style:font-style-asian="italic" style:font-weight-asian="normal" style:font-style-complex="italic" style:font-weight-complex="normal"/>
    </style:style>
    <style:style style:name="P20"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paragraph-rsid="0011d4f7" style:font-style-asian="italic" style:font-weight-asian="normal" style:font-style-complex="italic" style:font-weight-complex="normal"/>
    </style:style>
    <style:style style:name="P21" style:family="paragraph" style:parent-style-name="Text_20_body">
      <style:text-properties fo:font-style="italic" style:text-underline-style="solid" style:text-underline-width="auto" style:text-underline-color="font-color" fo:font-weight="bold" officeooo:paragraph-rsid="0011d4f7" style:font-style-asian="italic" style:font-style-complex="italic"/>
    </style:style>
    <style:style style:name="P22" style:family="paragraph" style:parent-style-name="Text_20_body">
      <style:paragraph-properties fo:line-height="150%" fo:text-align="justify" style:justify-single-word="false"/>
      <style:text-properties fo:font-style="italic" style:text-underline-style="none" fo:font-weight="normal" officeooo:rsid="002eb720" officeooo:paragraph-rsid="0011d4f7" style:font-style-asian="italic" style:font-weight-asian="normal" style:font-style-complex="italic" style:font-weight-complex="normal"/>
    </style:style>
    <style:style style:name="P23" style:family="paragraph" style:parent-style-name="Text_20_body">
      <style:paragraph-properties fo:line-height="150%"/>
      <style:text-properties fo:font-style="italic" style:text-underline-style="none" fo:font-weight="normal" officeooo:rsid="001f7c4a" officeooo:paragraph-rsid="0011d4f7" style:font-style-asian="italic" style:font-weight-asian="normal" style:font-style-complex="italic" style:font-weight-complex="normal"/>
    </style:style>
    <style:style style:name="P24" style:family="paragraph" style:parent-style-name="Text_20_body">
      <style:paragraph-properties fo:line-height="150%"/>
      <style:text-properties fo:font-style="italic" style:text-underline-style="none" fo:font-weight="normal" officeooo:paragraph-rsid="0011d4f7" style:font-style-asian="italic" style:font-weight-asian="normal" style:font-style-complex="italic" style:font-weight-complex="normal"/>
    </style:style>
    <style:style style:name="P25" style:family="paragraph" style:parent-style-name="Text_20_body">
      <style:paragraph-properties fo:line-height="150%" fo:text-align="justify" style:justify-single-word="false"/>
      <style:text-properties fo:font-style="italic" officeooo:paragraph-rsid="0011d4f7" style:font-style-asian="italic" style:font-style-complex="italic"/>
    </style:style>
    <style:style style:name="P26" style:family="paragraph" style:parent-style-name="Text_20_body">
      <style:text-properties fo:font-style="italic" officeooo:paragraph-rsid="0011d4f7" style:font-style-asian="italic" style:font-style-complex="italic"/>
    </style:style>
    <style:style style:name="P27" style:family="paragraph" style:parent-style-name="Text_20_body">
      <style:paragraph-properties fo:line-height="150%" fo:text-align="justify" style:justify-single-word="false"/>
      <style:text-properties fo:font-style="italic" fo:font-weight="bold" officeooo:paragraph-rsid="0011d4f7" style:font-style-asian="italic" style:font-weight-asian="bold" style:font-style-complex="italic" style:font-weight-complex="bold"/>
    </style:style>
    <style:style style:name="P28" style:family="paragraph" style:parent-style-name="Text_20_body">
      <style:text-properties fo:font-style="italic" fo:font-weight="bold" officeooo:paragraph-rsid="0011d4f7"/>
    </style:style>
    <style:style style:name="P29" style:family="paragraph" style:parent-style-name="Text_20_body">
      <style:text-properties fo:font-style="italic" officeooo:paragraph-rsid="0011d4f7"/>
    </style:style>
    <style:style style:name="P30" style:family="paragraph" style:parent-style-name="Text_20_body">
      <style:paragraph-properties fo:line-height="150%" fo:text-align="justify" style:justify-single-word="false"/>
      <style:text-properties fo:font-style="normal" fo:font-weight="normal" officeooo:rsid="002174a5" officeooo:paragraph-rsid="0011d4f7" style:font-style-asian="normal" style:font-weight-asian="normal" style:font-style-complex="normal" style:font-weight-complex="normal"/>
    </style:style>
    <style:style style:name="P31" style:family="paragraph" style:parent-style-name="Text_20_body">
      <style:paragraph-properties fo:line-height="150%"/>
      <style:text-properties fo:font-style="normal" fo:font-weight="normal" officeooo:rsid="00f79333" officeooo:paragraph-rsid="0011d4f7" style:font-style-asian="normal" style:font-weight-asian="normal" style:font-style-complex="normal" style:font-weight-complex="normal"/>
    </style:style>
    <style:style style:name="P32" style:family="paragraph" style:parent-style-name="Text_20_body">
      <style:paragraph-properties fo:line-height="150%" fo:text-align="justify" style:justify-single-word="false"/>
      <style:text-properties fo:font-style="normal" fo:font-weight="normal" officeooo:paragraph-rsid="0011d4f7" style:font-style-asian="normal" style:font-weight-asian="normal" style:font-style-complex="normal" style:font-weight-complex="normal"/>
    </style:style>
    <style:style style:name="P33" style:family="paragraph" style:parent-style-name="Text_20_body">
      <style:paragraph-properties fo:line-height="150%"/>
      <style:text-properties fo:font-style="normal" fo:font-weight="normal" officeooo:paragraph-rsid="0011d4f7" style:font-style-asian="normal" style:font-weight-asian="normal" style:font-style-complex="normal" style:font-weight-complex="normal"/>
    </style:style>
    <style:style style:name="P34" style:family="paragraph" style:parent-style-name="Text_20_body">
      <style:paragraph-properties fo:line-height="150%" fo:text-align="justify" style:justify-single-word="false"/>
      <style:text-properties fo:font-style="normal" fo:font-weight="normal" officeooo:rsid="00f97d57" officeooo:paragraph-rsid="0011d4f7" style:font-style-asian="normal" style:font-weight-asian="normal" style:font-style-complex="normal" style:font-weight-complex="normal"/>
    </style:style>
    <style:style style:name="P35" style:family="paragraph" style:parent-style-name="Text_20_body">
      <style:paragraph-properties fo:line-height="150%"/>
      <style:text-properties fo:font-style="normal" fo:font-weight="normal" officeooo:rsid="00f97d57" officeooo:paragraph-rsid="0011d4f7" style:font-style-asian="normal" style:font-weight-asian="normal" style:font-style-complex="normal" style:font-weight-complex="normal"/>
    </style:style>
    <style:style style:name="P36" style:family="paragraph" style:parent-style-name="Text_20_body">
      <style:paragraph-properties fo:line-height="150%" fo:text-align="justify" style:justify-single-word="false"/>
      <style:text-properties fo:font-style="normal" fo:font-weight="normal" officeooo:rsid="00fd1e78" officeooo:paragraph-rsid="0011d4f7" style:font-style-asian="normal" style:font-weight-asian="normal" style:font-style-complex="normal" style:font-weight-complex="normal"/>
    </style:style>
    <style:style style:name="P37" style:family="paragraph" style:parent-style-name="Text_20_body">
      <style:paragraph-properties fo:line-height="150%" fo:text-align="justify" style:justify-single-word="false"/>
      <style:text-properties fo:font-style="normal" fo:font-weight="normal" officeooo:rsid="00fc1ad7" officeooo:paragraph-rsid="0011d4f7" style:font-style-asian="normal" style:font-weight-asian="normal" style:font-style-complex="normal" style:font-weight-complex="normal"/>
    </style:style>
    <style:style style:name="P38" style:family="paragraph" style:parent-style-name="Text_20_body">
      <style:paragraph-properties fo:line-height="150%" fo:text-align="justify" style:justify-single-word="false"/>
      <style:text-properties fo:font-style="normal" fo:font-weight="normal" officeooo:rsid="00fefc5d" officeooo:paragraph-rsid="0011d4f7" style:font-style-asian="normal" style:font-weight-asian="normal" style:font-style-complex="normal" style:font-weight-complex="normal"/>
    </style:style>
    <style:style style:name="P39" style:family="paragraph" style:parent-style-name="Text_20_body">
      <style:paragraph-properties fo:line-height="150%" fo:text-align="justify" style:justify-single-word="false"/>
      <style:text-properties fo:font-style="normal" style:text-underline-style="none" fo:font-weight="normal" officeooo:rsid="002eb720" officeooo:paragraph-rsid="0011d4f7" style:font-style-asian="normal" style:font-weight-asian="normal" style:font-style-complex="normal" style:font-weight-complex="normal"/>
    </style:style>
    <style:style style:name="P40" style:family="paragraph" style:parent-style-name="Text_20_body">
      <style:paragraph-properties fo:line-height="150%" fo:text-align="justify" style:justify-single-word="false"/>
      <style:text-properties fo:font-style="normal" style:text-underline-style="none" fo:font-weight="normal" officeooo:rsid="0025135d" officeooo:paragraph-rsid="0011d4f7" style:font-style-asian="normal" style:font-weight-asian="normal" style:font-style-complex="normal" style:font-weight-complex="normal"/>
    </style:style>
    <style:style style:name="P41" style:family="paragraph" style:parent-style-name="Text_20_body">
      <style:paragraph-properties fo:line-height="150%" fo:text-align="justify" style:justify-single-word="false"/>
      <style:text-properties fo:font-style="normal" officeooo:paragraph-rsid="0011d4f7" style:font-style-asian="normal" style:font-style-complex="normal"/>
    </style:style>
    <style:style style:name="P42" style:family="paragraph" style:parent-style-name="Text_20_body">
      <style:paragraph-properties fo:line-height="150%"/>
      <style:text-properties fo:font-style="normal" fo:font-weight="bold" officeooo:rsid="00f58511" officeooo:paragraph-rsid="0011d4f7" style:font-style-asian="normal" style:font-weight-asian="bold" style:font-style-complex="normal" style:font-weight-complex="bold"/>
    </style:style>
    <style:style style:name="P43" style:family="paragraph" style:parent-style-name="Text_20_body">
      <style:paragraph-properties fo:line-height="150%" fo:text-align="justify" style:justify-single-word="false"/>
      <style:text-properties officeooo:paragraph-rsid="0011d4f7"/>
    </style:style>
    <style:style style:name="P44" style:family="paragraph" style:parent-style-name="Text_20_body">
      <style:paragraph-properties fo:line-height="150%"/>
      <style:text-properties officeooo:paragraph-rsid="0011d4f7"/>
    </style:style>
    <style:style style:name="P45" style:family="paragraph" style:parent-style-name="Text_20_body">
      <style:text-properties fo:font-size="10pt" officeooo:rsid="00217fac" officeooo:paragraph-rsid="0011d4f7" style:font-size-asian="10pt" style:font-size-complex="10pt"/>
    </style:style>
    <style:style style:name="P46" style:family="paragraph" style:parent-style-name="Text_20_body">
      <style:paragraph-properties fo:text-align="justify" style:justify-single-word="false"/>
      <style:text-properties fo:font-size="10pt" officeooo:paragraph-rsid="0011d4f7" style:font-size-asian="10pt" style:font-size-complex="10pt"/>
    </style:style>
    <style:style style:name="P47" style:family="paragraph" style:parent-style-name="Text_20_body">
      <style:paragraph-properties fo:line-height="150%" fo:text-align="start" style:justify-single-word="false"/>
      <style:text-properties fo:font-size="10pt" officeooo:paragraph-rsid="0011d4f7" style:font-size-asian="10pt" style:font-size-complex="10pt"/>
    </style:style>
    <style:style style:name="P48" style:family="paragraph" style:parent-style-name="Text_20_body">
      <style:text-properties fo:font-size="10pt" officeooo:paragraph-rsid="0011d4f7" style:font-size-asian="10pt" style:font-size-complex="10pt"/>
    </style:style>
    <style:style style:name="P49" style:family="paragraph" style:parent-style-name="Text_20_body">
      <style:paragraph-properties fo:line-height="150%" fo:text-align="justify" style:justify-single-word="false"/>
      <style:text-properties fo:font-size="10pt" fo:font-style="italic" fo:font-weight="normal" officeooo:rsid="00217fac" officeooo:paragraph-rsid="0011d4f7" style:font-size-asian="10pt" style:font-style-asian="italic" style:font-weight-asian="normal" style:font-size-complex="10pt" style:font-style-complex="italic" style:font-weight-complex="normal"/>
    </style:style>
    <style:style style:name="P50" style:family="paragraph" style:parent-style-name="Text_20_body">
      <style:text-properties fo:font-size="10pt" fo:font-style="italic" fo:font-weight="normal" officeooo:paragraph-rsid="0011d4f7" style:font-size-asian="10pt" style:font-style-asian="italic" style:font-weight-asian="normal" style:font-size-complex="10pt" style:font-style-complex="italic" style:font-weight-complex="normal"/>
    </style:style>
    <style:style style:name="P51" style:family="paragraph" style:parent-style-name="Text_20_body">
      <style:text-properties fo:font-size="10pt" fo:font-style="italic" fo:font-weight="normal" officeooo:paragraph-rsid="0011d4f7" style:font-size-asian="10pt" style:font-style-asian="italic" style:font-size-complex="10pt" style:font-style-complex="italic"/>
    </style:style>
    <style:style style:name="P52" style:family="paragraph" style:parent-style-name="Text_20_body">
      <style:paragraph-properties fo:text-align="justify" style:justify-single-word="false"/>
      <style:text-properties fo:font-size="10pt" fo:font-style="italic" fo:font-weight="normal" officeooo:paragraph-rsid="0011d4f7" style:font-size-asian="10pt" style:font-size-complex="10pt"/>
    </style:style>
    <style:style style:name="P53" style:family="paragraph" style:parent-style-name="Text_20_body" style:list-style-name="L13">
      <style:text-properties fo:font-size="10pt" fo:font-style="italic" fo:font-weight="normal" officeooo:paragraph-rsid="0011d4f7" style:font-size-asian="10pt" style:font-size-complex="10pt"/>
    </style:style>
    <style:style style:name="P54" style:family="paragraph" style:parent-style-name="Text_20_body">
      <style:text-properties fo:font-size="10pt" fo:font-style="italic" fo:font-weight="normal" officeooo:paragraph-rsid="0011d4f7" style:font-size-asian="10pt" style:font-weight-asian="normal" style:font-size-complex="10pt" style:font-weight-complex="normal"/>
    </style:style>
    <style:style style:name="P55" style:family="paragraph" style:parent-style-name="Text_20_body">
      <style:text-properties fo:font-size="10pt" fo:font-style="italic" fo:font-weight="bold" officeooo:paragraph-rsid="0011d4f7" style:font-size-asian="10pt" style:font-weight-asian="bold" style:font-size-complex="10pt" style:font-weight-complex="bold"/>
    </style:style>
    <style:style style:name="P56" style:family="paragraph" style:parent-style-name="Text_20_body">
      <style:text-properties style:text-line-through-style="none" style:text-underline-style="none" fo:font-weight="normal" officeooo:paragraph-rsid="0011d4f7" style:text-blinking="false"/>
    </style:style>
    <style:style style:name="P57" style:family="paragraph" style:parent-style-name="Text_20_body">
      <style:text-properties style:text-line-through-style="none" fo:font-style="italic" style:text-underline-style="none" fo:font-weight="normal" officeooo:paragraph-rsid="0011d4f7" style:text-blinking="false"/>
    </style:style>
    <style:style style:name="P58" style:family="paragraph" style:parent-style-name="Text_20_body">
      <style:paragraph-properties fo:line-height="150%" fo:text-align="justify" style:justify-single-word="false"/>
      <style:text-properties style:text-line-through-style="none" fo:font-size="11pt" style:text-underline-style="none" fo:font-weight="normal" officeooo:paragraph-rsid="0011d4f7" style:text-blinking="false" style:font-size-asian="11pt" style:font-size-complex="11pt"/>
    </style:style>
    <style:style style:name="P59" style:family="paragraph" style:parent-style-name="Text_20_body">
      <style:text-properties style:text-line-through-style="none" fo:font-size="11pt" style:text-underline-style="none" fo:font-weight="normal" officeooo:paragraph-rsid="0011d4f7" style:text-blinking="false" style:font-size-asian="11pt" style:font-size-complex="11pt"/>
    </style:style>
    <style:style style:name="P60" style:family="paragraph" style:parent-style-name="Text_20_body">
      <style:paragraph-properties fo:text-align="justify" style:justify-single-word="false"/>
      <style:text-properties style:text-line-through-style="none" fo:font-size="11pt" style:text-underline-style="none" fo:font-weight="normal" officeooo:paragraph-rsid="0011d4f7" style:text-blinking="false" style:font-size-asian="11pt" style:font-weight-asian="normal" style:font-size-complex="11pt" style:font-weight-complex="normal"/>
    </style:style>
    <style:style style:name="P61" style:family="paragraph" style:parent-style-name="Text_20_body" style:list-style-name="L10">
      <style:paragraph-properties fo:text-align="start" style:justify-single-word="false"/>
      <style:text-properties style:text-line-through-style="none" fo:font-size="11pt" style:text-underline-style="none" fo:font-weight="bold" officeooo:paragraph-rsid="0011d4f7" style:text-blinking="false" style:font-size-asian="11pt" style:font-size-complex="11pt"/>
    </style:style>
    <style:style style:name="P62" style:family="paragraph" style:parent-style-name="Text_20_body">
      <style:text-properties style:text-line-through-style="none" fo:font-size="11pt" style:text-underline-style="none" fo:font-weight="bold" officeooo:paragraph-rsid="0011d4f7" style:text-blinking="false" style:font-size-asian="11pt" style:font-size-complex="11pt"/>
    </style:style>
    <style:style style:name="P63" style:family="paragraph" style:parent-style-name="Text_20_body">
      <style:paragraph-properties fo:text-align="justify" style:justify-single-word="false"/>
      <style:text-properties style:text-line-through-style="none" fo:font-size="11pt" fo:font-style="italic" style:text-underline-style="none" fo:font-weight="normal" officeooo:paragraph-rsid="0011d4f7" style:text-blinking="false" style:font-size-asian="11pt" style:font-size-complex="11pt"/>
    </style:style>
    <style:style style:name="P64" style:family="paragraph" style:parent-style-name="Text_20_body">
      <style:text-properties style:text-line-through-style="none" fo:font-size="11pt" fo:font-style="italic" style:text-underline-style="none" fo:font-weight="normal" officeooo:paragraph-rsid="0011d4f7" style:text-blinking="false" style:font-size-asian="11pt" style:font-size-complex="11pt"/>
    </style:style>
    <style:style style:name="P65" style:family="paragraph" style:parent-style-name="Text_20_body">
      <style:paragraph-properties fo:text-align="justify" style:justify-single-word="false"/>
      <style:text-properties style:text-line-through-style="none" fo:font-size="11pt" fo:font-style="italic" style:text-underline-style="none" fo:font-weight="normal" officeooo:paragraph-rsid="0011d4f7" style:text-blinking="false" style:font-size-asian="11pt" style:font-style-asian="italic" style:font-weight-asian="normal" style:font-size-complex="11pt" style:font-style-complex="italic" style:font-weight-complex="normal"/>
    </style:style>
    <style:style style:name="P66" style:family="paragraph" style:parent-style-name="Text_20_body">
      <style:text-properties style:text-line-through-style="none" fo:font-size="11pt" fo:font-style="italic" style:text-underline-style="none" fo:font-weight="normal" officeooo:paragraph-rsid="0011d4f7" style:text-blinking="false" style:font-size-asian="11pt" style:font-style-asian="italic" style:font-weight-asian="normal" style:font-size-complex="11pt" style:font-style-complex="italic" style:font-weight-complex="normal"/>
    </style:style>
    <style:style style:name="P67" style:family="paragraph" style:parent-style-name="Text_20_body">
      <style:paragraph-properties fo:line-height="150%"/>
      <style:text-properties style:text-line-through-style="none" fo:font-size="11pt" fo:font-style="italic" style:text-underline-style="none" officeooo:paragraph-rsid="0011d4f7" style:text-blinking="false" style:font-size-asian="11pt" style:font-style-asian="italic" style:font-size-complex="11pt" style:font-style-complex="italic"/>
    </style:style>
    <style:style style:name="P68" style:family="paragraph" style:parent-style-name="Text_20_body">
      <style:paragraph-properties fo:text-align="justify" style:justify-single-word="false"/>
      <style:text-properties style:text-line-through-style="none" fo:font-size="11pt" fo:font-style="normal" style:text-underline-style="none" fo:font-weight="bold" officeooo:paragraph-rsid="0011d4f7" style:text-blinking="false" style:font-size-asian="11pt" style:font-style-asian="normal" style:font-weight-asian="bold" style:font-size-complex="11pt" style:font-style-complex="normal" style:font-weight-complex="bold"/>
    </style:style>
    <style:style style:name="P69" style:family="paragraph" style:parent-style-name="Text_20_body">
      <style:text-properties style:text-line-through-style="none" fo:font-size="11pt" fo:font-style="normal" style:text-underline-style="none" fo:font-weight="bold" officeooo:paragraph-rsid="0011d4f7" style:text-blinking="false" style:font-size-asian="11pt" style:font-style-asian="normal" style:font-weight-asian="bold" style:font-size-complex="11pt" style:font-style-complex="normal" style:font-weight-complex="bold"/>
    </style:style>
    <style:style style:name="P70" style:family="paragraph" style:parent-style-name="Text_20_body">
      <style:text-properties fo:font-size="14pt" style:text-underline-style="solid" style:text-underline-width="auto" style:text-underline-color="font-color" fo:font-weight="bold" officeooo:paragraph-rsid="0011d4f7"/>
    </style:style>
    <style:style style:name="P71" style:family="paragraph" style:parent-style-name="Text_20_body" style:list-style-name="L1">
      <style:paragraph-properties fo:text-align="start" style:justify-single-word="false"/>
      <style:text-properties fo:font-weight="bold" officeooo:paragraph-rsid="0011d4f7"/>
    </style:style>
    <style:style style:name="P72" style:family="paragraph" style:parent-style-name="Text_20_body">
      <style:paragraph-properties fo:line-height="150%" fo:text-align="justify" style:justify-single-word="false"/>
      <style:text-properties fo:font-weight="bold" officeooo:paragraph-rsid="0011d4f7" style:font-weight-asian="bold" style:font-weight-complex="bold"/>
    </style:style>
    <style:style style:name="P73" style:family="paragraph" style:parent-style-name="Text_20_body">
      <style:text-properties officeooo:rsid="01066980" officeooo:paragraph-rsid="0011d4f7"/>
    </style:style>
    <style:style style:name="P74" style:family="paragraph" style:parent-style-name="Text_20_body">
      <style:text-properties fo:font-variant="normal" fo:text-transform="none" fo:font-style="normal" style:text-underline-style="solid" style:text-underline-width="auto" style:text-underline-color="font-color" fo:font-weight="bold" officeooo:paragraph-rsid="0011d4f7"/>
    </style:style>
    <style:style style:name="P75" style:family="paragraph" style:parent-style-name="Text_20_body">
      <style:text-properties fo:font-variant="normal" fo:text-transform="none" style:text-line-through-style="none" fo:font-style="normal" style:text-underline-style="none" officeooo:paragraph-rsid="0011d4f7" style:text-blinking="false"/>
    </style:style>
    <style:style style:name="P76" style:family="paragraph" style:parent-style-name="Text_20_body">
      <style:text-properties fo:font-variant="normal" fo:text-transform="none" style:text-line-through-style="none" fo:font-size="11pt" fo:font-style="normal" style:text-underline-style="none" fo:font-weight="normal" officeooo:paragraph-rsid="0011d4f7" style:text-blinking="false" style:font-size-asian="11pt" style:font-weight-asian="normal" style:font-size-complex="11pt" style:font-weight-complex="normal"/>
    </style:style>
    <style:style style:name="P77" style:family="paragraph" style:parent-style-name="Text_20_body">
      <style:text-properties fo:font-variant="normal" fo:text-transform="none" style:text-line-through-style="none" fo:font-size="11pt" fo:font-style="normal" style:text-underline-style="none" fo:font-weight="normal" officeooo:paragraph-rsid="0011d4f7" style:text-blinking="false" style:font-size-asian="11pt" style:font-size-complex="11pt"/>
    </style:style>
    <style:style style:name="P78" style:family="paragraph" style:parent-style-name="Text_20_body">
      <style:text-properties fo:font-variant="normal" fo:text-transform="none" style:text-line-through-style="none" fo:font-size="11pt" fo:font-style="normal" style:text-underline-style="none" fo:font-weight="bold" officeooo:paragraph-rsid="0011d4f7" style:text-blinking="false" style:font-size-asian="11pt" style:font-size-complex="11pt"/>
    </style:style>
    <style:style style:name="P79" style:family="paragraph" style:parent-style-name="Text_20_body">
      <style:text-properties fo:font-variant="normal" fo:text-transform="none" style:text-line-through-style="none" fo:font-size="11pt" fo:font-style="normal" style:text-underline-style="none" officeooo:paragraph-rsid="0011d4f7" style:text-blinking="false" style:font-size-asian="11pt" style:font-size-complex="11pt"/>
    </style:style>
    <style:style style:name="P80" style:family="paragraph" style:parent-style-name="Text_20_body">
      <style:text-properties fo:font-variant="normal" fo:text-transform="none" style:text-line-through-style="none" fo:font-size="10pt" fo:font-style="normal" style:text-underline-style="none" officeooo:paragraph-rsid="0011d4f7" style:text-blinking="false" style:font-size-asian="10pt" style:font-size-complex="10pt"/>
    </style:style>
    <style:style style:name="P81" style:family="paragraph" style:parent-style-name="Text_20_body">
      <style:text-properties fo:font-variant="normal" fo:text-transform="none" fo:font-size="11pt" fo:font-style="normal" style:text-underline-style="solid" style:text-underline-width="auto" style:text-underline-color="font-color" fo:font-weight="bold" officeooo:paragraph-rsid="0011d4f7" style:font-size-asian="11pt" style:font-size-complex="11pt"/>
    </style:style>
    <style:style style:name="P82" style:family="paragraph" style:parent-style-name="Text_20_body" style:list-style-name="L14">
      <style:paragraph-properties fo:text-align="justify" style:justify-single-word="false"/>
      <style:text-properties fo:font-variant="normal" fo:text-transform="none" fo:font-size="11pt" fo:font-style="normal" fo:font-weight="normal" officeooo:paragraph-rsid="0011d4f7" style:font-size-asian="11pt" style:font-size-complex="11pt"/>
    </style:style>
    <style:style style:name="P83" style:family="paragraph" style:parent-style-name="Text_20_body">
      <style:paragraph-properties fo:text-align="justify" style:justify-single-word="false"/>
      <style:text-properties fo:font-variant="normal" fo:text-transform="none" fo:font-size="11pt" fo:font-style="normal" fo:font-weight="normal" officeooo:paragraph-rsid="0011d4f7" style:font-size-asian="11pt" style:font-size-complex="11pt"/>
    </style:style>
    <style:style style:name="P84" style:family="paragraph" style:parent-style-name="Text_20_body">
      <style:text-properties fo:font-variant="normal" fo:text-transform="none" fo:font-size="11pt" fo:font-style="normal" officeooo:paragraph-rsid="0011d4f7" style:font-size-asian="11pt" style:font-size-complex="11pt"/>
    </style:style>
    <style:style style:name="P85" style:family="paragraph" style:parent-style-name="Text_20_body">
      <style:text-properties fo:font-variant="normal" fo:text-transform="none" fo:font-size="10pt" fo:font-style="normal" style:text-underline-style="solid" style:text-underline-width="auto" style:text-underline-color="font-color" fo:font-weight="bold" officeooo:paragraph-rsid="0011d4f7" style:font-size-asian="10pt" style:font-size-complex="10pt"/>
    </style:style>
    <style:style style:name="P86" style:family="paragraph" style:parent-style-name="Text_20_body">
      <style:paragraph-properties fo:line-height="150%"/>
      <style:text-properties style:text-underline-style="solid" style:text-underline-width="auto" style:text-underline-color="font-color" fo:font-weight="bold" officeooo:rsid="001f7c4a" officeooo:paragraph-rsid="0011d4f7" style:font-weight-asian="bold" style:font-weight-complex="bold"/>
    </style:style>
    <style:style style:name="P87" style:family="paragraph" style:parent-style-name="Text_20_body">
      <style:text-properties style:text-underline-style="solid" style:text-underline-width="auto" style:text-underline-color="font-color" fo:font-weight="bold" officeooo:rsid="001f7c4a" officeooo:paragraph-rsid="0011d4f7" style:font-weight-asian="bold" style:font-weight-complex="bold"/>
    </style:style>
    <style:style style:name="P88" style:family="paragraph" style:parent-style-name="Text_20_body">
      <style:text-properties style:text-underline-style="solid" style:text-underline-width="auto" style:text-underline-color="font-color" fo:font-weight="bold" officeooo:paragraph-rsid="0011d4f7"/>
    </style:style>
    <style:style style:name="P89" style:family="paragraph" style:parent-style-name="Text_20_body">
      <style:paragraph-properties fo:line-height="150%" fo:text-align="justify" style:justify-single-word="false"/>
      <style:text-properties style:text-underline-style="none" fo:font-weight="normal" officeooo:rsid="001f7c4a" officeooo:paragraph-rsid="0011d4f7" style:font-weight-asian="normal" style:font-weight-complex="normal"/>
    </style:style>
    <style:style style:name="P90" style:family="paragraph" style:parent-style-name="Text_20_body">
      <style:paragraph-properties fo:line-height="150%"/>
      <style:text-properties style:text-underline-style="none" fo:font-weight="normal" officeooo:rsid="001f7c4a" officeooo:paragraph-rsid="0011d4f7" style:font-weight-asian="normal" style:font-weight-complex="normal"/>
    </style:style>
    <style:style style:name="P91" style:family="paragraph" style:parent-style-name="Text_20_body">
      <style:paragraph-properties fo:line-height="150%"/>
      <style:text-properties style:text-underline-style="none" fo:font-weight="bold" officeooo:rsid="001f7c4a" officeooo:paragraph-rsid="0011d4f7" style:font-weight-asian="bold" style:font-weight-complex="bold"/>
    </style:style>
    <style:style style:name="P92" style:family="paragraph" style:parent-style-name="Text_20_body">
      <style:paragraph-properties fo:line-height="150%"/>
      <style:text-properties style:text-underline-style="none" fo:font-weight="bold" officeooo:paragraph-rsid="0011d4f7" style:font-weight-asian="bold" style:font-weight-complex="bold"/>
    </style:style>
    <style:style style:name="P93" style:family="paragraph" style:parent-style-name="Text_20_body">
      <style:paragraph-properties fo:text-align="justify" style:justify-single-word="false"/>
      <style:text-properties officeooo:paragraph-rsid="0011d4f7"/>
    </style:style>
    <style:style style:name="P94" style:family="paragraph" style:parent-style-name="Text_20_body">
      <style:text-properties style:use-window-font-color="true" fo:font-size="11pt" fo:font-style="normal" style:text-underline-style="none" fo:font-weight="normal" officeooo:paragraph-rsid="0011d4f7"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95" style:family="paragraph" style:parent-style-name="Text_20_body" style:list-style-name="L12">
      <style:text-properties style:use-window-font-color="true" fo:font-size="10pt" fo:font-style="normal" fo:font-weight="normal" officeooo:paragraph-rsid="0011d4f7"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96" style:family="paragraph" style:parent-style-name="Text_20_body">
      <style:text-properties style:use-window-font-color="true" fo:font-size="10pt" fo:font-style="normal" fo:font-weight="normal" officeooo:paragraph-rsid="0011d4f7"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97" style:family="paragraph" style:parent-style-name="Text_20_body">
      <style:text-properties style:use-window-font-color="true" fo:font-size="10pt" fo:font-style="italic" style:text-underline-style="none" fo:font-weight="normal" officeooo:paragraph-rsid="0011d4f7"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98" style:family="paragraph" style:parent-style-name="Text_20_body">
      <style:text-properties style:use-window-font-color="true" style:font-name="Times New Roman" fo:font-size="12pt" fo:font-style="normal" fo:font-weight="normal" officeooo:paragraph-rsid="0011d4f7" style:letter-kerning="true" style:font-name-asian="DejaVu Sans1"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99" style:family="paragraph" style:parent-style-name="Text_20_body">
      <style:text-properties fo:font-size="11pt" style:text-underline-style="none" fo:font-weight="bold" officeooo:paragraph-rsid="0011d4f7" style:font-size-asian="11pt" style:font-size-complex="11pt"/>
    </style:style>
    <style:style style:name="P100" style:family="paragraph" style:parent-style-name="Text_20_body">
      <style:paragraph-properties fo:text-align="justify" style:justify-single-word="false"/>
      <style:text-properties fo:font-size="11pt" officeooo:paragraph-rsid="0011d4f7" style:font-size-asian="11pt" style:font-size-complex="11pt"/>
    </style:style>
    <style:style style:name="P101" style:family="paragraph" style:parent-style-name="Text_20_body">
      <style:paragraph-properties fo:line-height="150%" fo:text-align="justify" style:justify-single-word="false"/>
      <style:text-properties fo:font-size="11pt" officeooo:paragraph-rsid="0011d4f7" style:font-size-asian="11pt" style:font-size-complex="11pt"/>
    </style:style>
    <style:style style:name="P102" style:family="paragraph" style:parent-style-name="Text_20_body" style:list-style-name="L15">
      <style:paragraph-properties fo:text-align="start" style:justify-single-word="false"/>
      <style:text-properties fo:font-size="11pt" officeooo:paragraph-rsid="0011d4f7" style:font-size-asian="11pt" style:font-size-complex="11pt"/>
    </style:style>
    <style:style style:name="P103" style:family="paragraph" style:parent-style-name="Text_20_body">
      <style:paragraph-properties fo:text-align="start" style:justify-single-word="false"/>
      <style:text-properties fo:font-size="11pt" officeooo:paragraph-rsid="0011d4f7" style:font-size-asian="11pt" style:font-size-complex="11pt"/>
    </style:style>
    <style:style style:name="P104" style:family="paragraph" style:parent-style-name="Text_20_body">
      <style:text-properties fo:font-size="11pt" officeooo:paragraph-rsid="0011d4f7" style:font-size-asian="11pt" style:font-size-complex="11pt"/>
    </style:style>
    <style:style style:name="P105" style:family="paragraph" style:parent-style-name="Text_20_body">
      <style:text-properties fo:font-size="11pt" style:text-underline-style="solid" style:text-underline-width="auto" style:text-underline-color="font-color" fo:font-weight="bold" officeooo:paragraph-rsid="0011d4f7" style:font-size-asian="11pt" style:font-size-complex="11pt"/>
    </style:style>
    <style:style style:name="P106" style:family="paragraph" style:parent-style-name="Text_20_body">
      <style:paragraph-properties fo:text-align="justify" style:justify-single-word="false"/>
      <style:text-properties fo:font-size="11pt" fo:font-weight="bold" officeooo:paragraph-rsid="0011d4f7" style:font-size-asian="11pt" style:font-size-complex="11pt"/>
    </style:style>
    <style:style style:name="P107" style:family="paragraph" style:parent-style-name="Text_20_body">
      <style:paragraph-properties fo:text-align="start" style:justify-single-word="false"/>
      <style:text-properties fo:font-size="11pt" fo:font-weight="bold" officeooo:paragraph-rsid="0011d4f7" style:font-size-asian="11pt" style:font-size-complex="11pt"/>
    </style:style>
    <style:style style:name="P108" style:family="paragraph" style:parent-style-name="Text_20_body" style:list-style-name="L11">
      <style:text-properties fo:font-size="11pt" fo:font-weight="bold" officeooo:paragraph-rsid="0011d4f7" style:font-size-asian="11pt" style:font-size-complex="11pt"/>
    </style:style>
    <style:style style:name="P109" style:family="paragraph" style:parent-style-name="Text_20_body">
      <style:text-properties fo:font-size="11pt" fo:font-weight="bold" officeooo:paragraph-rsid="0011d4f7" style:font-size-asian="11pt" style:font-size-complex="11pt"/>
    </style:style>
    <style:style style:name="P110" style:family="paragraph" style:parent-style-name="Text_20_body" style:list-style-name="L14">
      <style:paragraph-properties fo:text-align="justify" style:justify-single-word="false"/>
      <style:text-properties fo:font-size="11pt" fo:font-style="italic" fo:font-weight="normal" officeooo:paragraph-rsid="0011d4f7" style:font-size-asian="11pt" style:font-size-complex="11pt"/>
    </style:style>
    <style:style style:name="P111" style:family="paragraph" style:parent-style-name="Text_20_body">
      <style:paragraph-properties fo:text-align="justify" style:justify-single-word="false"/>
      <style:text-properties fo:font-size="11pt" fo:font-style="italic" fo:font-weight="normal" officeooo:paragraph-rsid="0011d4f7" style:font-size-asian="11pt" style:font-size-complex="11pt"/>
    </style:style>
    <style:style style:name="P112" style:family="paragraph" style:parent-style-name="Text_20_body">
      <style:text-properties fo:font-size="11pt" fo:font-style="italic" fo:font-weight="normal" officeooo:rsid="00d204a4" officeooo:paragraph-rsid="0011d4f7" style:font-size-asian="11pt" style:font-size-complex="11pt"/>
    </style:style>
    <style:style style:name="P113" style:family="paragraph" style:parent-style-name="Text_20_body">
      <style:text-properties fo:font-size="11pt" fo:font-style="italic" fo:font-weight="normal" officeooo:rsid="00f3df18" officeooo:paragraph-rsid="0011d4f7" style:font-size-asian="11pt" style:font-size-complex="11pt"/>
    </style:style>
    <style:style style:name="P114" style:family="paragraph" style:parent-style-name="Text_20_body" style:list-style-name="L14">
      <style:paragraph-properties fo:text-align="start" style:justify-single-word="false"/>
      <style:text-properties fo:font-size="11pt" fo:font-style="italic" fo:font-weight="normal" officeooo:paragraph-rsid="0011d4f7" style:font-size-asian="11pt" style:font-size-complex="11pt"/>
    </style:style>
    <style:style style:name="P115" style:family="paragraph" style:parent-style-name="Text_20_body" style:list-style-name="L11">
      <style:text-properties fo:font-size="11pt" fo:font-style="italic" fo:font-weight="normal" officeooo:paragraph-rsid="0011d4f7" style:font-size-asian="11pt" style:font-size-complex="11pt"/>
    </style:style>
    <style:style style:name="P116" style:family="paragraph" style:parent-style-name="Text_20_body">
      <style:text-properties fo:font-size="11pt" fo:font-style="italic" fo:font-weight="normal" officeooo:paragraph-rsid="0011d4f7" style:font-size-asian="11pt" style:font-size-complex="11pt"/>
    </style:style>
    <style:style style:name="P117" style:family="paragraph" style:parent-style-name="Text_20_body">
      <style:paragraph-properties fo:text-align="justify" style:justify-single-word="false"/>
      <style:text-properties fo:font-size="11pt" fo:font-style="italic" fo:font-weight="normal" officeooo:paragraph-rsid="0011d4f7" style:font-size-asian="11pt" style:font-style-asian="italic" style:font-weight-asian="normal" style:font-size-complex="11pt" style:font-style-complex="italic" style:font-weight-complex="normal"/>
    </style:style>
    <style:style style:name="P118" style:family="paragraph" style:parent-style-name="Text_20_body">
      <style:paragraph-properties fo:line-height="150%" fo:text-align="justify" style:justify-single-word="false"/>
      <style:text-properties fo:font-size="11pt" fo:font-style="italic" fo:font-weight="normal" officeooo:paragraph-rsid="0011d4f7" style:font-size-asian="11pt" style:font-style-asian="italic" style:font-weight-asian="normal" style:font-size-complex="11pt" style:font-style-complex="italic" style:font-weight-complex="normal"/>
    </style:style>
    <style:style style:name="P119" style:family="paragraph" style:parent-style-name="Text_20_body">
      <style:text-properties fo:font-size="11pt" fo:font-style="italic" fo:font-weight="normal" officeooo:paragraph-rsid="0011d4f7" style:font-size-asian="11pt" style:font-style-asian="italic" style:font-weight-asian="normal" style:font-size-complex="11pt" style:font-style-complex="italic" style:font-weight-complex="normal"/>
    </style:style>
    <style:style style:name="P120" style:family="paragraph" style:parent-style-name="Text_20_body">
      <style:text-properties fo:font-size="11pt" fo:font-style="italic" fo:font-weight="normal" officeooo:paragraph-rsid="0011d4f7" style:font-size-asian="11pt" style:font-style-asian="italic" style:font-size-complex="11pt" style:font-style-complex="italic"/>
    </style:style>
    <style:style style:name="P121" style:family="paragraph" style:parent-style-name="Text_20_body">
      <style:text-properties fo:font-size="11pt" fo:font-style="italic" fo:font-weight="normal" officeooo:paragraph-rsid="0011d4f7" style:font-size-asian="11pt" style:font-weight-asian="normal" style:font-size-complex="11pt" style:font-weight-complex="normal"/>
    </style:style>
    <style:style style:name="P122" style:family="paragraph" style:parent-style-name="Text_20_body">
      <style:paragraph-properties fo:text-align="justify" style:justify-single-word="false"/>
      <style:text-properties fo:font-size="11pt" fo:font-style="italic" fo:font-weight="bold" officeooo:paragraph-rsid="0011d4f7" style:font-size-asian="11pt" style:font-size-complex="11pt"/>
    </style:style>
    <style:style style:name="P123" style:family="paragraph" style:parent-style-name="Text_20_body">
      <style:paragraph-properties fo:text-align="start" style:justify-single-word="false"/>
      <style:text-properties fo:font-size="11pt" fo:font-style="italic" fo:font-weight="bold" officeooo:paragraph-rsid="0011d4f7" style:font-size-asian="11pt" style:font-size-complex="11pt"/>
    </style:style>
    <style:style style:name="P124" style:family="paragraph" style:parent-style-name="Text_20_body">
      <style:text-properties fo:font-size="11pt" fo:font-style="italic" fo:font-weight="bold" officeooo:paragraph-rsid="0011d4f7" style:font-size-asian="11pt" style:font-weight-asian="bold" style:font-size-complex="11pt" style:font-weight-complex="bold"/>
    </style:style>
    <style:style style:name="P125" style:family="paragraph" style:parent-style-name="Text_20_body">
      <style:text-properties fo:font-size="11pt" fo:font-style="italic" officeooo:paragraph-rsid="0011d4f7" style:font-size-asian="11pt" style:font-size-complex="11pt"/>
    </style:style>
    <style:style style:name="P126" style:family="paragraph" style:parent-style-name="Text_20_body">
      <style:text-properties fo:font-size="11pt" fo:font-style="italic" style:text-underline-style="solid" style:text-underline-width="auto" style:text-underline-color="font-color" fo:font-weight="normal" officeooo:paragraph-rsid="0011d4f7" style:font-size-asian="11pt" style:font-style-asian="italic" style:font-weight-asian="normal" style:font-size-complex="11pt" style:font-style-complex="italic" style:font-weight-complex="normal"/>
    </style:style>
    <style:style style:name="P127" style:family="paragraph" style:parent-style-name="Text_20_body">
      <style:paragraph-properties fo:line-height="150%" fo:text-align="justify" style:justify-single-word="false"/>
      <style:text-properties fo:font-size="11pt" fo:font-weight="normal" officeooo:paragraph-rsid="0011d4f7" style:font-size-asian="11pt" style:font-weight-asian="normal" style:font-size-complex="11pt" style:font-weight-complex="normal"/>
    </style:style>
    <style:style style:name="P128" style:family="paragraph" style:parent-style-name="Text_20_body">
      <style:text-properties fo:font-size="11pt" fo:font-weight="normal" officeooo:paragraph-rsid="0011d4f7" style:font-size-asian="11pt" style:font-weight-asian="normal" style:font-size-complex="11pt" style:font-weight-complex="normal"/>
    </style:style>
    <style:style style:name="P129" style:family="paragraph" style:parent-style-name="Text_20_body">
      <style:paragraph-properties fo:text-align="justify" style:justify-single-word="false"/>
      <style:text-properties fo:font-size="11pt" fo:font-weight="normal" officeooo:paragraph-rsid="0011d4f7" style:font-size-asian="11pt" style:font-size-complex="11pt"/>
    </style:style>
    <style:style style:name="P130" style:family="paragraph" style:parent-style-name="Text_20_body" style:list-style-name="L14">
      <style:paragraph-properties fo:text-align="start" style:justify-single-word="false"/>
      <style:text-properties fo:font-size="11pt" fo:font-weight="normal" officeooo:paragraph-rsid="0011d4f7" style:font-size-asian="11pt" style:font-size-complex="11pt"/>
    </style:style>
    <style:style style:name="P131" style:family="paragraph" style:parent-style-name="Text_20_body" style:list-style-name="L15">
      <style:paragraph-properties fo:text-align="start" style:justify-single-word="false"/>
      <style:text-properties fo:font-size="11pt" fo:font-weight="normal" officeooo:paragraph-rsid="0011d4f7" style:font-size-asian="11pt" style:font-size-complex="11pt"/>
    </style:style>
    <style:style style:name="P132" style:family="paragraph" style:parent-style-name="Text_20_body">
      <style:paragraph-properties fo:text-align="start" style:justify-single-word="false"/>
      <style:text-properties fo:font-size="11pt" fo:font-weight="normal" officeooo:paragraph-rsid="0011d4f7" style:font-size-asian="11pt" style:font-size-complex="11pt"/>
    </style:style>
    <style:style style:name="P133" style:family="paragraph" style:parent-style-name="Text_20_body">
      <style:text-properties fo:font-size="11pt" fo:font-weight="normal" officeooo:paragraph-rsid="0011d4f7" style:font-size-asian="11pt" style:font-size-complex="11pt"/>
    </style:style>
    <style:style style:name="P134" style:family="paragraph" style:parent-style-name="Text_20_body">
      <style:paragraph-properties fo:text-align="justify" style:justify-single-word="false"/>
      <style:text-properties fo:font-size="11pt" fo:font-style="normal" fo:font-weight="bold" officeooo:paragraph-rsid="0011d4f7" style:font-size-asian="11pt" style:font-style-asian="normal" style:font-size-complex="11pt" style:font-style-complex="normal"/>
    </style:style>
    <style:style style:name="P135" style:family="paragraph" style:parent-style-name="Text_20_body">
      <style:text-properties fo:font-size="11pt" fo:font-style="normal" fo:font-weight="bold" officeooo:paragraph-rsid="0011d4f7" style:font-size-asian="11pt" style:font-style-asian="normal" style:font-weight-asian="bold" style:font-size-complex="11pt" style:font-style-complex="normal" style:font-weight-complex="bold"/>
    </style:style>
    <style:style style:name="P136" style:family="paragraph" style:parent-style-name="Text_20_body">
      <style:text-properties fo:font-size="12pt" fo:font-weight="normal" officeooo:paragraph-rsid="0011d4f7" style:font-size-asian="12pt" style:font-size-complex="12pt"/>
    </style:style>
    <style:style style:name="P137" style:family="paragraph" style:parent-style-name="Text_20_body">
      <style:paragraph-properties fo:line-height="150%"/>
      <style:text-properties style:font-name="Times New Roman" officeooo:rsid="00391a3d" officeooo:paragraph-rsid="0011d4f7"/>
    </style:style>
    <style:style style:name="P138" style:family="paragraph" style:parent-style-name="Text_20_body">
      <style:paragraph-properties fo:line-height="150%"/>
      <style:text-properties style:font-name="Times New Roman" fo:font-style="italic" style:text-underline-style="solid" style:text-underline-width="auto" style:text-underline-color="font-color" officeooo:paragraph-rsid="0011d4f7" style:font-style-asian="italic" style:font-style-complex="italic"/>
    </style:style>
    <style:style style:name="P139" style:family="paragraph" style:parent-style-name="Text_20_body">
      <style:paragraph-properties fo:line-height="150%"/>
      <style:text-properties style:font-name="Times New Roman" fo:font-style="italic" officeooo:paragraph-rsid="0011d4f7" style:font-style-asian="italic" style:font-style-complex="italic"/>
    </style:style>
    <style:style style:name="P140" style:family="paragraph" style:parent-style-name="Text_20_body">
      <style:paragraph-properties fo:line-height="150%"/>
      <style:text-properties style:font-name="Times New Roman" fo:font-style="italic" officeooo:rsid="0109b4e5" officeooo:paragraph-rsid="0011d4f7" style:font-style-asian="italic" style:font-style-complex="italic"/>
    </style:style>
    <style:style style:name="P141" style:family="paragraph" style:parent-style-name="Text_20_body">
      <style:paragraph-properties fo:line-height="150%"/>
      <style:text-properties style:font-name="Times New Roman" fo:font-style="italic" style:text-underline-style="none" officeooo:paragraph-rsid="0011d4f7" style:font-style-asian="italic" style:font-style-complex="italic"/>
    </style:style>
    <style:style style:name="P142" style:family="paragraph" style:parent-style-name="Text_20_body">
      <style:paragraph-properties fo:line-height="150%"/>
      <style:text-properties style:font-name="Times New Roman" fo:font-style="italic" style:text-underline-style="none" officeooo:rsid="0109b4e5" officeooo:paragraph-rsid="0011d4f7" style:font-style-asian="italic" style:font-style-complex="italic"/>
    </style:style>
    <style:style style:name="P143" style:family="paragraph" style:parent-style-name="Text_20_body">
      <style:paragraph-properties fo:line-height="150%"/>
      <style:text-properties style:font-name="Times New Roman" fo:font-style="normal" style:text-underline-style="none" officeooo:rsid="0109b4e5" officeooo:paragraph-rsid="0011d4f7" style:font-style-asian="normal" style:font-style-complex="normal"/>
    </style:style>
    <style:style style:name="P144" style:family="paragraph" style:parent-style-name="Text_20_body">
      <style:paragraph-properties fo:line-height="150%"/>
      <style:text-properties style:font-name="Times New Roman" fo:font-style="normal" officeooo:rsid="010a6a66" officeooo:paragraph-rsid="0011d4f7" style:font-style-asian="normal" style:font-style-complex="normal"/>
    </style:style>
    <style:style style:name="P145" style:family="paragraph" style:parent-style-name="Text_20_body">
      <style:paragraph-properties fo:line-height="150%"/>
      <style:text-properties style:font-name="Times New Roman" fo:font-size="12pt" fo:font-weight="bold" officeooo:paragraph-rsid="0011d4f7" style:font-size-asian="12pt" style:font-weight-asian="bold" style:font-size-complex="12pt" style:font-weight-complex="bold"/>
    </style:style>
    <style:style style:name="P146" style:family="paragraph" style:parent-style-name="Text_20_body">
      <style:paragraph-properties fo:line-height="150%"/>
      <style:text-properties style:font-name="Times New Roman" fo:font-size="12pt" fo:font-style="normal" fo:font-weight="normal" officeooo:rsid="010adec1" officeooo:paragraph-rsid="0011d4f7" style:font-size-asian="10.5pt" style:font-style-asian="normal" style:font-weight-asian="normal" style:font-size-complex="12pt" style:font-style-complex="normal" style:font-weight-complex="normal"/>
    </style:style>
    <style:style style:name="P147" style:family="paragraph" style:parent-style-name="Text_20_body">
      <style:paragraph-properties fo:line-height="150%" fo:text-align="justify" style:justify-single-word="false"/>
      <style:text-properties style:font-name="Times New Roman" officeooo:paragraph-rsid="0011d4f7"/>
    </style:style>
    <style:style style:name="P148" style:family="paragraph" style:parent-style-name="Text_20_body">
      <style:paragraph-properties fo:line-height="150%"/>
      <style:text-properties style:font-name="Times New Roman" officeooo:paragraph-rsid="0011d4f7"/>
    </style:style>
    <style:style style:name="P149" style:family="paragraph" style:parent-style-name="Text_20_body">
      <style:paragraph-properties fo:line-height="150%"/>
      <style:text-properties style:font-name="Times New Roman" fo:font-size="11pt" officeooo:paragraph-rsid="0011d4f7" style:font-size-asian="11pt" style:font-size-complex="11pt"/>
    </style:style>
    <style:style style:name="P150" style:family="paragraph" style:parent-style-name="Text_20_body">
      <style:paragraph-properties fo:line-height="150%"/>
      <style:text-properties style:font-name="Times New Roman" fo:font-size="11pt" fo:font-style="normal" fo:font-weight="normal" officeooo:rsid="00f58511" officeooo:paragraph-rsid="0011d4f7" style:font-size-asian="11pt" style:font-style-asian="normal" style:font-weight-asian="normal" style:font-size-complex="11pt" style:font-style-complex="normal" style:font-weight-complex="normal"/>
    </style:style>
    <style:style style:name="P151" style:family="paragraph" style:parent-style-name="Text_20_body">
      <style:text-properties style:font-name="Times New Roman" fo:font-size="10pt" officeooo:paragraph-rsid="0011d4f7" style:font-size-asian="10pt" style:font-size-complex="10pt"/>
    </style:style>
    <style:style style:name="P152" style:family="paragraph" style:parent-style-name="Text_20_body">
      <style:text-properties officeooo:paragraph-rsid="0011d4f7"/>
    </style:style>
    <style:style style:name="P153" style:family="paragraph" style:parent-style-name="Text_20_body">
      <style:paragraph-properties fo:margin-top="0in" fo:margin-bottom="0.0201in" fo:line-height="150%" fo:text-align="justify" style:justify-single-word="false"/>
      <style:text-properties style:use-window-font-color="true" fo:font-size="14pt" fo:font-style="normal" fo:font-weight="bold" officeooo:paragraph-rsid="0011d4f7"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54" style:family="paragraph" style:parent-style-name="Text_20_body">
      <style:paragraph-properties fo:margin-top="0in" fo:margin-bottom="0.0201in" fo:line-height="150%" fo:text-align="justify" style:justify-single-word="false"/>
      <style:text-properties style:use-window-font-color="true" fo:font-size="11pt" fo:font-style="normal" style:text-underline-style="none" fo:font-weight="normal" officeooo:paragraph-rsid="0011d4f7"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55" style:family="paragraph" style:parent-style-name="Text_20_body">
      <style:paragraph-properties fo:margin-left="0in" fo:margin-right="0in" fo:text-align="justify" style:justify-single-word="false" fo:text-indent="0in" style:auto-text-indent="false"/>
      <style:text-properties officeooo:paragraph-rsid="0011d4f7"/>
    </style:style>
    <style:style style:name="P156" style:family="paragraph" style:parent-style-name="Text_20_body">
      <style:paragraph-properties fo:margin-left="0in" fo:margin-right="0in" fo:text-align="justify" style:justify-single-word="false" fo:text-indent="0in" style:auto-text-indent="false"/>
      <style:text-properties fo:font-size="11pt" fo:font-style="italic" fo:font-weight="normal" officeooo:paragraph-rsid="0011d4f7" style:font-size-asian="11pt" style:font-size-complex="11pt"/>
    </style:style>
    <style:style style:name="P157" style:family="paragraph" style:parent-style-name="Text_20_body">
      <style:paragraph-properties fo:margin-top="0in" fo:margin-bottom="0in" fo:text-align="justify" style:justify-single-word="false"/>
      <style:text-properties fo:font-size="11pt" fo:font-style="italic" fo:font-weight="bold" officeooo:paragraph-rsid="0011d4f7" style:font-size-asian="11pt" style:font-size-complex="11pt"/>
    </style:style>
    <style:style style:name="P158" style:family="paragraph" style:parent-style-name="Text_20_body" style:list-style-name="L16">
      <style:paragraph-properties fo:margin-top="0in" fo:margin-bottom="0in" fo:text-align="justify" style:justify-single-word="false"/>
      <style:text-properties fo:font-size="11pt" fo:font-style="italic" fo:font-weight="normal" officeooo:paragraph-rsid="0011d4f7" style:font-size-asian="11pt" style:font-style-asian="italic" style:font-size-complex="11pt" style:font-style-complex="italic"/>
    </style:style>
    <style:style style:name="P159" style:family="paragraph" style:parent-style-name="Text_20_body" style:list-style-name="L17">
      <style:paragraph-properties fo:margin-top="0in" fo:margin-bottom="0in" fo:text-align="justify" style:justify-single-word="false"/>
      <style:text-properties fo:font-size="11pt" fo:font-style="italic" fo:font-weight="normal" officeooo:paragraph-rsid="0011d4f7" style:font-size-asian="11pt" style:font-style-asian="italic" style:font-size-complex="11pt" style:font-style-complex="italic"/>
    </style:style>
    <style:style style:name="P160" style:family="paragraph" style:parent-style-name="Text_20_body" style:list-style-name="L15">
      <style:paragraph-properties fo:margin-top="0in" fo:margin-bottom="0in" fo:text-align="start" style:justify-single-word="false"/>
      <style:text-properties fo:font-size="11pt" fo:font-weight="normal" officeooo:paragraph-rsid="0011d4f7" style:font-size-asian="11pt" style:font-size-complex="11pt"/>
    </style:style>
    <style:style style:name="P161" style:family="paragraph" style:parent-style-name="Text_20_body" style:list-style-name="L15">
      <style:paragraph-properties fo:margin-top="0in" fo:margin-bottom="0in" fo:text-align="justify" style:justify-single-word="false"/>
      <style:text-properties fo:font-size="11pt" fo:font-weight="normal" officeooo:paragraph-rsid="0011d4f7" style:font-size-asian="11pt" style:font-size-complex="11pt"/>
    </style:style>
    <style:style style:name="P162" style:family="paragraph" style:parent-style-name="Text_20_body" style:list-style-name="L16">
      <style:paragraph-properties fo:margin-top="0in" fo:margin-bottom="0in" fo:text-align="justify" style:justify-single-word="false"/>
      <style:text-properties fo:font-size="11pt" fo:font-weight="normal" officeooo:paragraph-rsid="0011d4f7" style:font-size-asian="11pt" style:font-size-complex="11pt"/>
    </style:style>
    <style:style style:name="P163" style:family="paragraph" style:parent-style-name="Text_20_body" style:list-style-name="L17">
      <style:paragraph-properties fo:margin-top="0in" fo:margin-bottom="0in" fo:text-align="justify" style:justify-single-word="false"/>
      <style:text-properties fo:font-size="11pt" fo:font-weight="normal" officeooo:paragraph-rsid="0011d4f7" style:font-size-asian="11pt" style:font-size-complex="11pt"/>
    </style:style>
    <style:style style:name="P164" style:family="paragraph" style:parent-style-name="Text_20_body" style:list-style-name="L15">
      <style:paragraph-properties fo:margin-top="0in" fo:margin-bottom="0in" fo:text-align="justify" style:justify-single-word="false"/>
      <style:text-properties fo:font-size="11pt" officeooo:paragraph-rsid="0011d4f7" style:font-size-asian="11pt" style:font-size-complex="11pt"/>
    </style:style>
    <style:style style:name="P165" style:family="paragraph" style:parent-style-name="Text_20_body">
      <style:paragraph-properties fo:margin-top="0in" fo:margin-bottom="0in" fo:text-align="justify" style:justify-single-word="false"/>
      <style:text-properties fo:font-size="11pt" officeooo:paragraph-rsid="0011d4f7" style:font-size-asian="11pt" style:font-size-complex="11pt"/>
    </style:style>
    <style:style style:name="P166" style:family="paragraph" style:parent-style-name="Text_20_body" style:list-style-name="L15">
      <style:paragraph-properties fo:margin-top="0in" fo:margin-bottom="0in" fo:text-align="justify" style:justify-single-word="false"/>
      <style:text-properties fo:font-size="11pt" fo:font-weight="bold" officeooo:paragraph-rsid="0011d4f7" style:font-size-asian="11pt" style:font-size-complex="11pt"/>
    </style:style>
    <style:style style:name="P167" style:family="paragraph" style:parent-style-name="Text_20_body" style:list-style-name="L16">
      <style:paragraph-properties fo:margin-top="0in" fo:margin-bottom="0in" fo:text-align="justify" style:justify-single-word="false"/>
      <style:text-properties fo:font-size="11pt" fo:font-weight="bold" officeooo:paragraph-rsid="0011d4f7" style:font-size-asian="11pt" style:font-size-complex="11pt"/>
    </style:style>
    <style:style style:name="P168" style:family="paragraph" style:parent-style-name="Text_20_body" style:list-style-name="L17">
      <style:paragraph-properties fo:margin-top="0in" fo:margin-bottom="0in" fo:text-align="justify" style:justify-single-word="false"/>
      <style:text-properties fo:font-size="11pt" fo:font-weight="bold" officeooo:paragraph-rsid="0011d4f7" style:font-size-asian="11pt" style:font-size-complex="11pt"/>
    </style:style>
    <style:style style:name="P169" style:family="paragraph" style:parent-style-name="Text_20_body">
      <style:paragraph-properties fo:margin-top="0in" fo:margin-bottom="0in" fo:text-align="justify" style:justify-single-word="false"/>
      <style:text-properties fo:font-size="11pt" fo:font-weight="bold" officeooo:paragraph-rsid="0011d4f7" style:font-size-asian="11pt" style:font-size-complex="11pt"/>
    </style:style>
    <style:style style:name="P170" style:family="paragraph" style:parent-style-name="Text_20_body">
      <style:paragraph-properties fo:margin-top="0in" fo:margin-bottom="0in" fo:text-align="justify" style:justify-single-word="false"/>
      <style:text-properties fo:font-size="10pt" officeooo:paragraph-rsid="0011d4f7" style:font-size-asian="10pt" style:font-size-complex="10pt"/>
    </style:style>
    <style:style style:name="P171" style:family="paragraph" style:parent-style-name="Text_20_body" style:master-page-name="HTML">
      <style:paragraph-properties style:page-number="auto"/>
      <style:text-properties officeooo:paragraph-rsid="0011d4f7"/>
    </style:style>
    <style:style style:name="P172" style:family="paragraph" style:parent-style-name="Standard">
      <style:text-properties fo:font-weight="bold" officeooo:paragraph-rsid="0011d4f7" style:font-weight-asian="bold" style:font-weight-complex="bold"/>
    </style:style>
    <style:style style:name="P173" style:family="paragraph" style:parent-style-name="Standard">
      <style:text-properties officeooo:paragraph-rsid="0011d4f7"/>
    </style:style>
    <style:style style:name="P174" style:family="paragraph" style:parent-style-name="Standard">
      <style:paragraph-properties fo:margin-top="0in" fo:margin-bottom="0.0201in" fo:line-height="150%" fo:text-align="justify" style:justify-single-word="false"/>
      <style:text-properties fo:font-size="10pt" officeooo:rsid="00217fac" officeooo:paragraph-rsid="0011d4f7" style:font-size-asian="10pt" style:font-size-complex="10pt"/>
    </style:style>
    <style:style style:name="P175" style:family="paragraph" style:parent-style-name="Standard">
      <style:paragraph-properties fo:margin-top="0in" fo:margin-bottom="0.0201in" fo:line-height="150%" fo:text-align="justify" style:justify-single-word="false"/>
      <style:text-properties style:use-window-font-color="true" fo:font-size="14pt" fo:font-style="normal" fo:font-weight="bold" officeooo:paragraph-rsid="0011d4f7"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76" style:family="paragraph" style:parent-style-name="Standard">
      <style:paragraph-properties fo:margin-top="0in" fo:margin-bottom="0.0201in" fo:line-height="150%" fo:text-align="justify" style:justify-single-word="false"/>
      <style:text-properties style:use-window-font-color="true" fo:font-size="11pt" fo:font-style="normal" fo:font-weight="bold" officeooo:paragraph-rsid="0011d4f7"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177" style:family="paragraph" style:parent-style-name="Standard">
      <style:paragraph-properties fo:margin-top="0in" fo:margin-bottom="0.0201in" fo:line-height="150%" fo:text-align="justify" style:justify-single-word="false"/>
      <style:text-properties style:use-window-font-color="true" fo:font-size="11pt" fo:font-style="normal" fo:font-weight="normal" officeooo:paragraph-rsid="0011d4f7"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78" style:family="paragraph" style:parent-style-name="Standard">
      <style:paragraph-properties fo:margin-top="0in" fo:margin-bottom="0.0201in" fo:line-height="150%" fo:text-align="justify" style:justify-single-word="false"/>
      <style:text-properties style:use-window-font-color="true" fo:font-size="11pt" fo:font-style="normal" style:text-underline-style="none" fo:font-weight="normal" officeooo:paragraph-rsid="0011d4f7"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79" style:family="paragraph" style:parent-style-name="Standard">
      <style:paragraph-properties fo:margin-top="0in" fo:margin-bottom="0.0201in" fo:line-height="150%" fo:text-align="justify" style:justify-single-word="false"/>
      <style:text-properties style:use-window-font-color="true" fo:font-size="11pt" fo:font-style="italic" fo:font-weight="normal" officeooo:paragraph-rsid="0011d4f7"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180" style:family="paragraph" style:parent-style-name="Standard">
      <style:paragraph-properties fo:margin-top="0in" fo:margin-bottom="0.0201in" fo:line-height="150%" fo:text-align="justify" style:justify-single-word="false"/>
      <style:text-properties style:use-window-font-color="true" fo:font-size="11pt" fo:font-style="italic" fo:font-weight="normal" officeooo:rsid="00f1310a" officeooo:paragraph-rsid="0011d4f7"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181" style:family="paragraph" style:parent-style-name="Standard">
      <style:paragraph-properties fo:margin-top="0in" fo:margin-bottom="0.0201in" fo:line-height="150%" fo:text-align="justify" style:justify-single-word="false"/>
      <style:text-properties style:use-window-font-color="true" fo:font-size="11pt" fo:font-style="italic" fo:font-weight="bold" officeooo:paragraph-rsid="0011d4f7"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182" style:family="paragraph" style:parent-style-name="Standard">
      <style:paragraph-properties fo:margin-top="0in" fo:margin-bottom="0.0201in" fo:line-height="150%" fo:text-align="justify" style:justify-single-word="false"/>
      <style:text-properties style:use-window-font-color="true" fo:font-size="11pt" fo:font-style="italic" style:text-underline-style="none" fo:font-weight="normal" officeooo:paragraph-rsid="0011d4f7"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183" style:family="paragraph" style:parent-style-name="Standard">
      <style:paragraph-properties fo:margin-top="0in" fo:margin-bottom="0.0201in" fo:line-height="150%" fo:text-align="justify" style:justify-single-word="false"/>
      <style:text-properties style:use-window-font-color="true" fo:font-size="15pt" fo:font-style="normal" style:text-underline-style="none" fo:font-weight="bold" officeooo:paragraph-rsid="0011d4f7"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184" style:family="paragraph" style:parent-style-name="Preformatted_20_Text">
      <style:text-properties officeooo:paragraph-rsid="0011d4f7"/>
    </style:style>
    <style:style style:name="P185" style:family="paragraph" style:parent-style-name="Footer">
      <style:paragraph-properties fo:text-align="center" style:justify-single-word="false"/>
    </style:style>
    <style:style style:name="P186" style:family="paragraph" style:parent-style-name="Heading_20_2">
      <style:text-properties officeooo:rsid="0037d16e" officeooo:paragraph-rsid="0011d4f7"/>
    </style:style>
    <style:style style:name="P187" style:family="paragraph" style:parent-style-name="Heading_20_2">
      <style:paragraph-properties fo:text-align="justify" style:justify-single-word="false"/>
      <style:text-properties officeooo:rsid="001ed20d" officeooo:paragraph-rsid="0011d4f7"/>
    </style:style>
    <style:style style:name="P188" style:family="paragraph" style:parent-style-name="Heading_20_2">
      <style:text-properties officeooo:rsid="00217fac" officeooo:paragraph-rsid="0011d4f7"/>
    </style:style>
    <style:style style:name="P189" style:family="paragraph" style:parent-style-name="Heading_20_2">
      <style:paragraph-properties fo:text-align="justify" style:justify-single-word="false"/>
      <style:text-properties officeooo:paragraph-rsid="0011d4f7"/>
    </style:style>
    <style:style style:name="P190" style:family="paragraph" style:parent-style-name="Heading_20_2">
      <style:text-properties style:use-window-font-color="true" fo:font-size="11pt" fo:font-style="normal" style:text-underline-style="none" fo:font-weight="normal" officeooo:paragraph-rsid="0011d4f7"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91" style:family="paragraph" style:parent-style-name="Heading_20_2">
      <style:text-properties style:use-window-font-color="true" style:font-name="Times New Roman" fo:font-size="12pt" fo:font-style="normal" fo:font-weight="normal" officeooo:paragraph-rsid="0011d4f7" style:letter-kerning="true" style:font-name-asian="DejaVu Sans1"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192" style:family="paragraph" style:parent-style-name="Heading_20_2">
      <style:text-properties officeooo:rsid="003b4536" officeooo:paragraph-rsid="0011d4f7"/>
    </style:style>
    <style:style style:name="P193" style:family="paragraph" style:parent-style-name="Heading_20_2">
      <style:text-properties fo:font-style="normal" fo:font-weight="bold" officeooo:rsid="00f58511" officeooo:paragraph-rsid="0011d4f7" style:font-style-asian="normal" style:font-weight-asian="bold" style:font-style-complex="normal" style:font-weight-complex="bold"/>
    </style:style>
    <style:style style:name="P194" style:family="paragraph" style:parent-style-name="Heading_20_2">
      <style:text-properties officeooo:paragraph-rsid="0011d4f7"/>
    </style:style>
    <style:style style:name="P195" style:family="paragraph" style:parent-style-name="Heading_20_1">
      <style:text-properties style:use-window-font-color="true" fo:font-size="10pt" fo:language="en" fo:country="US" fo:font-style="normal" style:text-underline-style="none" fo:font-weight="bold" officeooo:paragraph-rsid="0011d4f7"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T1" style:family="text">
      <style:text-properties officeooo:rsid="0011d4f7"/>
    </style:style>
    <style:style style:name="T2" style:family="text">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T3" style:family="text">
      <style:text-properties fo:font-variant="normal" fo:text-transform="none" fo:font-style="normal"/>
    </style:style>
    <style:style style:name="T4" style:family="text">
      <style:text-properties fo:font-variant="normal" fo:text-transform="none" fo:font-style="normal" fo:font-weight="bold"/>
    </style:style>
    <style:style style:name="T5" style:family="text">
      <style:text-properties officeooo:rsid="001ed20d"/>
    </style:style>
    <style:style style:name="T6" style:family="text">
      <style:text-properties officeooo:rsid="00207ed4"/>
    </style:style>
    <style:style style:name="T7" style:family="text">
      <style:text-properties style:text-underline-style="solid" style:text-underline-width="auto" style:text-underline-color="font-color" officeooo:rsid="001ed20d"/>
    </style:style>
    <style:style style:name="T8" style:family="text">
      <style:text-properties style:text-underline-style="solid" style:text-underline-width="auto" style:text-underline-color="font-color" officeooo:rsid="00bdf7da"/>
    </style:style>
    <style:style style:name="T9" style:family="text">
      <style:text-properties style:text-underline-style="solid" style:text-underline-width="auto" style:text-underline-color="font-color" officeooo:rsid="0025e4a7"/>
    </style:style>
    <style:style style:name="T10" style:family="text">
      <style:text-properties fo:font-style="normal" style:text-underline-style="solid" style:text-underline-width="auto" style:text-underline-color="font-color" officeooo:rsid="001ed20d" style:font-style-asian="normal" style:font-style-complex="normal"/>
    </style:style>
    <style:style style:name="T11" style:family="text">
      <style:text-properties fo:font-style="normal" officeooo:rsid="001ed20d" style:font-style-asian="normal" style:font-style-complex="normal"/>
    </style:style>
    <style:style style:name="T12" style:family="text">
      <style:text-properties fo:font-style="normal" officeooo:rsid="00207ed4" style:font-style-asian="normal" style:font-style-complex="normal"/>
    </style:style>
    <style:style style:name="T13" style:family="text">
      <style:text-properties fo:font-style="normal" officeooo:rsid="002174a5" style:font-style-asian="normal" style:font-style-complex="normal"/>
    </style:style>
    <style:style style:name="T14" style:family="text">
      <style:text-properties fo:font-style="normal" officeooo:rsid="002cf1a9" style:font-style-asian="normal" style:font-style-complex="normal"/>
    </style:style>
    <style:style style:name="T15" style:family="text">
      <style:text-properties fo:font-style="normal" officeooo:rsid="00bdf7da" style:font-style-asian="normal" style:font-style-complex="normal"/>
    </style:style>
    <style:style style:name="T16" style:family="text">
      <style:text-properties fo:font-style="normal" officeooo:rsid="0022f85f" style:font-style-asian="normal" style:font-style-complex="normal"/>
    </style:style>
    <style:style style:name="T17" style:family="text">
      <style:text-properties fo:font-style="normal" officeooo:rsid="0023fc5e" style:font-style-asian="normal" style:font-style-complex="normal"/>
    </style:style>
    <style:style style:name="T18" style:family="text">
      <style:text-properties fo:font-style="normal" officeooo:rsid="0025e4a7" style:font-style-asian="normal" style:font-style-complex="normal"/>
    </style:style>
    <style:style style:name="T19" style:family="text">
      <style:text-properties fo:font-style="normal" officeooo:rsid="0062c588" style:font-style-asian="normal" style:font-style-complex="normal"/>
    </style:style>
    <style:style style:name="T20" style:family="text">
      <style:text-properties fo:font-style="normal" officeooo:rsid="00f77f5a" style:font-style-asian="normal" style:font-style-complex="normal"/>
    </style:style>
    <style:style style:name="T21" style:family="text">
      <style:text-properties fo:font-style="normal" officeooo:rsid="00f79333" style:font-style-asian="normal" style:font-style-complex="normal"/>
    </style:style>
    <style:style style:name="T22" style:family="text">
      <style:text-properties fo:font-style="normal" officeooo:rsid="00f97d57" style:font-style-asian="normal" style:font-style-complex="normal"/>
    </style:style>
    <style:style style:name="T23" style:family="text">
      <style:text-properties fo:font-style="normal" officeooo:rsid="00fab121" style:font-style-asian="normal" style:font-style-complex="normal"/>
    </style:style>
    <style:style style:name="T24" style:family="text">
      <style:text-properties fo:font-style="normal" officeooo:rsid="00fefc5d" style:font-style-asian="normal" style:font-style-complex="normal"/>
    </style:style>
    <style:style style:name="T25" style:family="text">
      <style:text-properties fo:font-style="normal" fo:font-weight="bold" officeooo:rsid="00207ed4" style:font-style-asian="normal" style:font-weight-asian="bold" style:font-style-complex="normal" style:font-weight-complex="bold"/>
    </style:style>
    <style:style style:name="T26" style:family="text">
      <style:text-properties fo:font-style="normal" style:text-underline-style="none" officeooo:rsid="0025135d" style:font-style-asian="normal" style:font-style-complex="normal"/>
    </style:style>
    <style:style style:name="T27" style:family="text">
      <style:text-properties fo:font-style="normal" style:text-underline-style="none" officeooo:rsid="00be432c" style:font-style-asian="normal" style:font-style-complex="normal"/>
    </style:style>
    <style:style style:name="T28" style:family="text">
      <style:text-properties fo:font-style="normal" style:text-underline-style="none" officeooo:rsid="0025e4a7" style:font-style-asian="normal" style:font-style-complex="normal"/>
    </style:style>
    <style:style style:name="T29" style:family="text">
      <style:text-properties fo:font-style="normal" fo:font-weight="normal" officeooo:rsid="00f559c5" style:font-style-asian="normal" style:font-weight-asian="normal" style:font-style-complex="normal" style:font-weight-complex="normal"/>
    </style:style>
    <style:style style:name="T30" style:family="text">
      <style:text-properties officeooo:rsid="00bdf7da"/>
    </style:style>
    <style:style style:name="T31" style:family="text">
      <style:text-properties officeooo:rsid="002cf1a9"/>
    </style:style>
    <style:style style:name="T32" style:family="text">
      <style:text-properties officeooo:rsid="002174a5"/>
    </style:style>
    <style:style style:name="T33" style:family="text">
      <style:text-properties officeooo:rsid="0022f85f"/>
    </style:style>
    <style:style style:name="T34" style:family="text">
      <style:text-properties officeooo:rsid="0023fc5e"/>
    </style:style>
    <style:style style:name="T35" style:family="text">
      <style:text-properties officeooo:rsid="0025135d"/>
    </style:style>
    <style:style style:name="T36" style:family="text">
      <style:text-properties style:text-underline-style="none" officeooo:rsid="0025135d"/>
    </style:style>
    <style:style style:name="T37" style:family="text">
      <style:text-properties officeooo:rsid="0025e4a7"/>
    </style:style>
    <style:style style:name="T38" style:family="text">
      <style:text-properties style:font-name="Times New Roman"/>
    </style:style>
    <style:style style:name="T39" style:family="text">
      <style:text-properties style:font-name="Times New Roman" fo:font-size="11pt" style:font-size-asian="11pt" style:font-size-complex="11pt"/>
    </style:style>
    <style:style style:name="T40" style:family="text">
      <style:text-properties style:font-name="Times New Roman" fo:font-size="11pt" officeooo:rsid="00217fac" style:font-size-asian="11pt" style:font-size-complex="11pt"/>
    </style:style>
    <style:style style:name="T41" style:family="text">
      <style:text-properties style:font-name="Times New Roman" fo:font-size="11pt" officeooo:rsid="0040016e" style:font-size-asian="11pt" style:font-size-complex="11pt"/>
    </style:style>
    <style:style style:name="T42" style:family="text">
      <style:text-properties style:font-name="Times New Roman" fo:font-size="11pt" fo:font-style="italic" officeooo:rsid="00217fac" style:font-size-asian="11pt" style:font-size-complex="11pt"/>
    </style:style>
    <style:style style:name="T43" style:family="text">
      <style:text-properties style:font-name="Times New Roman" fo:font-size="11pt" fo:font-style="italic" officeooo:rsid="00be432c" style:font-size-asian="11pt" style:font-size-complex="11pt"/>
    </style:style>
    <style:style style:name="T44" style:family="text">
      <style:text-properties style:font-name="Times New Roman" officeooo:rsid="00391a3d"/>
    </style:style>
    <style:style style:name="T45" style:family="text">
      <style:text-properties style:font-name="Times New Roman" fo:font-style="italic"/>
    </style:style>
    <style:style style:name="T46" style:family="text">
      <style:text-properties style:font-name="Times New Roman" fo:font-style="italic" fo:font-weight="bold" style:font-weight-asian="bold" style:font-weight-complex="bold"/>
    </style:style>
    <style:style style:name="T47" style:family="text">
      <style:text-properties style:font-name="Times New Roman" fo:font-style="italic" fo:font-weight="bold" officeooo:rsid="003e922d" style:font-style-asian="italic" style:font-weight-asian="bold" style:font-style-complex="italic" style:font-weight-complex="bold"/>
    </style:style>
    <style:style style:name="T48" style:family="text">
      <style:text-properties style:font-name="Times New Roman" fo:font-style="italic" fo:font-weight="normal" officeooo:rsid="003e922d" style:font-style-asian="italic" style:font-weight-asian="normal" style:font-style-complex="italic" style:font-weight-complex="normal"/>
    </style:style>
    <style:style style:name="T49" style:family="text">
      <style:text-properties style:font-name="Times New Roman" officeooo:rsid="003b4536"/>
    </style:style>
    <style:style style:name="T50" style:family="text">
      <style:text-properties style:font-name="Times New Roman" officeooo:rsid="003ce66d"/>
    </style:style>
    <style:style style:name="T51" style:family="text">
      <style:text-properties style:font-name="Times New Roman" officeooo:rsid="003e922d"/>
    </style:style>
    <style:style style:name="T52" style:family="text">
      <style:text-properties style:font-name="Times New Roman" fo:font-weight="bold" officeooo:rsid="003e922d" style:font-weight-asian="bold" style:font-weight-complex="bold"/>
    </style:style>
    <style:style style:name="T53" style:family="text">
      <style:text-properties style:font-name="Times New Roman" fo:font-weight="normal" officeooo:rsid="003e922d" style:font-weight-asian="normal" style:font-weight-complex="normal"/>
    </style:style>
    <style:style style:name="T54" style:family="text">
      <style:text-properties officeooo:rsid="00be432c"/>
    </style:style>
    <style:style style:name="T55" style:family="text">
      <style:text-properties officeooo:rsid="00be4c7f"/>
    </style:style>
    <style:style style:name="T56" style:family="text">
      <style:text-properties officeooo:rsid="00bfbd04"/>
    </style:style>
    <style:style style:name="T57" style:family="text">
      <style:text-properties officeooo:rsid="00c16539"/>
    </style:style>
    <style:style style:name="T58" style:family="text">
      <style:text-properties style:text-line-through-style="none" style:text-underline-style="none" fo:font-weight="normal" style:text-blinking="false"/>
    </style:style>
    <style:style style:name="T59" style:family="text">
      <style:text-properties style:text-line-through-style="none" style:text-underline-style="none" fo:font-weight="normal" officeooo:rsid="00c203d5" style:text-blinking="false"/>
    </style:style>
    <style:style style:name="T60" style:family="text">
      <style:text-properties style:text-line-through-style="none" style:text-underline-style="none" fo:font-weight="normal" officeooo:rsid="00c171b2" style:text-blinking="false"/>
    </style:style>
    <style:style style:name="T61" style:family="text">
      <style:text-properties style:text-line-through-style="none" style:text-underline-style="none" fo:font-weight="normal" officeooo:rsid="001f3d14" style:text-blinking="false"/>
    </style:style>
    <style:style style:name="T62" style:family="text">
      <style:text-properties style:text-line-through-style="none" style:text-underline-style="none" fo:font-weight="bold" style:text-blinking="false"/>
    </style:style>
    <style:style style:name="T63" style:family="text">
      <style:text-properties style:text-line-through-style="none" style:text-underline-style="none" fo:font-weight="bold" officeooo:rsid="001f3d14" style:text-blinking="false"/>
    </style:style>
    <style:style style:name="T64" style:family="text">
      <style:text-properties style:text-line-through-style="none" style:text-underline-style="none" fo:font-weight="bold" officeooo:rsid="00c203d5" style:text-blinking="false"/>
    </style:style>
    <style:style style:name="T65" style:family="text">
      <style:text-properties officeooo:rsid="00c171b2"/>
    </style:style>
    <style:style style:name="T66" style:family="text">
      <style:text-properties fo:color="#000088"/>
    </style:style>
    <style:style style:name="T67" style:family="text">
      <style:text-properties fo:color="#000088" officeooo:rsid="01066980"/>
    </style:style>
    <style:style style:name="T68" style:family="text">
      <style:text-properties officeooo:rsid="01066980"/>
    </style:style>
    <style:style style:name="T69" style:family="text">
      <style:text-properties fo:color="#666600"/>
    </style:style>
    <style:style style:name="T70" style:family="text">
      <style:text-properties fo:color="#666600" officeooo:rsid="01066980"/>
    </style:style>
    <style:style style:name="T71" style:family="text">
      <style:text-properties fo:color="#666600" style:font-name="Monaco" fo:font-size="9pt" fo:font-style="normal" fo:font-weight="normal"/>
    </style:style>
    <style:style style:name="T72" style:family="text">
      <style:text-properties fo:color="#006666"/>
    </style:style>
    <style:style style:name="T73" style:family="text">
      <style:text-properties fo:color="#006666" officeooo:rsid="01066980"/>
    </style:style>
    <style:style style:name="T74" style:family="text">
      <style:text-properties fo:color="#006666" style:font-name="Monaco" fo:font-size="9pt" fo:font-style="normal" fo:font-weight="normal"/>
    </style:style>
    <style:style style:name="T75" style:family="text">
      <style:text-properties fo:color="#880000"/>
    </style:style>
    <style:style style:name="T76" style:family="text">
      <style:text-properties style:font-name="Monaco" fo:font-size="9pt" fo:font-style="normal" fo:font-weight="normal"/>
    </style:style>
    <style:style style:name="T77" style:family="text">
      <style:text-properties officeooo:rsid="001f3d14"/>
    </style:style>
    <style:style style:name="T78" style:family="text">
      <style:text-properties officeooo:rsid="00c203d5"/>
    </style:style>
    <style:style style:name="T79" style:family="text">
      <style:text-properties officeooo:rsid="00c3947f"/>
    </style:style>
    <style:style style:name="T80" style:family="text">
      <style:text-properties fo:font-weight="bold"/>
    </style:style>
    <style:style style:name="T81" style:family="text">
      <style:text-properties fo:font-weight="bold" style:font-weight-asian="bold" style:font-weight-complex="bold"/>
    </style:style>
    <style:style style:name="T82" style:family="text">
      <style:text-properties fo:font-weight="bold" officeooo:rsid="001f7c4a" style:font-weight-asian="bold" style:font-weight-complex="bold"/>
    </style:style>
    <style:style style:name="T83" style:family="text">
      <style:text-properties fo:font-weight="bold" officeooo:rsid="00ca6d72" style:font-weight-asian="bold" style:font-weight-complex="bold"/>
    </style:style>
    <style:style style:name="T84" style:family="text">
      <style:text-properties fo:font-weight="bold" officeooo:rsid="002939bf" style:font-weight-asian="bold" style:font-weight-complex="bold"/>
    </style:style>
    <style:style style:name="T85" style:family="text">
      <style:text-properties fo:font-weight="bold" officeooo:rsid="00f1310a" style:font-weight-asian="bold" style:font-weight-complex="bold"/>
    </style:style>
    <style:style style:name="T86" style:family="text">
      <style:text-properties fo:font-weight="bold" officeooo:rsid="000fe681" style:font-weight-asian="bold" style:font-weight-complex="bold"/>
    </style:style>
    <style:style style:name="T87" style:family="text">
      <style:text-properties fo:font-weight="bold" officeooo:rsid="00148411" style:font-weight-asian="bold" style:font-weight-complex="bold"/>
    </style:style>
    <style:style style:name="T88" style:family="text">
      <style:text-properties fo:font-weight="bold" officeooo:rsid="0014d1f9" style:font-weight-asian="bold" style:font-weight-complex="bold"/>
    </style:style>
    <style:style style:name="T89" style:family="text">
      <style:text-properties fo:font-weight="bold" officeooo:rsid="001cee8b" style:font-weight-asian="bold" style:font-weight-complex="bold"/>
    </style:style>
    <style:style style:name="T90" style:family="text">
      <style:text-properties fo:font-weight="bold" officeooo:rsid="001f767e" style:font-weight-asian="bold" style:font-weight-complex="bold"/>
    </style:style>
    <style:style style:name="T91" style:family="text">
      <style:text-properties fo:font-weight="bold" officeooo:rsid="001f7c4a"/>
    </style:style>
    <style:style style:name="T92" style:family="text">
      <style:text-properties fo:font-weight="bold" officeooo:rsid="00ca6d72"/>
    </style:style>
    <style:style style:name="T93" style:family="text">
      <style:text-properties fo:font-weight="bold" officeooo:rsid="0041b3b1"/>
    </style:style>
    <style:style style:name="T94" style:family="text">
      <style:text-properties fo:font-weight="bold" officeooo:rsid="001799dd"/>
    </style:style>
    <style:style style:name="T95" style:family="text">
      <style:text-properties fo:font-weight="bold" officeooo:rsid="00d58ca9"/>
    </style:style>
    <style:style style:name="T96" style:family="text">
      <style:text-properties fo:font-weight="normal"/>
    </style:style>
    <style:style style:name="T97" style:family="text">
      <style:text-properties fo:font-weight="normal" officeooo:rsid="001f7c4a"/>
    </style:style>
    <style:style style:name="T98" style:family="text">
      <style:text-properties fo:font-weight="normal" officeooo:rsid="00c3947f"/>
    </style:style>
    <style:style style:name="T99" style:family="text">
      <style:text-properties fo:font-weight="normal" officeooo:rsid="001f7c4a" style:font-weight-asian="normal" style:font-weight-complex="normal"/>
    </style:style>
    <style:style style:name="T100" style:family="text">
      <style:text-properties fo:font-weight="normal" officeooo:rsid="00ca6d72" style:font-weight-asian="normal" style:font-weight-complex="normal"/>
    </style:style>
    <style:style style:name="T101" style:family="text">
      <style:text-properties fo:font-weight="normal" officeooo:rsid="0056db8f" style:font-weight-asian="normal" style:font-weight-complex="normal"/>
    </style:style>
    <style:style style:name="T102" style:family="text">
      <style:text-properties fo:font-weight="normal" officeooo:rsid="002939bf" style:font-weight-asian="normal" style:font-weight-complex="normal"/>
    </style:style>
    <style:style style:name="T103" style:family="text">
      <style:text-properties fo:font-weight="normal" officeooo:rsid="00148411" style:font-weight-asian="normal" style:font-weight-complex="normal"/>
    </style:style>
    <style:style style:name="T104" style:family="text">
      <style:text-properties fo:font-weight="normal" officeooo:rsid="0014d1f9" style:font-weight-asian="normal" style:font-weight-complex="normal"/>
    </style:style>
    <style:style style:name="T105" style:family="text">
      <style:text-properties fo:font-weight="normal" officeooo:rsid="0021370b"/>
    </style:style>
    <style:style style:name="T106" style:family="text">
      <style:text-properties officeooo:rsid="00c4c653"/>
    </style:style>
    <style:style style:name="T107" style:family="text">
      <style:text-properties officeooo:rsid="00c692f7"/>
    </style:style>
    <style:style style:name="T108" style:family="text">
      <style:text-properties officeooo:rsid="001f7c4a"/>
    </style:style>
    <style:style style:name="T109" style:family="text">
      <style:text-properties officeooo:rsid="0020af95"/>
    </style:style>
    <style:style style:name="T110" style:family="text">
      <style:text-properties officeooo:rsid="00c8cd8b"/>
    </style:style>
    <style:style style:name="T111" style:family="text">
      <style:text-properties officeooo:rsid="00c96671"/>
    </style:style>
    <style:style style:name="T112" style:family="text">
      <style:text-properties officeooo:rsid="00ca6d72"/>
    </style:style>
    <style:style style:name="T113" style:family="text">
      <style:text-properties officeooo:rsid="006184d7"/>
    </style:style>
    <style:style style:name="T114" style:family="text">
      <style:text-properties fo:font-style="italic"/>
    </style:style>
    <style:style style:name="T115" style:family="text">
      <style:text-properties fo:font-style="italic" style:font-style-asian="italic" style:font-style-complex="italic"/>
    </style:style>
    <style:style style:name="T116" style:family="text">
      <style:text-properties fo:font-style="italic" officeooo:rsid="0062c588" style:font-style-asian="italic" style:font-style-complex="italic"/>
    </style:style>
    <style:style style:name="T117" style:family="text">
      <style:text-properties fo:font-style="italic" officeooo:rsid="0065a926" style:font-style-asian="italic" style:font-style-complex="italic"/>
    </style:style>
    <style:style style:name="T118" style:family="text">
      <style:text-properties fo:font-style="italic" officeooo:rsid="00cc748f" style:font-style-asian="italic" style:font-style-complex="italic"/>
    </style:style>
    <style:style style:name="T119" style:family="text">
      <style:text-properties fo:font-style="italic" officeooo:rsid="00670a9b" style:font-style-asian="italic" style:font-style-complex="italic"/>
    </style:style>
    <style:style style:name="T120" style:family="text">
      <style:text-properties fo:font-style="italic" officeooo:rsid="0068e008" style:font-style-asian="italic" style:font-style-complex="italic"/>
    </style:style>
    <style:style style:name="T121" style:family="text">
      <style:text-properties fo:font-style="italic" officeooo:rsid="006901d8" style:font-style-asian="italic" style:font-style-complex="italic"/>
    </style:style>
    <style:style style:name="T122" style:family="text">
      <style:text-properties fo:font-style="italic" officeooo:rsid="00f77f5a" style:font-style-asian="italic" style:font-style-complex="italic"/>
    </style:style>
    <style:style style:name="T123" style:family="text">
      <style:text-properties fo:font-style="italic" officeooo:rsid="00f79333" style:font-style-asian="italic" style:font-style-complex="italic"/>
    </style:style>
    <style:style style:name="T124" style:family="text">
      <style:text-properties fo:font-style="italic" officeooo:rsid="00f97d57" style:font-style-asian="italic" style:font-style-complex="italic"/>
    </style:style>
    <style:style style:name="T125" style:family="text">
      <style:text-properties fo:font-style="italic" officeooo:rsid="00fab121" style:font-style-asian="italic" style:font-style-complex="italic"/>
    </style:style>
    <style:style style:name="T126" style:family="text">
      <style:text-properties fo:font-style="italic" officeooo:rsid="00fb24d4" style:font-style-asian="italic" style:font-style-complex="italic"/>
    </style:style>
    <style:style style:name="T127" style:family="text">
      <style:text-properties fo:font-style="italic" officeooo:rsid="00fc1ad7" style:font-style-asian="italic" style:font-style-complex="italic"/>
    </style:style>
    <style:style style:name="T128" style:family="text">
      <style:text-properties fo:font-style="italic" officeooo:rsid="00fd1e78" style:font-style-asian="italic" style:font-style-complex="italic"/>
    </style:style>
    <style:style style:name="T129" style:family="text">
      <style:text-properties fo:font-style="italic" officeooo:rsid="00fefc5d" style:font-style-asian="italic" style:font-style-complex="italic"/>
    </style:style>
    <style:style style:name="T130" style:family="text">
      <style:text-properties fo:font-style="italic" officeooo:rsid="00abbab2" style:font-style-asian="italic" style:font-style-complex="italic"/>
    </style:style>
    <style:style style:name="T131" style:family="text">
      <style:text-properties fo:font-style="italic" officeooo:rsid="00633de7" style:font-style-asian="italic" style:font-style-complex="italic"/>
    </style:style>
    <style:style style:name="T132" style:family="text">
      <style:text-properties fo:font-style="italic" officeooo:rsid="00d27f35" style:font-style-asian="italic" style:font-style-complex="italic"/>
    </style:style>
    <style:style style:name="T133" style:family="text">
      <style:text-properties fo:font-style="italic" fo:font-weight="normal" officeooo:rsid="0056db8f" style:font-style-asian="italic" style:font-weight-asian="normal" style:font-style-complex="italic" style:font-weight-complex="normal"/>
    </style:style>
    <style:style style:name="T134" style:family="text">
      <style:text-properties fo:font-style="italic" fo:font-weight="bold"/>
    </style:style>
    <style:style style:name="T135" style:family="text">
      <style:text-properties fo:font-style="italic" fo:font-weight="bold" officeooo:rsid="00f559c5" style:font-style-asian="italic" style:font-weight-asian="bold" style:font-style-complex="italic" style:font-weight-complex="bold"/>
    </style:style>
    <style:style style:name="T136" style:family="text">
      <style:text-properties officeooo:rsid="0062c588"/>
    </style:style>
    <style:style style:name="T137" style:family="text">
      <style:text-properties officeooo:rsid="0065a926"/>
    </style:style>
    <style:style style:name="T138" style:family="text">
      <style:text-properties officeooo:rsid="00670a9b"/>
    </style:style>
    <style:style style:name="T139" style:family="text">
      <style:text-properties officeooo:rsid="006901d8"/>
    </style:style>
    <style:style style:name="T140" style:family="text">
      <style:text-properties officeooo:rsid="00ce090c"/>
    </style:style>
    <style:style style:name="T141" style:family="text">
      <style:text-properties officeooo:rsid="0056db8f"/>
    </style:style>
    <style:style style:name="T142" style:family="text">
      <style:text-properties officeooo:rsid="002939bf"/>
    </style:style>
    <style:style style:name="T143" style:family="text">
      <style:text-properties officeooo:rsid="00f1310a"/>
    </style:style>
    <style:style style:name="T144" style:family="text">
      <style:text-properties officeooo:rsid="00cecf81"/>
    </style:style>
    <style:style style:name="T145" style:family="text">
      <style:text-properties officeooo:rsid="00d05d93"/>
    </style:style>
    <style:style style:name="T146" style:family="text">
      <style:text-properties officeooo:rsid="00517c54"/>
    </style:style>
    <style:style style:name="T147" style:family="text">
      <style:text-properties officeooo:rsid="0009e0c3"/>
    </style:style>
    <style:style style:name="T148" style:family="text">
      <style:text-properties officeooo:rsid="000bd2fd"/>
    </style:style>
    <style:style style:name="T149" style:family="text">
      <style:text-properties fo:font-size="11pt" fo:font-weight="normal" officeooo:rsid="000c918f" style:font-size-asian="11pt" style:font-weight-asian="normal" style:font-size-complex="11pt" style:font-weight-complex="normal"/>
    </style:style>
    <style:style style:name="T150" style:family="text">
      <style:text-properties fo:font-size="11pt" fo:font-weight="normal" officeooo:rsid="000cdd4c" style:font-size-asian="11pt" style:font-weight-asian="normal" style:font-size-complex="11pt" style:font-weight-complex="normal"/>
    </style:style>
    <style:style style:name="T151" style:family="text">
      <style:text-properties fo:font-size="11pt" style:font-size-asian="11pt" style:font-size-complex="11pt"/>
    </style:style>
    <style:style style:name="T152" style:family="text">
      <style:text-properties officeooo:rsid="000e1120"/>
    </style:style>
    <style:style style:name="T153" style:family="text">
      <style:text-properties officeooo:rsid="000fe681"/>
    </style:style>
    <style:style style:name="T154" style:family="text">
      <style:text-properties officeooo:rsid="000fe681" style:font-weight-asian="normal" style:font-weight-complex="normal"/>
    </style:style>
    <style:style style:name="T155" style:family="text">
      <style:text-properties officeooo:rsid="001cee8b" style:font-weight-asian="normal" style:font-weight-complex="normal"/>
    </style:style>
    <style:style style:name="T156" style:family="text">
      <style:text-properties officeooo:rsid="000efab4"/>
    </style:style>
    <style:style style:name="T157" style:family="text">
      <style:text-properties officeooo:rsid="0011fef0"/>
    </style:style>
    <style:style style:name="T158" style:family="text">
      <style:text-properties officeooo:rsid="00130cf1"/>
    </style:style>
    <style:style style:name="T159" style:family="text">
      <style:text-properties officeooo:rsid="0013b04f"/>
    </style:style>
    <style:style style:name="T160" style:family="text">
      <style:text-properties officeooo:rsid="00148411"/>
    </style:style>
    <style:style style:name="T161"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62" style:family="text">
      <style:text-properties officeooo:rsid="00171253"/>
    </style:style>
    <style:style style:name="T163" style:family="text">
      <style:text-properties officeooo:rsid="0018a76d"/>
    </style:style>
    <style:style style:name="T164" style:family="text">
      <style:text-properties officeooo:rsid="0018b22d"/>
    </style:style>
    <style:style style:name="T165" style:family="text">
      <style:text-properties officeooo:rsid="00198c63"/>
    </style:style>
    <style:style style:name="T166" style:family="text">
      <style:text-properties officeooo:rsid="002059d1"/>
    </style:style>
    <style:style style:name="T167" style:family="text">
      <style:text-properties officeooo:rsid="002327b6"/>
    </style:style>
    <style:style style:name="T168" style:family="text">
      <style:text-properties officeooo:rsid="00f2e7b1"/>
    </style:style>
    <style:style style:name="T169" style:family="text">
      <style:text-properties officeooo:rsid="00f4a996"/>
    </style:style>
    <style:style style:name="T170" style:family="text">
      <style:text-properties officeooo:rsid="00391a3d"/>
    </style:style>
    <style:style style:name="T171" style:family="text">
      <style:text-properties officeooo:rsid="010a6a66"/>
    </style:style>
    <style:style style:name="T172" style:family="text">
      <style:text-properties officeooo:rsid="00f559c5"/>
    </style:style>
    <style:style style:name="T173" style:family="text">
      <style:text-properties officeooo:rsid="00f8c025"/>
    </style:style>
    <style:style style:name="T174" style:family="text">
      <style:text-properties officeooo:rsid="00f9721f"/>
    </style:style>
    <style:style style:name="T175" style:family="text">
      <style:text-properties officeooo:rsid="00fb24d4"/>
    </style:style>
    <style:style style:name="T176" style:family="text">
      <style:text-properties officeooo:rsid="00fc1ad7"/>
    </style:style>
    <style:style style:name="T177" style:family="text">
      <style:text-properties officeooo:rsid="00fd1e78"/>
    </style:style>
    <style:style style:name="T178" style:family="text">
      <style:text-properties officeooo:rsid="0062ed8b"/>
    </style:style>
    <style:style style:name="T179" style:family="text">
      <style:text-properties officeooo:rsid="00aafc47"/>
    </style:style>
    <style:style style:name="T180" style:family="text">
      <style:text-properties officeooo:rsid="00abbab2"/>
    </style:style>
    <style:style style:name="T181" style:family="text">
      <style:text-properties officeooo:rsid="00633de7"/>
    </style:style>
    <style:style style:name="T182" style:family="text">
      <style:text-properties officeooo:rsid="0095544c"/>
    </style:style>
    <style:style style:name="T183" style:family="text">
      <style:text-properties officeooo:rsid="0014d1f9"/>
    </style:style>
    <style:style style:name="T184" style:family="text">
      <style:text-properties officeooo:rsid="00d27f35"/>
    </style:style>
    <style:style style:name="T185" style:family="text">
      <style:text-properties officeooo:rsid="00d3556d"/>
    </style:style>
    <style:style style:name="T186" style:family="text">
      <style:text-properties officeooo:rsid="00d3f41f"/>
    </style:style>
    <style:style style:name="T187" style:family="text">
      <style:text-properties officeooo:rsid="001cee8b"/>
    </style:style>
    <style:style style:name="T188" style:family="text">
      <style:text-properties officeooo:rsid="001f767e"/>
    </style:style>
    <style:style style:name="T189" style:family="text">
      <style:text-properties officeooo:rsid="00d60264"/>
    </style:style>
    <text:list-style style:name="L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h text:style-name="P186" text:outline-level="2">The basic Matrix-like classes of ScalaLab </text:h>
      <text:p text:style-name="P1"/>
      <text:p text:style-name="P2"><text:span text:style-name="T5">Scala</text:span><text:span text:style-name="T6">L</text:span><text:span text:style-name="T5">ab has many matrix like classes owning to present different functionality and to interface with different matrix libraries. Therefore it is useful to follow and learn some basic conventions in order to be able to work effectively without confusion. <text:s text:c="2"/>These conventions are described below.</text:span></text:p>
      <text:p text:style-name="P7"/>
      <text:p text:style-name="P8"><text:span text:style-name="T7">RichDouble</text:span><text:span text:style-name="T8">2</text:span><text:span text:style-name="T7">DArray: </text:span><text:span text:style-name="T10"><text:s/></text:span><text:span text:style-name="T11"><text:s/>The </text:span><text:span text:style-name="T5">RichDouble</text:span><text:span text:style-name="T30">2</text:span><text:span text:style-name="T5">DArray class </text:span><text:span text:style-name="T11">wraps the Java/Scala 2-D double arrays and is one of the more important and effective matrix type in ScalaLab. It does not </text:span><text:span text:style-name="T12">concentrate</text:span><text:span text:style-name="T11"> on a specific library, instead </text:span><text:span text:style-name="T12">it aims to </text:span><text:span text:style-name="T25">exploit the best algorithms in its numerical operations. <text:s text:c="2"/></text:span><text:span text:style-name="T12">Since it is designed to be the most effective type, the static routines in their direct format return a </text:span><text:span text:style-name="T6">RichDouble</text:span><text:span text:style-name="T30">2</text:span><text:span text:style-name="T6">DArray</text:span><text:span text:style-name="T12"> object, <text:s/>i.e.</text:span></text:p>
      <text:p text:style-name="P8"><text:span text:style-name="T5">var rra = rand</text:span><text:span text:style-name="T31">(9, 10)</text:span><text:span text:style-name="T13"> <text:s/>// </text:span><text:span text:style-name="T14">returns a RichDouble</text:span><text:span text:style-name="T15">2</text:span><text:span text:style-name="T14">DArray object</text:span></text:p>
      <text:p text:style-name="P30"/>
      <text:p text:style-name="P18">Zero-indexed Matrix Libraries</text:p>
      <text:p text:style-name="P8"><text:span text:style-name="T14">T</text:span><text:span text:style-name="T13">he </text:span><text:span text:style-name="T32">scalaSci.Mat</text:span><text:span text:style-name="T13"> class wraps the JAMA based routines, </text:span><text:span text:style-name="T32">scalaSci.EJML.Mat <text:s/></text:span><text:span text:style-name="T16">the EJML library, </text:span><text:span text:style-name="T33">scalaSci.MTJ.Mat </text:span><text:span text:style-name="T16">the MTJ library and </text:span><text:span text:style-name="T33">scalaSci.CommonMaths.Mat </text:span><text:span text:style-name="T16"><text:s/>the Apache Common Maths librar</text:span><text:span text:style-name="T17">y. In order not to have ambiguities, we initialize a different Scala Interpreter for each such library. Whatever is the matrix library that the Scala Interpreter targets, static routines that end in 0 (zero) cope with a such an object. For example:</text:span></text:p>
      <text:p text:style-name="P8"><text:span text:style-name="T5">var <text:s/>mra0 = rand0(2,3) <text:s text:c="2"/>// <text:s/>zero indexed Mat </text:span><text:span text:style-name="T34">depending on the targeted library by the Scala Interpreter</text:span></text:p>
      <text:p text:style-name="P9"><text:tab/>// e.g. scalaSci.EJML.Mat for the EJML Interpreter, scalaSci.MTJ.Mat for the MTJ Interpreter etc.</text:p>
      <text:p text:style-name="P4"/>
      <text:p text:style-name="P19">One-indexed Matrix Library</text:p>
      <text:p text:style-name="P39">The one-indexed Matrix library wraps the NUMAL library. By convention routines ending operate with that Matrixes, e.g.</text:p>
      <text:p text:style-name="P39"/>
      <text:p text:style-name="P22"><text:bookmark-start text:name="__DdeLink__19662_1952493538"/><text:soft-page-break/>var mra1 = rand1(2,3) <text:bookmark-end text:name="__DdeLink__19662_1952493538"/></text:p>
      <text:p text:style-name="P20"><text:span text:style-name="T35">RichDouble1DArray</text:span><text:span text:style-name="T36"> <text:s text:c="2"/></text:span><text:span text:style-name="T26">This ScalaSci class wraps the standard Java/Scala 1-D arrays of doubles. </text:span><text:span text:style-name="T27">It h</text:span><text:span text:style-name="T26">as overlapping functionality with the </text:span><text:span text:style-name="T36">scalaSci.Vec</text:span><text:span text:style-name="T26"> <text:s/></text:span><text:span text:style-name="T36"><text:s/></text:span><text:span text:style-name="T26">class. <text:s/>Static routines accepting one dimension argument, return such an object, e.g.</text:span></text:p>
      <text:p text:style-name="P7">var r1d = rand(9) // RichDouble1DArray</text:p>
      <text:p text:style-name="P40"/>
      <text:p text:style-name="P2">Array[Array[Double]]<text:span text:style-name="T28"> <text:s text:c="3"/>The standard Java-Scala 2-D double arrays. We have also to capitalize the first letter at the static routines, to have such an object, i.e. </text:span></text:p>
      <text:p text:style-name="P7"><text:bookmark-start text:name="__DdeLink__52387_705179836"/>var r2D = Rand(3,7) // Array[Array[Double]</text:p>
      <text:p text:style-name="P4"><text:bookmark-end text:name="__DdeLink__52387_705179836"/></text:p>
      <text:p text:style-name="P8"><text:span text:style-name="T9">Vectors <text:s/></text:span><text:span text:style-name="T18">The <text:s/></text:span><text:span text:style-name="T37">scalaSci.Vec </text:span><text:span text:style-name="T18"><text:s/>implements a Vector style of class. Static routines returning such objects are prefixed with a letter 'v', e.g.</text:span></text:p>
      <text:p text:style-name="P7">var vrnd = vrand(9) <text:s/>// vector </text:p>
      <text:p text:style-name="P7"/>
      <text:p text:style-name="P175"/>
      <text:h text:style-name="P187" text:outline-level="2">Important Conventions for operating effectively with different matrix types</text:h>
      <text:h text:style-name="P188" text:outline-level="2"/>
      <text:p text:style-name="P44"><text:span text:style-name="Teletype"><text:span text:style-name="T40">There are some important conventions about the naming of static routines, as for example: </text:span></text:span><text:span text:style-name="Teletype"><text:span text:style-name="T42">rand(n,m)</text:span></text:span><text:span text:style-name="T40"> </text:span><text:span text:style-name="Teletype"><text:span text:style-name="T40">copes with a </text:span></text:span><text:span text:style-name="Teletype"><text:span text:style-name="T42">RichDouble</text:span></text:span><text:span text:style-name="Teletype"><text:span text:style-name="T43">2</text:span></text:span><text:span text:style-name="Teletype"><text:span text:style-name="T42">DArray</text:span></text:span><text:span text:style-name="T40"> </text:span><text:span text:style-name="Teletype"><text:span text:style-name="T40">type, </text:span></text:span><text:span text:style-name="Teletype"><text:span text:style-name="T42">rand1(n, m)</text:span></text:span><text:span text:style-name="T40"> </text:span><text:span text:style-name="Teletype"><text:span text:style-name="T40">with an one-indexed NUMAL based </text:span></text:span><text:span text:style-name="Teletype"><text:span text:style-name="T42">scalaSci.Matrix</text:span></text:span><text:span text:style-name="T40"> </text:span><text:span text:style-name="Teletype"><text:span text:style-name="T40">type.</text:span></text:span><text:span text:style-name="T40"> </text:span></text:p>
      <text:p text:style-name="P44"><text:span text:style-name="Teletype"><text:span text:style-name="T39">These conventions are very simple and are illustrated with the code below: </text:span></text:span></text:p>
      <text:p text:style-name="P45"><text:bookmark-start text:name="__DdeLink__52389_705179836"/><text:bookmark-start text:name="__DdeLink__18956_19524935381"/><text:bookmark-start text:name="__DdeLink__18953_19524935381"/>// test rand()</text:p>
      <text:p text:style-name="P48">var <text:s/>mra1 = rand1(2,3) <text:s text:c="2"/>// <text:s/>one indexed Matrix</text:p>
      <text:p text:style-name="P48">var <text:s/>mra0 = rand0(2,3) <text:s text:c="2"/>// <text:s/>zero indexed Mat</text:p>
      <text:p text:style-name="P48">var rra = rand(2,3) <text:s/>// <text:s/>RichDouble<text:span text:style-name="T54">2</text:span>DArray</text:p>
      <text:p text:style-name="P48">var r1D = Rand(9) // <text:s/>Array[Double]</text:p>
      <text:p text:style-name="P48">var r2D = Rand(3,7) // Array[Array[Double]</text:p>
      <text:p text:style-name="P48">var vrnd = vrand(9) <text:s/>// <text:span text:style-name="T55">scalaSci.Vec (</text:span>vector <text:s/><text:span text:style-name="T55">type)</text:span></text:p>
      <text:p text:style-name="P48">// test fill()</text:p>
      <text:p text:style-name="P48"><text:soft-page-break/>var v = 4.5</text:p>
      <text:p text:style-name="P48">var <text:s/>mfa1 = fill1(2,3, v) <text:s text:c="2"/>// <text:s/>one indexed Matrix</text:p>
      <text:p text:style-name="P48">var <text:s/>mfa0 = fill0(2,3, v) <text:s text:c="2"/>// <text:s/>zero indexed Mat</text:p>
      <text:p text:style-name="P48">var mf1d = fill(6, v) // RichDouble<text:span text:style-name="T54">2</text:span>DArray</text:p>
      <text:p text:style-name="P48">var rfa = fill(2,3, v) <text:s/>// <text:s/>RichDouble<text:span text:style-name="T54">2</text:span>DArray</text:p>
      <text:p text:style-name="P48">var v1D = Fill(9, v) <text:s/>// Array[Double]</text:p>
      <text:p text:style-name="P48">var v2D = Fill(3,9, v) // Array[Array[Double]]</text:p>
      <text:p text:style-name="P48">var vf = vfill(7, v) <text:s/>// vector</text:p>
      <text:p text:style-name="P48">// test ones()</text:p>
      <text:p text:style-name="P48">var <text:s/>moa1 = ones1(2,3) <text:s text:c="2"/>// <text:s/>one indexed Matrix</text:p>
      <text:p text:style-name="P48">var <text:s/>moa0 = ones0(2,3) <text:s text:c="2"/>// <text:s/>zero indexed Mat</text:p>
      <text:p text:style-name="P48">var <text:s/>mo1d = ones(8) <text:s/>// RichDouble<text:span text:style-name="T56">2</text:span>DArray</text:p>
      <text:p text:style-name="P48">var mo2d = ones(2,3) <text:s/>// <text:s/>RichDouble<text:span text:style-name="T54">2</text:span>DArray</text:p>
      <text:p text:style-name="P48">var mO1D = Ones(8) <text:s/>// Array[Double]</text:p>
      <text:p text:style-name="P48">var mO2D = Ones(6,8) <text:s/>// Array[Array[Double]]</text:p>
      <text:p text:style-name="P48">var vo = vones(9) <text:s/>// vector</text:p>
      <text:p text:style-name="P48">// test zeros()</text:p>
      <text:p text:style-name="P48">var <text:s/>mza1 = zeros1(2,3) <text:s text:c="2"/>// <text:s/>one indexed Matrix</text:p>
      <text:p text:style-name="P48">var <text:s/>mza0 = zeros0(2,3) <text:s text:c="2"/>// <text:s/>zero indexed Mat</text:p>
      <text:p text:style-name="P48">var <text:s/>mz1d = zeros(8) <text:s/>// RichDouble<text:span text:style-name="T56">2</text:span>DArray</text:p>
      <text:p text:style-name="P48">var mz2d = zeros(2,3) <text:s/>// <text:s/>RichDouble<text:span text:style-name="T54">2</text:span>DArray</text:p>
      <text:p text:style-name="P48">var mZ1D = Zeros(8) <text:s/>// Array[Double]</text:p>
      <text:p text:style-name="P48">var mZ2D = Zeros(6,8) <text:s/>// Array[Array[Double]]</text:p>
      <text:p text:style-name="P48">var vz = vzeros(9) <text:s/>// vector</text:p>
      <text:p text:style-name="P49"><text:bookmark-end text:name="__DdeLink__52389_705179836"/><text:bookmark-end text:name="__DdeLink__18956_19524935381"/><text:bookmark-end text:name="__DdeLink__18953_19524935381"/></text:p>
      <text:p text:style-name="P171"/>
      <text:h text:style-name="P194" text:outline-level="2">Description of the RichDouble<text:span text:style-name="T57">2</text:span>DArray class</text:h>
      <text:p text:style-name="P152"/>
      <text:p text:style-name="P56">The RichDouble<text:span text:style-name="T57">2</text:span>DArray wraps standard Java/Scala 2-D Arrays of doubles.</text:p>
      <text:p text:style-name="P152"/>
      <text:p text:style-name="P70">Constructors</text:p>
      <text:p text:style-name="P152"/>
      <text:p text:style-name="P152"><text:span text:style-name="T58">RichDouble</text:span><text:span text:style-name="T59">2</text:span><text:span text:style-name="T58">DArray</text:span><text:span text:style-name="T62">(rows: Integer, cols: Integer) </text:span><text:span text:style-name="T58">// Creates a RichDouble</text:span><text:span text:style-name="T60">2</text:span><text:span text:style-name="T58">DArray of size rows, cols initialized to zeros</text:span></text:p>
      <text:p text:style-name="P57"><text:bookmark-start text:name="__DdeLink__53872_705179836"/>var m=new RichDouble<text:span text:style-name="T65">2</text:span>DArray(2, 3)</text:p>
      <text:p text:style-name="P152"><text:bookmark-end text:name="__DdeLink__53872_705179836"/></text:p>
      <text:list xml:id="list481256801" text:style-name="L1">
        <text:list-header>
          <text:p text:style-name="P71">Construction by specifying the initial elements, e.g.</text:p>
          <text:p text:style-name="P15"><text:bookmark-start text:name="__DdeLink__53874_705179836"/>var m = AAD("4.5 5.6 -4; 4.5 3 -3.4") // space separated</text:p>
          <text:p text:style-name="P15">var m = AAD("4.5, 5.6, -4; 4.5, 3, -3.4") // comma separated</text:p>
        </text:list-header>
      </text:list>
      <text:p text:style-name="P152"/>
      <text:p text:style-name="P73"><text:bookmark-end text:name="__DdeLink__53874_705179836"/>Another type of construction:</text:p>
      <text:p text:style-name="P173"><text:span text:style-name="T67">var</text:span><text:span text:style-name="T68"> xx </text:span><text:span text:style-name="T70">=</text:span><text:span text:style-name="T68"> </text:span><text:span text:style-name="T73">3.4</text:span></text:p>
      <text:p text:style-name="P173"><text:span text:style-name="T66">var</text:span> a <text:span text:style-name="T69">=</text:span> RD2D<text:span text:style-name="T69">(</text:span> <text:span text:style-name="T72">2</text:span><text:span text:style-name="T69">,</text:span> <text:span text:style-name="T72">4</text:span><text:span text:style-name="T69">,</text:span>  <text:span text:style-name="T75">// specify the size first</text:span></text:p>
      <text:p text:style-name="P173">   <text:span text:style-name="T74">3.4</text:span><text:span text:style-name="T71">,</text:span><text:span text:style-name="T76"> </text:span><text:span text:style-name="T74">5.6</text:span><text:span text:style-name="T71">,</text:span><text:span text:style-name="T76"> </text:span><text:span text:style-name="T71">-</text:span><text:span text:style-name="T74">6.7</text:span><text:span text:style-name="T71">,</text:span><text:span text:style-name="T76"> </text:span><text:span text:style-name="T71">-</text:span><text:span text:style-name="T76">xx</text:span><text:span text:style-name="T71">,</text:span></text:p>
      <text:p text:style-name="P173">   <text:span text:style-name="T71">-</text:span><text:span text:style-name="T74">6.1</text:span><text:span text:style-name="T71">,</text:span><text:span text:style-name="T76">  </text:span><text:span text:style-name="T74">2.4</text:span><text:span text:style-name="T71">,</text:span><text:span text:style-name="T76"> </text:span><text:span text:style-name="T71">-</text:span><text:span text:style-name="T74">0.5</text:span><text:span text:style-name="T71">,</text:span><text:span text:style-name="T76"> cos</text:span><text:span text:style-name="T71">(</text:span><text:span text:style-name="T74">0.45</text:span><text:span text:style-name="T71">*</text:span><text:span text:style-name="T76">xx</text:span><text:span text:style-name="T71">))</text:span><text:span text:style-name="T76"> </text:span></text:p>
      <text:p text:style-name="P173"><text:line-break/></text:p>
      <text:p text:style-name="P56"><text:bookmark text:name="DDE_LINK"/>// construct <text:span text:style-name="T77">RichDouble</text:span><text:span text:style-name="T78">2</text:span><text:span text:style-name="T77">DArray </text:span><text:s/>by copying the array values</text:p>
      <text:p text:style-name="P152"><text:span text:style-name="T63">RichDouble</text:span><text:span text:style-name="T64">2</text:span><text:span text:style-name="T63">DArray</text:span><text:span text:style-name="T62">(da: Array[Array[Double]]) </text:span><text:span text:style-name="T58">// Creates a </text:span><text:span text:style-name="T61">RichDouble</text:span><text:span text:style-name="T59">2</text:span><text:span text:style-name="T61">DArray </text:span><text:span text:style-name="T58">initialized with the da array</text:span><text:bookmark-start text:name="__DdeLink__3_469529505"/></text:p>
      <text:p text:style-name="P29"><text:bookmark-start text:name="__DdeLink__54616_705179836"/>var dd = Array.<text:span text:style-name="T77">ofDim</text:span>[Double](2,4)</text:p>
      <text:p text:style-name="P29">dd(1)(1)=11</text:p>
      <text:p text:style-name="P29">var mdd = new <text:span text:style-name="T77">RichDouble</text:span><text:span text:style-name="T79">2</text:span><text:span text:style-name="T77">DArray</text:span>(dd)<text:bookmark-end text:name="__DdeLink__3_469529505"/></text:p>
      <text:p text:style-name="P152"><text:bookmark-end text:name="__DdeLink__54616_705179836"/></text:p>
      <text:p text:style-name="P152"/>
      <text:p text:style-name="P74">Basic Methods</text:p>
      <text:p text:style-name="P75"><text:bookmark text:name="DDE_LINK2"/><text:span text:style-name="T80">def size: Int </text:span><text:span text:style-name="T96">// Returns the number of rows and columns of the </text:span><text:span text:style-name="T97">RichDouble</text:span><text:span text:style-name="T98">2</text:span><text:span text:style-name="T97">DArray</text:span></text:p>
      <text:p text:style-name="P75"><text:span text:style-name="T82">def <text:s/>numRows(): Int <text:s/></text:span><text:span text:style-name="T97">// Returns the number of rows of RichDouble</text:span><text:span text:style-name="T98">2</text:span><text:span text:style-name="T97">DArray</text:span></text:p>
      <text:p text:style-name="P75"><text:span text:style-name="T82">def <text:s/>numColumns(): Int <text:s/></text:span><text:span text:style-name="T97">// Returns the number of columns of RichDouble</text:span><text:span text:style-name="T98">2</text:span><text:span text:style-name="T97">DArray</text:span></text:p>
      <text:p text:style-name="P75"><text:span text:style-name="T80">def length: Int </text:span><text:span text:style-name="T96">// Returns the number of rows of </text:span><text:span text:style-name="T97">RichDouble</text:span><text:span text:style-name="T98">2</text:span><text:span text:style-name="T97">DArray</text:span></text:p>
      <text:p text:style-name="P6"/>
      <text:p text:style-name="P6"/>
      <text:p text:style-name="P87"><text:soft-page-break/>Conversion Routines</text:p>
      <text:p text:style-name="P86"/>
      <text:p text:style-name="P89">The RichDouble<text:span text:style-name="T79">2</text:span>DArray class aims to be the main Matrix type of ScalaLab and very convenient to use. Therefore routines are provided to convert from other matrix types. <text:s/>Some conversions are:</text:p>
      <text:p text:style-name="P90"/>
      <text:p text:style-name="P91">Convert from a JAMA based matrix (i.e. <text:s/>scalaSci.Mat)</text:p>
      <text:p text:style-name="P23"><text:bookmark-start text:name="__DdeLink__12_469529505"/><text:bookmark-start text:name="__DdeLink__20368_1952493538"/>var <text:s/>a = scalaSci.Mat.rand(2, 5) <text:s text:c="2"/>// a JAMA based <text:s/>matrix<text:bookmark-end text:name="__DdeLink__20368_1952493538"/></text:p>
      <text:p text:style-name="P23"><text:bookmark-end text:name="__DdeLink__12_469529505"/><text:bookmark-start text:name="__DdeLink__20370_1952493538"/><text:bookmark-start text:name="__DdeLink__14_469529505"/>var <text:s/>ra = new RichDouble<text:span text:style-name="T79">2</text:span>DArray(a) <text:s text:c="2"/>// convert to R<text:bookmark-end text:name="__DdeLink__20370_1952493538"/><text:bookmark-end text:name="__DdeLink__14_469529505"/>ichDouble<text:span text:style-name="T79">2</text:span>DArray</text:p>
      <text:p text:style-name="P21"/>
      <text:p text:style-name="P91">Convert from an NUMAL based matrix (i.e. <text:s/>scalaSci.Matrix)</text:p>
      <text:p text:style-name="P23"><text:bookmark-start text:name="__DdeLink__27_469529505"/><text:bookmark-start text:name="__DdeLink__20728_1952493538"/><text:bookmark-start text:name="__DdeLink__54994_705179836"/><text:bookmark-start text:name="__DdeLink__12_4695295051"/>var <text:s/>a = scalaSci.Matrix.rand(2, 5) <text:s text:c="2"/>// a NUMAL <text:s/>based <text:s/>matrix</text:p>
      <text:p text:style-name="P23"><text:bookmark-end text:name="__DdeLink__12_4695295051"/><text:bookmark-start text:name="__DdeLink__14_4695295051"/>var <text:s/>ra = new RichDouble<text:span text:style-name="T106">2</text:span>DArray(a) <text:s text:c="2"/>// convert to R<text:bookmark-end text:name="__DdeLink__14_4695295051"/>ichDouble<text:span text:style-name="T106">2</text:span>DArray<text:bookmark-end text:name="__DdeLink__54994_705179836"/></text:p>
      <text:p text:style-name="P21"><text:bookmark-end text:name="__DdeLink__20728_1952493538"/></text:p>
      <text:p text:style-name="P91">Convert from an EJML based matrix (i.e. <text:s/>scalaSci.EJML.Mat)<text:bookmark-start text:name="__DdeLink__39_469529505"/></text:p>
      <text:p text:style-name="P23"><text:bookmark-start text:name="__DdeLink__47_469529505"/><text:bookmark-start text:name="__DdeLink__27_4695295051"/><text:bookmark-start text:name="__DdeLink__55384_705179836"/><text:bookmark-start text:name="__DdeLink__55378_705179836"/><text:bookmark-start text:name="__DdeLink__55000_705179836"/><text:bookmark-start text:name="__DdeLink__20734_1952493538"/><text:bookmark-start text:name="__DdeLink__85_469529505"/><text:bookmark-start text:name="__DdeLink__12_46952950511"/>var <text:s/>a = scalaSci.EJML.<text:span text:style-name="T107">Static</text:span>Mat<text:span text:style-name="T107">hsEJML</text:span>.rand<text:span text:style-name="T106">0</text:span>(2, 5) <text:s text:c="2"/>// an EJML based <text:s/>matrix</text:p>
      <text:p text:style-name="P23"><text:bookmark-end text:name="__DdeLink__12_46952950511"/><text:bookmark-start text:name="__DdeLink__14_46952950511"/>var <text:s/>ra = new RichDouble<text:span text:style-name="T106">2</text:span>DArray(a) <text:s text:c="2"/>// convert to R<text:bookmark-end text:name="__DdeLink__39_469529505"/><text:bookmark-end text:name="__DdeLink__14_46952950511"/>ichDouble<text:span text:style-name="T106">2</text:span>DArray</text:p>
      <text:p text:style-name="P88"><text:bookmark-end text:name="__DdeLink__55384_705179836"/><text:bookmark-end text:name="__DdeLink__55378_705179836"/><text:bookmark-end text:name="__DdeLink__55000_705179836"/><text:bookmark-end text:name="__DdeLink__20734_1952493538"/><text:bookmark-end text:name="__DdeLink__85_469529505"/></text:p>
      <text:p text:style-name="P92"><text:span text:style-name="T108">Convert from an </text:span><text:span text:style-name="T109">MTJ </text:span><text:span text:style-name="T108">based matrix (i.e. <text:s/>scalaSci.</text:span><text:span text:style-name="T109">MTJ</text:span><text:span text:style-name="T108">.Mat)</text:span><text:bookmark-start text:name="__DdeLink__39_4695295051"/></text:p>
      <text:p text:style-name="P24"><text:bookmark-start text:name="__DdeLink__124_469529505"/><text:bookmark-start text:name="__DdeLink__114_469529505"/><text:bookmark-start text:name="__DdeLink__104_469529505"/><text:bookmark-start text:name="__DdeLink__79_469529505"/><text:bookmark-start text:name="__DdeLink__47_4695295051"/><text:bookmark-start text:name="__DdeLink__27_46952950511"/><text:bookmark-start text:name="__DdeLink__56509_705179836"/><text:bookmark-start text:name="__DdeLink__21094_1952493538"/><text:bookmark-start text:name="__DdeLink__65_469529505"/><text:bookmark-start text:name="__DdeLink__12_469529505111"/><text:span text:style-name="T108">va</text:span><text:bookmark-start text:name="__DdeLink__69_469529505"/><text:span text:style-name="T108">r <text:s/>a = scalaSci.</text:span><text:span text:style-name="T109">MTJ</text:span><text:span text:style-name="T108">.</text:span><text:span text:style-name="T110">StaticMathsMTJ</text:span><text:span text:style-name="T108">.rand</text:span><text:span text:style-name="T110">0</text:span><text:span text:style-name="T108">(2, 5) <text:s text:c="2"/>// an </text:span><text:span text:style-name="T109">MTJ</text:span><text:span text:style-name="T108"> based <text:s/>matrix</text:span></text:p>
      <text:p text:style-name="P23"><text:bookmark-end text:name="__DdeLink__12_469529505111"/><text:bookmark-start text:name="__DdeLink__14_469529505111"/>var <text:s/>ra = new RichDouble<text:span text:style-name="T111">2</text:span>DArray(a) <text:s text:c="2"/>// convert to R<text:bookmark-end text:name="__DdeLink__39_4695295051"/><text:bookmark-end text:name="__DdeLink__65_469529505"/><text:bookmark-end text:name="__DdeLink__14_469529505111"/>ichDouble<text:span text:style-name="T111">2</text:span>DArray</text:p>
      <text:p text:style-name="P21"><text:bookmark-end text:name="__DdeLink__56509_705179836"/><text:bookmark-end text:name="__DdeLink__21094_1952493538"/></text:p>
      <text:p text:style-name="P92"><text:span text:style-name="T108">Convert from a </text:span><text:span text:style-name="T109">Common Maths</text:span><text:span text:style-name="T108"> </text:span><text:span text:style-name="T109"><text:s/></text:span><text:span text:style-name="T108">based matrix (i.e. <text:s/>scalaSci.</text:span><text:span text:style-name="T109">CommonMaths</text:span><text:span text:style-name="T108">.Mat)</text:span><text:bookmark-start text:name="__DdeLink__39_46952950511"/></text:p>
      <text:p text:style-name="P24"><text:bookmark-start text:name="__DdeLink__56891_705179836"/><text:span text:style-name="T108">var <text:s/>a = scalaSci.</text:span><text:span text:style-name="T111">CommonMaths.StaticMaths</text:span><text:span text:style-name="T109">CommonMaths</text:span><text:span text:style-name="T108">.rand</text:span><text:span text:style-name="T111">0</text:span><text:span text:style-name="T108">(2, 5) <text:s text:c="2"/>// a</text:span><text:span text:style-name="T109"> Common Maths</text:span><text:span text:style-name="T108"> based <text:s/>matrix</text:span></text:p>
      <text:p text:style-name="P23"><text:bookmark-end text:name="__DdeLink__39_46952950511"/>var <text:s/>ra = new RichDouble<text:span text:style-name="T111">2</text:span>DArray(a) <text:s text:c="2"/>// convert to RichDouble<text:span text:style-name="T111">2</text:span>DArray<text:bookmark-end text:name="__DdeLink__56891_705179836"/><text:bookmark-start text:name="__DdeLink__69_4695295051"/><text:bookmark-start text:name="__DdeLink__21106_1952493538"/><text:bookmark-start text:name="__DdeLink__168_469529505"/><text:bookmark-start text:name="__DdeLink__124_4695295051"/><text:bookmark-start text:name="__DdeLink__114_4695295051"/><text:bookmark-start text:name="__DdeLink__104_4695295051"/><text:bookmark-start text:name="__DdeLink__79_4695295051"/><text:bookmark-start text:name="__DdeLink__47_46952950511"/><text:bookmark-start text:name="__DdeLink__27_469529505111"/></text:p>
      <text:p text:style-name="P88"><text:bookmark-end text:name="__DdeLink__27_469529505"/><text:bookmark-end text:name="__DdeLink__47_469529505"/><text:bookmark-end text:name="__DdeLink__27_4695295051"/><text:bookmark-end text:name="__DdeLink__124_469529505"/><text:bookmark-end text:name="__DdeLink__114_469529505"/><text:bookmark-end text:name="__DdeLink__104_469529505"/><text:bookmark-end text:name="__DdeLink__79_469529505"/><text:bookmark-end text:name="__DdeLink__47_4695295051"/><text:bookmark-end text:name="__DdeLink__27_46952950511"/><text:bookmark-end text:name="__DdeLink__69_469529505"/><text:bookmark-end text:name="__DdeLink__69_4695295051"/><text:bookmark-end text:name="__DdeLink__21106_1952493538"/><text:bookmark-end text:name="__DdeLink__168_469529505"/><text:bookmark-end text:name="__DdeLink__124_4695295051"/><text:bookmark-end text:name="__DdeLink__114_4695295051"/><text:bookmark-end text:name="__DdeLink__104_4695295051"/><text:bookmark-end text:name="__DdeLink__79_4695295051"/><text:bookmark-end text:name="__DdeLink__47_46952950511"/><text:bookmark-end text:name="__DdeLink__27_469529505111"/></text:p>
      <text:p text:style-name="P88"/>
      <text:p text:style-name="P88">Routines</text:p>
      <text:p text:style-name="P152"/>
      <text:p text:style-name="P26"><text:soft-page-break/><text:span text:style-name="T80">def ones(n: Int, m: Int): </text:span><text:span text:style-name="T91">RichDouble</text:span><text:span text:style-name="T92">2</text:span><text:span text:style-name="T91">DArray</text:span><text:span text:style-name="T80"> </text:span><text:span text:style-name="T96">- constructs a nXm </text:span><text:span text:style-name="T99">RichDouble</text:span><text:span text:style-name="T100">2</text:span><text:span text:style-name="T99">DArray <text:s/></text:span><text:span text:style-name="T96">of ones</text:span></text:p>
      <text:p text:style-name="P26"><text:span text:style-name="T80">def zeros(n: Int, m: Int): </text:span><text:span text:style-name="T91">RichDouble</text:span><text:span text:style-name="T92">2</text:span><text:span text:style-name="T91">DArray </text:span><text:span text:style-name="T96">- constructs a nXm </text:span><text:span text:style-name="T99">RichDouble</text:span><text:span text:style-name="T100">2</text:span><text:span text:style-name="T99">DArray <text:s/></text:span><text:span text:style-name="T96">of zeros</text:span></text:p>
      <text:p text:style-name="P26"><text:span text:style-name="T80">def rand(n: Int, m: Int): </text:span><text:span text:style-name="T82">RichDouble</text:span><text:span text:style-name="T83">2</text:span><text:span text:style-name="T82">DArray <text:s/></text:span><text:span text:style-name="T80"><text:s/></text:span><text:span text:style-name="T96">- constructs a nXm </text:span><text:span text:style-name="T99">RichDouble</text:span><text:span text:style-name="T100">2</text:span><text:span text:style-name="T99">DArray <text:s/></text:span><text:span text:style-name="T96"><text:s/>of random values</text:span></text:p>
      <text:p text:style-name="P26"><text:span text:style-name="T96">d</text:span><text:span text:style-name="T80">ef eye(n: Int, m: Int): </text:span><text:span text:style-name="T82">RichDouble</text:span><text:span text:style-name="T83">2</text:span><text:span text:style-name="T82">DArray <text:s/></text:span><text:span text:style-name="T96">- constructs a nXm </text:span><text:span text:style-name="T99">RichDouble</text:span><text:span text:style-name="T100">2</text:span><text:span text:style-name="T99">DArray </text:span><text:span text:style-name="T96"><text:s/>of zero everywhere except the diagonal</text:span></text:p>
      <text:p text:style-name="P28">Transpose operator ~ </text:p>
      <text:p text:style-name="P17">transposes the <text:span text:style-name="T108">RichDouble</text:span><text:span text:style-name="T112">2</text:span><text:span text:style-name="T108">DArray <text:s/></text:span>, <text:s/><text:span text:style-name="T108">e.g.</text:span></text:p>
      <text:p text:style-name="P17"><text:bookmark-start text:name="__DdeLink__57265_705179836"/><text:bookmark-start text:name="__DdeLink__21462_1952493538"/><text:bookmark-start text:name="__DdeLink__10_469529505"/><text:s text:c="2"/>var <text:s text:c="2"/><text:span text:style-name="T108">rda</text:span> = <text:span text:style-name="T108">rand(9,12) <text:s/>// create RichDouble</text:span><text:span text:style-name="T112">2</text:span><text:span text:style-name="T108">DArray of size 9 X 14</text:span></text:p>
      <text:p text:style-name="P16"><text:s text:c="2"/>var <text:s text:c="2"/>rdat = rda~ <text:s text:c="2"/>// transpose it<text:bookmark-end text:name="__DdeLink__10_469529505"/></text:p>
      <text:p text:style-name="P16"><text:bookmark-end text:name="__DdeLink__57265_705179836"/><text:bookmark-end text:name="__DdeLink__21462_1952493538"/></text:p>
      <text:p text:style-name="P5"/>
      <text:p text:style-name="P152"/>
      <text:p text:style-name="P152"/>
      <text:p text:style-name="P93"/>
      <text:p text:style-name="P153"/>
      <text:h text:style-name="P189" text:outline-level="2">2-D Arrays – The <text:span text:style-name="T113">enhanced</text:span> ScalaLab Array[Array[Double]] type</text:h>
      <text:p text:style-name="P44"/>
      <text:p text:style-name="P43">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43">ScalaLab extends significantly the potential of performing mathematical operations with the standard Java/Scala 2-D double arrays. </text:p>
      <text:p text:style-name="P72">Creating arrays initialized with values</text:p>
      <text:p text:style-name="P43">We can create 1-D arrays <text:s/>with pre-specified elements either as with Scala, e.g.</text:p>
      <text:p text:style-name="P25">var <text:s/>aa = Array(7.8, -9.8, 8.9)</text:p>
      <text:p text:style-name="P41">or as: <text:bookmark-start text:name="__DdeLink__57639_705179836"/></text:p>
      <text:p text:style-name="P25"><text:bookmark-start text:name="__DdeLink__21816_1952493538"/>var <text:s/>aa = AD("7.8, -9.8, 8.9")<text:bookmark-end text:name="__DdeLink__57639_705179836"/><text:bookmark-end text:name="__DdeLink__21816_1952493538"/></text:p>
      <text:p text:style-name="P41">Similarly for 2-D Arrays:</text:p>
      <text:p text:style-name="P25"><text:soft-page-break/>var <text:s/>aa2 = Array(Array(7.8, -9.8, 8.9), Array(2.3, -4.5, -44.5))</text:p>
      <text:p text:style-name="P41">or as:</text:p>
      <text:p text:style-name="P25"><text:bookmark-start text:name="__DdeLink__58011_705179836"/>var <text:s/>aa2 = AAD("7.8, -9.8, 8.9; 2.3 -4.5 -44.5")<text:bookmark-end text:name="__DdeLink__58011_705179836"/></text:p>
      <text:p text:style-name="P41">The elements in the <text:span text:style-name="T115">Array() </text:span>factory method can be either <text:s/>comma or space separated and a semicolon (';') introduces new rows.</text:p>
      <text:p text:style-name="P41"/>
      <text:p text:style-name="P27">Operations on arrays</text:p>
      <text:p text:style-name="P43">Let create a 2-D array:</text:p>
      <text:p text:style-name="P25"><text:bookmark-start text:name="__DdeLink__21818_1952493538"/><text:bookmark-start text:name="__DdeLink__58013_705179836"/>var A = Rand(8, 12)<text:bookmark-end text:name="__DdeLink__58013_705179836"/></text:p>
      <text:p text:style-name="P43"><text:bookmark-end text:name="__DdeLink__21818_1952493538"/>We define a function that adds a constant 5 to a number. </text:p>
      <text:p text:style-name="P25"><text:bookmark-start text:name="__DdeLink__21820_1952493538"/>def inc5(x: Double) = x+5<text:bookmark-end text:name="__DdeLink__21820_1952493538"/></text:p>
      <text:p text:style-name="P43"><text:span text:style-name="T136">We can directly apply a function to all the elements of a 2-D double array with the </text:span><text:span text:style-name="T116">map</text:span><text:span text:style-name="T19"> function:</text:span></text:p>
      <text:p text:style-name="P25"><text:bookmark-start text:name="__DdeLink__16200_1546268605"/><text:bookmark-start text:name="__DdeLink__21822_1952493538"/>var A5 = A map inc5 <text:s text:c="2"/>// map a function<text:bookmark-end text:name="__DdeLink__21822_1952493538"/></text:p>
      <text:p text:style-name="P41">We negate the array simply as:</text:p>
      <text:p text:style-name="P25"><text:bookmark-start text:name="__DdeLink__21824_1952493538"/><text:bookmark-start text:name="__DdeLink__16842_1546268605"/>var A5m = -A5 <text:s/>// unary minus<text:bookmark-end text:name="__DdeLink__21824_1952493538"/><text:bookmark-end text:name="__DdeLink__16842_1546268605"/></text:p>
      <text:p text:style-name="P41">We multiply all the elements with 10. </text:p>
      <text:p text:style-name="P25"><text:bookmark-start text:name="__DdeLink__16844_1546268605"/><text:bookmark-start text:name="__DdeLink__21826_1952493538"/>var A10 = 10*A <text:bookmark-end text:name="__DdeLink__21826_1952493538"/></text:p>
      <text:p text:style-name="P41"><text:span text:style-name="T137">The operation above works by converting 10 to a </text:span><text:span text:style-name="T117">RichNumber </text:span><text:span text:style-name="T137">and then the multiplication with the Array[Array[Double]] is performed. <text:s/>In the same spirit, below A is converted to a </text:span><text:span text:style-name="T117">RichDouble</text:span><text:span text:style-name="T118">2</text:span><text:span text:style-name="T117">DArray </text:span><text:span text:style-name="T137">and then multiplication is performed:</text:span></text:p>
      <text:p text:style-name="P25"><text:bookmark-start text:name="__DdeLink__58015_705179836"/>var A20 = A*20.0 <text:s/><text:bookmark-end text:name="__DdeLink__58015_705179836"/></text:p>
      <text:p text:style-name="P41"><text:bookmark-end text:name="__DdeLink__16844_1546268605"/><text:span text:style-name="T137">We </text:span><text:span text:style-name="T138">can directly apply a lot of mathematical functions, e.g.: </text:span><text:span text:style-name="T119">sin(A), cos(A), tan(A), cosh(A), sinh(A), tanh(A), </text:span><text:span text:style-name="T120">log(A), exp(A).</text:span></text:p>
      <text:p text:style-name="P41"><text:span text:style-name="T139">The </text:span><text:span text:style-name="T121">transpose </text:span><text:span text:style-name="T139">of the array can be taken as:</text:span></text:p>
      <text:p text:style-name="P25"><text:bookmark-start text:name="__DdeLink__21830_1952493538"/>var At = A~<text:bookmark-end text:name="__DdeLink__21830_1952493538"/></text:p>
      <text:p text:style-name="P41">We can multiply arrays as usual:</text:p>
      <text:p text:style-name="P25"><text:bookmark-start text:name="__DdeLink__21828_1952493538"/>var aa = A*At<text:bookmark-end text:name="__DdeLink__21828_1952493538"/></text:p>
      <text:p text:style-name="P41"><text:soft-page-break/>We can express convenient expressions, e.g.:</text:p>
      <text:p text:style-name="P25"><text:bookmark-start text:name="__DdeLink__58017_705179836"/><text:bookmark-start text:name="__DdeLink__21832_1952493538"/><text:bookmark-start text:name="__DdeLink__18126_1546268605"/>var ca = A-2+7*(A+3*A)-cos(A)+tan(A-8+0.3*A)<text:bookmark-end text:name="__DdeLink__58017_705179836"/><text:bookmark-end text:name="__DdeLink__21832_1952493538"/><text:bookmark-end text:name="__DdeLink__18126_1546268605"/></text:p>
      <text:p text:style-name="P41"/>
      <text:p text:style-name="P44"><text:bookmark-end text:name="__DdeLink__16200_1546268605"/></text:p>
      <text:h text:style-name="P190" text:outline-level="2"/>
      <text:h text:style-name="P194" text:outline-level="2"><text:span text:style-name="T81">The RichDouble1DArray </text:span>(1-D Double Arrays<text:span text:style-name="T140">)</text:span></text:h>
      <text:p text:style-name="P176"><text:span text:style-name="T141"><text:s/></text:span><text:span text:style-name="T101">The </text:span><text:span text:style-name="T133">RichDouble1DArray </text:span><text:span text:style-name="T101">object actually wraps an Array[Double] of Scala or a double[] of Java. However, it presents a large number of </text:span><text:span text:style-name="T133">static methods </text:span><text:span text:style-name="T101">to the interpreter in order to facilitate the work of the user. Such methods </text:span><text:span text:style-name="T102">allow more convenient handling with overloading the basic mathematical operators, and using the basic mathematical functions (e.g. sin, cos, tan, etc.) directly on RichDouble1DArray objects.</text:span></text:p>
      <text:p text:style-name="P177">We present these operations by means of examples.</text:p>
      <text:p text:style-name="P176">Operations on 1-D Double Arrays</text:p>
      <text:p text:style-name="P179">Construction from elements:</text:p>
      <text:p text:style-name="P179"><text:bookmark-start text:name="__DdeLink__58389_705179836"/><text:bookmark-start text:name="__DdeLink__32331_1805695457"/><text:bookmark-start text:name="__DdeLink__26080_1514318108"/><text:span text:style-name="T142">var ad = </text:span><text:span text:style-name="T84">AD</text:span><text:span text:style-name="T142">("3.4 -6.7 -1.2 5. 6")</text:span><text:bookmark-end text:name="__DdeLink__58389_705179836"/><text:bookmark-end text:name="__DdeLink__32331_1805695457"/><text:bookmark-end text:name="__DdeLink__26080_1514318108"/></text:p>
      <text:p text:style-name="P180">or </text:p>
      <text:p text:style-name="P179"><text:span text:style-name="T143">var ad1 = </text:span><text:span text:style-name="T85">RD1D</text:span><text:span text:style-name="T143">(3.4, -6.7, -1.2, 5.6)</text:span></text:p>
      <text:p text:style-name="P179">Construction from elements 1-indexed array:</text:p>
      <text:p text:style-name="P179"><text:bookmark-start text:name="__DdeLink__58391_705179836"/><text:bookmark-start text:name="__DdeLink__26456_1514318108"/><text:span text:style-name="T142">var ad1 = </text:span><text:span text:style-name="T84">AD1</text:span><text:span text:style-name="T142">("3.4 -6.7 -1.2 5. 6")</text:span><text:bookmark-end text:name="__DdeLink__58391_705179836"/><text:bookmark-end text:name="__DdeLink__26456_1514318108"/></text:p>
      <text:p text:style-name="P179"/>
      <text:p text:style-name="P179">Variance of an array:</text:p>
      <text:p text:style-name="P179"><text:bookmark-start text:name="__DdeLink__58393_705179836"/><text:bookmark-start text:name="__DdeLink__26458_1514318108"/><text:span text:style-name="T142">var av = </text:span><text:span text:style-name="T84">Var</text:span><text:span text:style-name="T142">(ad)</text:span><text:bookmark-end text:name="__DdeLink__58393_705179836"/><text:bookmark-end text:name="__DdeLink__26458_1514318108"/></text:p>
      <text:p text:style-name="P179"/>
      <text:p text:style-name="P179">Standard Deviation:</text:p>
      <text:p text:style-name="P179"><text:bookmark-start text:name="__DdeLink__58395_705179836"/><text:span text:style-name="T142">var astd = </text:span><text:span text:style-name="T84">std</text:span><text:span text:style-name="T142">(ad)</text:span><text:bookmark-end text:name="__DdeLink__58395_705179836"/></text:p>
      <text:p text:style-name="P179"/>
      <text:p text:style-name="P179">Covariance:</text:p>
      <text:p text:style-name="P179"><text:bookmark-start text:name="__DdeLink__58397_705179836"/><text:span text:style-name="T142">var acov = </text:span><text:span text:style-name="T84">covariance</text:span><text:span text:style-name="T142">(ad, ad)</text:span><text:bookmark-end text:name="__DdeLink__58397_705179836"/></text:p>
      <text:p text:style-name="P179"/>
      <text:p text:style-name="P179">Correlation:</text:p>
      <text:p text:style-name="P181"><text:bookmark-start text:name="__DdeLink__58399_705179836"/><text:span text:style-name="T102">var acor = </text:span><text:span text:style-name="T142">correlation</text:span><text:span text:style-name="T102">(ad, 6*ad)</text:span><text:bookmark-end text:name="__DdeLink__58399_705179836"/></text:p>
      <text:p text:style-name="P178"/>
      <text:p text:style-name="P178">The <text:s/>objective of the RichDouble1DArray class is to provide convenient operations on Java/Scala 1-D arrays <text:soft-page-break/>of doubles. Static operations like for example <text:span text:style-name="T115">sin, cos, tan, log, ceil </text:span>etc are provided with the <text:span text:style-name="T115">RichDouble1DArray </text:span>class. These operations does not convert implicitly the <text:span text:style-name="T115">Array[Double]</text:span> type, <text:span text:style-name="T144">f</text:span>or example:</text:p>
      <text:p text:style-name="P178"/>
      <text:p text:style-name="P182">var x = new Array[Double](20) <text:s text:c="2"/></text:p>
      <text:p text:style-name="P182">x(2) = 6</text:p>
      <text:p text:style-name="P182">var y = sin(x) <text:s text:c="2"/>// sin is provided with the RichDouble1DArray class, and returns also an Array[Double] object</text:p>
      <text:p text:style-name="P182"/>
      <text:p text:style-name="P178">However, we cannot provide convenient operations, like addition, multiplication etc. on an Array[Double] object, since it is a predefined type. Therefore, we exploit the implicit conversions machinery of Scala by means of the conversion to the RichDouble1DArray type. For example: </text:p>
      <text:p text:style-name="P182"><text:bookmark-start text:name="__DdeLink__59141_705179836"/>var x = new Array[Double](20) <text:s text:c="2"/></text:p>
      <text:p text:style-name="P182">x(2) = 6</text:p>
      <text:p text:style-name="P182">var y = sin(x)+3 <text:s text:c="2"/>// sin is provided with the RichDouble1DArray class, and returns also an Array[Double] object<text:bookmark-end text:name="__DdeLink__59141_705179836"/></text:p>
      <text:p text:style-name="P182"/>
      <text:p text:style-name="P178"/>
      <text:p text:style-name="P183"/>
      <text:p text:style-name="P183">The RichDouble<text:span text:style-name="T145">2</text:span>DArray</text:p>
      <text:p text:style-name="P94"/>
      <text:p text:style-name="P178"><text:span text:style-name="T146"><text:s/>The RichDouble</text:span><text:span text:style-name="T145">2</text:span><text:span text:style-name="T146">DArray class also provides operations on two-dimensional array of doubles, corresponding to the Scala type Array[Array[Double]], and </text:span><text:span text:style-name="T147">interoperable</text:span><text:span text:style-name="T146"> with the double[][] type of Java. A large number of operations is supported on this class although the syntax is not as elegant as the other classes. Actually, all the routines described in the book “A Numerical Library in Java for Scientists and Engineers” [</text:span><text:span text:style-name="T146"><text:variable-get text:name="Lau03" office:value-type="float" style:data-style-name="N0">11</text:variable-get></text:span><text:span text:style-name="T146">] </text:span>can be used, since 2D-Double Scala arrays are also Java arrays.</text:p>
      <text:p text:style-name="P154"/>
      <text:h text:style-name="P194" text:outline-level="2">The Vec class</text:h>
      <text:p text:style-name="P99"/>
      <text:p text:style-name="P59">The <text:span text:style-name="T80">Vec</text:span> class implements one-dimensional dense vectors in ScalaSci. </text:p>
      <text:p text:style-name="P104"/>
      <text:p text:style-name="P105">Constructors</text:p>
      <text:list xml:id="list466048893" text:style-name="L10">
        <text:list-item>
          <text:p text:style-name="P61">Vec(len: Integer): Creates a vector of size len initialized to zeros</text:p>
        </text:list-item>
      </text:list>
      <text:p text:style-name="P59"><text:bookmark-start text:name="__DdeLink__14541_511824132"/><text:bookmark text:name="DDE_LINK1"/><text:span text:style-name="T114">var v = new Vec(100) </text:span><text:bookmark-end text:name="__DdeLink__14541_511824132"/>// creates a vector with 100 elements initialized to zero values.</text:p>
      <text:p text:style-name="P104"><text:soft-page-break/></text:p>
      <text:p text:style-name="P62">2. Vec(da: Array[Double]): Creates a vector initialized with the da array</text:p>
      <text:p text:style-name="P64"><text:bookmark-start text:name="__DdeLink__14543_511824132"/>var da = new Array[Double](20)</text:p>
      <text:p text:style-name="P64">da(3)=3</text:p>
      <text:p text:style-name="P64">var dav = new Vec(da)</text:p>
      <text:p text:style-name="P104"><text:bookmark-end text:name="__DdeLink__14543_511824132"/></text:p>
      <text:list xml:id="list1166888670" text:style-name="L11">
        <text:list-item>
          <text:p text:style-name="P108">Construction by specifying the initial elements, e.g.</text:p>
          <text:p text:style-name="P115"><text:bookmark-start text:name="__DdeLink__14545_511824132"/>var v = V("4.5 5.6 -4") // space separated<text:bookmark-end text:name="__DdeLink__14545_511824132"/></text:p>
          <text:p text:style-name="P115">var vv = V("4, -5.6, 6.7, -100.1") // comma separated </text:p>
          <text:p text:style-name="P115"/>
        </text:list-item>
      </text:list>
      <text:p text:style-name="P81">Basic Methods</text:p>
      <text:p text:style-name="P76"><text:bookmark text:name="DDE_LINK21"/>def size: Int // Returns the size of the Vector</text:p>
      <text:p text:style-name="P76">def length: Int // Returns the size of the Vector</text:p>
      <text:p text:style-name="P64">var l = dav.size</text:p>
      <text:p text:style-name="P128"/>
      <text:p text:style-name="P60">Vectors are <text:span text:style-name="T81">dynamically resizable </text:span>while double[] arrays are not. An attempt to update a vector element outside its current range increases automatically the vector's size by a multiplicative factor, e.g. 1.5, in order to avoid frequent resizing operations (which is somehow costly). <text:span text:style-name="T148">For example we can execute:</text:span></text:p>
      <text:p text:style-name="P60">vv(15) = 8</text:p>
      <text:p text:style-name="P60">After that, the length of the vector vv will be 22.</text:p>
      <text:p text:style-name="P60"/>
      <text:p text:style-name="P109">Displaying the whole vector contents</text:p>
      <text:p text:style-name="P129">The whole contents of the vector are printed to Console Standard Output with the <text:span text:style-name="T80">print</text:span> routine, e.g.</text:p>
      <text:p text:style-name="P111"><text:bookmark-start text:name="__DdeLink__15326_511824132"/>var v = vrand(40) // a random vector with 40 elements</text:p>
      <text:p text:style-name="P111">v.print</text:p>
      <text:p text:style-name="P106"><text:bookmark-end text:name="__DdeLink__15326_511824132"/></text:p>
      <text:p text:style-name="P106">In-Place operators</text:p>
      <text:p text:style-name="P155"><text:span text:style-name="T149">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text:span><text:span text:style-name="T150">For example such in-place operators are the ++, –, ** operators, demonstrated at the example below: </text:span><text:span text:style-name="T149"><text:s/></text:span></text:p>
      <text:p text:style-name="P156"><text:bookmark-start text:name="__DdeLink__59147_705179836"/></text:p>
      <text:p text:style-name="P156"><text:bookmark-start text:name="__DdeLink__15849_511824132"/><text:bookmark-start text:name="__DdeLink__15844_511824132"/>var v = vrand(100)<text:bookmark-end text:name="__DdeLink__15844_511824132"/></text:p>
      <text:p text:style-name="P156">var vo = vones(v.length)</text:p>
      <text:p text:style-name="P156">v++vo // adds to v the vo vector</text:p>
      <text:p text:style-name="P156"/>
      <text:p text:style-name="P156">var v10 = 10*vones(v.length)</text:p>
      <text:p text:style-name="P156">v--v10 <text:s/>// subtract in-place</text:p>
      <text:p text:style-name="P156"><text:soft-page-break/></text:p>
      <text:p text:style-name="P156">v**100 <text:s/>// multiply in-place with 100</text:p>
      <text:p text:style-name="P46"><text:bookmark-end text:name="__DdeLink__59147_705179836"/><text:bookmark-end text:name="__DdeLink__15849_511824132"/></text:p>
      <text:p text:style-name="P134">Scalar append Vector operator ::</text:p>
      <text:p text:style-name="P83"><text:span text:style-name="T152">A</text:span>ppends a scalar to the end of a vector, e.g.</text:p>
      <text:p text:style-name="P52"><text:bookmark-start text:name="__DdeLink__16367_511824132"/></text:p>
      <text:p text:style-name="P111"><text:bookmark-start text:name="__DdeLink__16632_511824132"/>var vo = vones(4)</text:p>
      <text:p text:style-name="P111">var vo5 = 5 :: vo<text:bookmark-end text:name="__DdeLink__16367_511824132"/><text:bookmark-end text:name="__DdeLink__16632_511824132"/> <text:s text:c="2"/>// <text:span text:style-name="T153">the operation is </text:span><text:span text:style-name="T86">mutable, </text:span><text:span text:style-name="T154"><text:s/>i.e. <text:s/>the vector vo also is changed</text:span></text:p>
      <text:p text:style-name="P46"/>
      <text:p text:style-name="P122">Scalar prepend Vector operator :::</text:p>
      <text:p text:style-name="P83"><text:bookmark-start text:name="__DdeLink__16370_511824132"/><text:span text:style-name="T156">P</text:span>repends a scalar to the start of a vector, e.g.</text:p>
      <text:p text:style-name="P111"><text:bookmark-start text:name="__DdeLink__59521_705179836"/></text:p>
      <text:p text:style-name="P111"><text:bookmark-start text:name="__DdeLink__16372_511824132"/>var vo = vones(4)</text:p>
      <text:p text:style-name="P111">var vo6 = 6 ::: vo<text:bookmark-end text:name="__DdeLink__16370_511824132"/> <text:s/>// <text:span text:style-name="T153">the operation is </text:span><text:span text:style-name="T86">mutable</text:span><text:span text:style-name="T154">, i.e. <text:s/>the vector vo also is changed</text:span></text:p>
      <text:p text:style-name="P100"><text:bookmark-end text:name="__DdeLink__59521_705179836"/><text:bookmark-end text:name="__DdeLink__16372_511824132"/></text:p>
      <text:p text:style-name="P157">Vector append Scalar operator ::&lt;</text:p>
      <text:p text:style-name="P83"><text:span text:style-name="T153">A</text:span>ppends a scalar to the end of a vector, e.g.</text:p>
      <text:p text:style-name="P111"><text:bookmark-start text:name="__DdeLink__59523_705179836"/></text:p>
      <text:p text:style-name="P111"><text:bookmark-start text:name="__DdeLink__16634_511824132"/>var vo = vones(4)</text:p>
      <text:p text:style-name="P111">var vo5 = vo ::&lt; 5 <text:s/>// <text:span text:style-name="T153">the operation is </text:span><text:span text:style-name="T86">mutable</text:span><text:span text:style-name="T154">, i.e. <text:s/>the vector vo also is changed</text:span><text:bookmark-end text:name="__DdeLink__59523_705179836"/></text:p>
      <text:p text:style-name="P100"><text:bookmark-end text:name="__DdeLink__16634_511824132"/></text:p>
      <text:p text:style-name="P122">Vector prepend Scalar operator :::&lt;</text:p>
      <text:p text:style-name="P83">prepends a scalar to the start of a vector, e.g.</text:p>
      <text:p text:style-name="P83"><text:bookmark-start text:name="__DdeLink__59527_705179836"/><text:bookmark-start text:name="__DdeLink__16895_511824132"/></text:p>
      <text:p text:style-name="P111">var vo = vones(4)</text:p>
      <text:p text:style-name="P111">var vo6 = vo :::&lt; 6 <text:s/>// <text:span text:style-name="T153">the operation is </text:span><text:span text:style-name="T86">mutable</text:span><text:span text:style-name="T154">, i.e. <text:s/>the vector vo also is changed</text:span><text:bookmark-end text:name="__DdeLink__16895_511824132"/></text:p>
      <text:p text:style-name="P100"><text:bookmark-end text:name="__DdeLink__59527_705179836"/></text:p>
      <text:p text:style-name="P122">Vector append Vector operator :::</text:p>
      <text:p text:style-name="P83">appends the first vector at the start of the second, e.g.</text:p>
      <text:p text:style-name="P111"><text:bookmark-start text:name="__DdeLink__59529_705179836"/></text:p>
      <text:p text:style-name="P111"><text:bookmark-start text:name="__DdeLink__16897_511824132"/>vones(2) ::: vrand(5)<text:bookmark-end text:name="__DdeLink__59529_705179836"/></text:p>
      <text:p text:style-name="P100"/>
      <text:p text:style-name="P96"/>
      <text:p text:style-name="P51"/>
      <text:p text:style-name="P135">inc(x1, dx, x2): implements colon operator of MATLAB, i.e. x1:dx:x2</text:p>
      <text:p text:style-name="P119"><text:bookmark-start text:name="__DdeLink__18509_511824132"/><text:bookmark-start text:name="__DdeLink__558_1186232731"/>var (x1, dx, x2) = (-12, 0.01, 18)</text:p>
      <text:p text:style-name="P119">var x = inc(x1, dx, x2)</text:p>
      <text:p text:style-name="P119">var y = sin(0.12*x)+2.3*cos(1.23*x)</text:p>
      <text:p text:style-name="P119"><text:soft-page-break/>plot(x,y)<text:bookmark-end text:name="__DdeLink__558_1186232731"/></text:p>
      <text:p text:style-name="P117"><text:bookmark-end text:name="__DdeLink__16897_511824132"/><text:bookmark-end text:name="__DdeLink__18509_511824132"/></text:p>
      <text:p text:style-name="P133"><text:span text:style-name="T80">linspace: <text:s/></text:span>Linearly spaced vector.</text:p>
      <text:p text:style-name="P133"/>
      <text:p text:style-name="P133"><text:span text:style-name="T81">linspace(x1, x2)</text:span> <text:s/>generates a row vector of 100 linearly equally spaced points between x1 and x2.</text:p>
      <text:p text:style-name="P133"><text:span text:style-name="T81">linspace(x1, x2, N)</text:span> <text:s/>generates N points between x1 and x2. For<text:span text:style-name="T157"> example:</text:span></text:p>
      <text:p text:style-name="P112"/>
      <text:p text:style-name="P112">var N = pow(2, 14).asInstanceOf[Int] // signal length</text:p>
      <text:p text:style-name="P112">var t = linspace(0, 10, N) // sample time axis</text:p>
      <text:p text:style-name="P112">var F1=30; var F2 = 4; // signal frequencies</text:p>
      <text:p text:style-name="P112">var x = sin(F1*t)+2.4*cos(F2*t) // construct synthetic signal</text:p>
      <text:p text:style-name="P112">var fftx = fft(x) // perform FFT</text:p>
      <text:p text:style-name="P112"/>
      <text:p text:style-name="P112">def getReal(x: org.apache.commons.math.complex.Complex) = x.getReal</text:p>
      <text:p text:style-name="P112">var fftxReals = fftx map getReal</text:p>
      <text:p text:style-name="P112">linePlotsOn</text:p>
      <text:p text:style-name="P112">figure(1); subplot(2,1,1); plot(x); title("the signal");</text:p>
      <text:p text:style-name="P112">subplot(2,1,2); plot(fftxReals); <text:s/>title("FFT of the signal - real parts")<text:bookmark-start text:name="__DdeLink__59541_705179836"/><text:bookmark-start text:name="__DdeLink__17505_1316211652"/><text:bookmark-start text:name="__DdeLink__17343_1316211652"/><text:bookmark-start text:name="__DdeLink__17179_1316211652"/><text:bookmark-start text:name="__DdeLink__17159_511824132"/></text:p>
      <text:p text:style-name="P48"><text:bookmark-end text:name="__DdeLink__59541_705179836"/><text:bookmark-end text:name="__DdeLink__17505_1316211652"/><text:bookmark-end text:name="__DdeLink__17343_1316211652"/><text:bookmark-end text:name="__DdeLink__17179_1316211652"/><text:bookmark-end text:name="__DdeLink__17159_511824132"/></text:p>
      <text:p text:style-name="P48"/>
      <text:p text:style-name="P133"><text:s/><text:span text:style-name="T80">logspace: </text:span>Logarithmically spaced vector.</text:p>
      <text:p text:style-name="P133"/>
      <text:p text:style-name="P136"><text:span text:style-name="T81">logspace(x1, x2, N, base) <text:s/></text:span>generates a row vector of N logarithmically equally spaced points between x1 and x2. </text:p>
      <text:p text:style-name="P136">e.g. </text:p>
      <text:p text:style-name="P116">var x = logspace(1, 4, 100, 10)</text:p>
      <text:p text:style-name="P120"><text:bookmark-start text:name="__DdeLink__17665_1316211652"/>var N = pow(2, 14).toInt <text:s/>// signal length</text:p>
      <text:p text:style-name="P120"><text:bookmark-end text:name="__DdeLink__17665_1316211652"/>var tdefault = logspace(0,10, N) <text:s/>// default base 10 </text:p>
      <text:p text:style-name="P120">var base = 2 <text:s/></text:p>
      <text:p text:style-name="P120">var t = logspace(0, 10, N, base) // sample time axis</text:p>
      <text:p text:style-name="P120">base = 10 <text:s/></text:p>
      <text:p text:style-name="P120">var t10 = logspace(0, 10, N, base) // sample time axis</text:p>
      <text:p text:style-name="P120"/>
      <text:p text:style-name="P104"><text:span text:style-name="T80">dot :</text:span> <text:span text:style-name="T96">Vector dot product, <text:s/>e.g.</text:span></text:p>
      <text:p text:style-name="P133"><text:bookmark-start text:name="__DdeLink__17703_511824132"/></text:p>
      <text:p text:style-name="P116"><text:bookmark-start text:name="__DdeLink__17419_511824132"/><text:bookmark-start text:name="__DdeLink__17713_511824132"/><text:bookmark-start text:name="__DdeLink__17723_511824132"/><text:bookmark-start text:name="__DdeLink__59551_705179836"/><text:bookmark-start text:name="__DdeLink__17425_511824132"/><text:bookmark-start text:name="__DdeLink__17433_511824132"/><text:bookmark-start text:name="__DdeLink__17421_511824132"/>var <text:span text:style-name="T158">rv1 = vrand(</text:span><text:span text:style-name="T159">100</text:span><text:span text:style-name="T158">0) <text:s/>// a random vector</text:span><text:bookmark-end text:name="__DdeLink__17421_511824132"/><text:span text:style-name="T158"> </text:span></text:p>
      <text:p text:style-name="P116"><text:bookmark-start text:name="__DdeLink__17427_511824132"/><text:span text:style-name="T158">rv1 = rv1-mean(rv1)</text:span><text:bookmark-end text:name="__DdeLink__17427_511824132"/><text:span text:style-name="T158"> <text:s/>// mean subtract </text:span></text:p>
      <text:p text:style-name="P116"><text:bookmark-end text:name="__DdeLink__17425_511824132"/><text:bookmark-end text:name="__DdeLink__17433_511824132"/><text:span text:style-name="T158">var rv2 = vrand(</text:span><text:span text:style-name="T159">100</text:span><text:span text:style-name="T158">0) // another random vector</text:span></text:p>
      <text:p text:style-name="P116"><text:soft-page-break/>rv2 = rv2-mean(rv2)</text:p>
      <text:p text:style-name="P116">var <text:s/>rv1dprv2 = rv1 dot <text:s/>rv2 <text:s text:c="2"/>// should be small, since vectors are uncorrelated</text:p>
      <text:p text:style-name="P116"><text:span text:style-name="T158">var <text:s/>rv1dprv1 = rv1 dot rv</text:span><text:span text:style-name="T159">1</text:span><text:span text:style-name="T158"> <text:s/>// should be large since is the dot product of a vector by itself</text:span></text:p>
      <text:p text:style-name="P104"><text:bookmark-end text:name="__DdeLink__59551_705179836"/></text:p>
      <text:p text:style-name="P104"><text:bookmark-end text:name="__DdeLink__17703_511824132"/><text:bookmark-end text:name="__DdeLink__17419_511824132"/><text:bookmark-end text:name="__DdeLink__17713_511824132"/><text:bookmark-end text:name="__DdeLink__17723_511824132"/></text:p>
      <text:p text:style-name="P125"><text:span text:style-name="T80">vones(N: Int) : </text:span><text:span text:style-name="T96">generates a N-sized vector of ones</text:span></text:p>
      <text:p text:style-name="P125"><text:span text:style-name="T80">vzeros(N: Int) : </text:span><text:span text:style-name="T96">generates a N-sized vector of zeros</text:span></text:p>
      <text:p text:style-name="P125"><text:span text:style-name="T80">vfill(N: Int, value: Double): </text:span><text:span text:style-name="T96">generates a N-sized vector filled with value </text:span></text:p>
      <text:p text:style-name="P125"><text:span text:style-name="T87">abs, min, max, sin, cos, tan, asin, acos, atan, sinh, cosh, tanh, ceil, floor, sqrt, log, exp: </text:span><text:span text:style-name="T103">the common mathematical routines implemented on vectors</text:span></text:p>
      <text:p text:style-name="P124"><text:span text:style-name="T160">sum(v: Vec) </text:span><text:span text:style-name="T103">: sums the element of the vector</text:span></text:p>
      <text:p text:style-name="P124"><text:span text:style-name="T160">mean(v: Vec) : </text:span><text:span text:style-name="T103">returns the mean value of the elements of the vector</text:span><text:span text:style-name="T161">or</text:span></text:p>
      <text:p text:style-name="P116"/>
      <text:list xml:id="list1836012856" text:style-name="L12">
        <text:list-header>
          <text:p text:style-name="P95"/>
        </text:list-header>
      </text:list>
      <text:p text:style-name="P50"/>
      <text:p text:style-name="P124">vrand(N: Int): returns a uniformly distributed random vector of size N</text:p>
      <text:p text:style-name="P121">var v = vrand(2000)</text:p>
      <text:p text:style-name="P121">plot(v)</text:p>
      <text:p text:style-name="P121">title("2000 random values")</text:p>
      <text:p text:style-name="P121"/>
      <text:p text:style-name="P124">vones(N: Int): returns a N-sized vector of 1s</text:p>
      <text:p text:style-name="P121">var v = vones(300)</text:p>
      <text:p text:style-name="P121"/>
      <text:p text:style-name="P124">vzeros(N: Int): returns a N-sized vector of 0s</text:p>
      <text:p text:style-name="P121">var v = vzeros(300)</text:p>
      <text:p text:style-name="P121"/>
      <text:p text:style-name="P124">sum(v: Vec): <text:s/>sums the elements of v</text:p>
      <text:p text:style-name="P121">var v = vones(20)</text:p>
      <text:p text:style-name="P121">var sm = sum(v)</text:p>
      <text:p text:style-name="P121"/>
      <text:p text:style-name="P121"/>
      <text:p text:style-name="P124">mean(v: Vec): <text:s/>the mean of the elements of v</text:p>
      <text:p text:style-name="P121">var v = vrand(200)</text:p>
      <text:p text:style-name="P121">var mn = mean(v)</text:p>
      <text:p text:style-name="P121"/>
      <text:p text:style-name="P124">vfill(N: Int, value: Double): returns a N-sized vector filled with value</text:p>
      <text:p text:style-name="P121">var v = vfill(300, -0.24)</text:p>
      <text:p text:style-name="P121"/>
      <text:p text:style-name="P124"><text:soft-page-break/>sin, cos, tan, asin, acos, asin, sinh, cosh, tanh: The corresponding trigonometric routines operating on Vectors <text:bookmark-start text:name="__DdeLink__59575_705179836"/></text:p>
      <text:p text:style-name="P121"><text:bookmark-start text:name="__DdeLink__8856_1133918951"/><text:bookmark-start text:name="__DdeLink__578_1186232731"/><text:bookmark-start text:name="__DdeLink__586_1186232731"/><text:bookmark-start text:name="__DdeLink__18547_511824132"/><text:bookmark-start text:name="__DdeLink__598_1186232731"/><text:bookmark-start text:name="__DdeLink__609_1186232731"/><text:bookmark-start text:name="__DdeLink__629_1186232731"/><text:bookmark-start text:name="__DdeLink__563_1186232731"/><text:bookmark-start text:name="__DdeLink__570_1186232731"/><text:bookmark-start text:name="__DdeLink__560_1186232731"/><text:span text:style-name="T162">var t=inc(-</text:span><text:span text:style-name="T163">0.9</text:span><text:span text:style-name="T162">, 0.01, </text:span><text:span text:style-name="T163">0.9</text:span><text:span text:style-name="T162">)</text:span></text:p>
      <text:p text:style-name="P121"><text:span text:style-name="T162">var x = tanh(</text:span><text:span text:style-name="T164">4*</text:span><text:span text:style-name="T162">t)</text:span></text:p>
      <text:p text:style-name="P121"><text:bookmark-start text:name="__DdeLink__611_1186232731"/><text:bookmark-start text:name="__DdeLink__613_1186232731"/><text:bookmark-start text:name="__DdeLink__615_1186232731"/><text:span text:style-name="T162">figure(1); subplot(3,</text:span><text:span text:style-name="T165">2</text:span><text:span text:style-name="T162">,1); plot(t,x</text:span><text:bookmark-end text:name="__DdeLink__560_1186232731"/><text:span text:style-name="T166">);</text:span></text:p>
      <text:p text:style-name="P121"><text:bookmark-end text:name="__DdeLink__611_1186232731"/><text:bookmark-end text:name="__DdeLink__613_1186232731"/><text:bookmark-end text:name="__DdeLink__615_1186232731"/><text:span text:style-name="T162">var xa</text:span><text:span text:style-name="T165">sin</text:span><text:span text:style-name="T162"> = asin(t); subplot(3,</text:span><text:span text:style-name="T165">2</text:span><text:span text:style-name="T162">,2); plot(t, xa</text:span><text:span text:style-name="T165">sin</text:span><text:span text:style-name="T162">); </text:span><text:bookmark-end text:name="__DdeLink__563_1186232731"/><text:bookmark-end text:name="__DdeLink__570_1186232731"/></text:p>
      <text:p text:style-name="P121"><text:span text:style-name="T162">var xa</text:span><text:span text:style-name="T165">cos</text:span><text:span text:style-name="T162"> = a</text:span><text:span text:style-name="T165">cos</text:span><text:span text:style-name="T162">(t); subplot(3,</text:span><text:span text:style-name="T165">2</text:span><text:span text:style-name="T162">,</text:span><text:span text:style-name="T165">3</text:span><text:span text:style-name="T162">); plot(t, xa</text:span><text:span text:style-name="T165">cos</text:span><text:span text:style-name="T162">);</text:span></text:p>
      <text:p text:style-name="P121"><text:span text:style-name="T162">var x</text:span><text:span text:style-name="T165">sinh</text:span><text:span text:style-name="T162"> = </text:span><text:span text:style-name="T165">sinh</text:span><text:span text:style-name="T162">(t); subplot(3,</text:span><text:span text:style-name="T165">2</text:span><text:span text:style-name="T162">,</text:span><text:span text:style-name="T165">4</text:span><text:span text:style-name="T162">); plot(t, </text:span><text:span text:style-name="T165">xsinh</text:span><text:span text:style-name="T162">); </text:span></text:p>
      <text:p text:style-name="P121"><text:span text:style-name="T162">var x</text:span><text:span text:style-name="T165">cosh</text:span><text:span text:style-name="T162"> = </text:span><text:span text:style-name="T165">cosh</text:span><text:span text:style-name="T162">(t); subplot(3,</text:span><text:span text:style-name="T165">2</text:span><text:span text:style-name="T162">,</text:span><text:span text:style-name="T165">5</text:span><text:span text:style-name="T162">); plot(t, </text:span><text:span text:style-name="T165">xcosh</text:span><text:span text:style-name="T162">);</text:span></text:p>
      <text:p text:style-name="P121"><text:bookmark-start text:name="__DdeLink__631_1186232731"/><text:bookmark-start text:name="__DdeLink__633_1186232731"/><text:span text:style-name="T162">var x</text:span><text:span text:style-name="T165">comp</text:span><text:span text:style-name="T162"> = </text:span><text:span text:style-name="T165">4*cos</text:span><text:span text:style-name="T162">(</text:span><text:span text:style-name="T165">4.5*</text:span><text:span text:style-name="T162">t)</text:span><text:span text:style-name="T165">+0.34*sin(-</text:span><text:span text:style-name="T167">18</text:span><text:span text:style-name="T165">.364*t)</text:span><text:span text:style-name="T162">; subplot(3,</text:span><text:span text:style-name="T165">2</text:span><text:span text:style-name="T162">,</text:span><text:span text:style-name="T165">6</text:span><text:span text:style-name="T162">); plot(t, </text:span><text:span text:style-name="T165">xcomp</text:span><text:span text:style-name="T162">); </text:span><text:bookmark-end text:name="__DdeLink__598_1186232731"/><text:bookmark-end text:name="__DdeLink__609_1186232731"/><text:bookmark-end text:name="__DdeLink__629_1186232731"/></text:p>
      <text:p text:style-name="P121"><text:bookmark-end text:name="__DdeLink__59575_705179836"/><text:bookmark-end text:name="__DdeLink__8856_1133918951"/><text:bookmark-end text:name="__DdeLink__578_1186232731"/><text:bookmark-end text:name="__DdeLink__586_1186232731"/><text:bookmark-end text:name="__DdeLink__18547_511824132"/><text:bookmark-end text:name="__DdeLink__631_1186232731"/><text:bookmark-end text:name="__DdeLink__633_1186232731"/></text:p>
      <text:p text:style-name="P55"/>
      <text:p text:style-name="P124">abs, ceil, floor, sqrt, log, exp: The corresponding simple routines operating directly on Vectors </text:p>
      <text:p text:style-name="P54"/>
      <text:p text:style-name="P54"/>
      <text:p text:style-name="P124">fft: Compute Fast Fourier Tran<text:span text:style-name="T168">s</text:span>form</text:p>
      <text:p text:style-name="P116"><text:bookmark-start text:name="__DdeLink__59600_705179836"/><text:bookmark-start text:name="__DdeLink__18555_511824132"/><text:bookmark-start text:name="__DdeLink__27218_1514318108"/><text:bookmark-start text:name="__DdeLink__27230_1514318108"/><text:bookmark-start text:name="__DdeLink__27990_1514318108"/>var F1=30; var F2 = 4; // signal frequencies</text:p>
      <text:p text:style-name="P113">var t = linspace(0, 10, 2^^^12)</text:p>
      <text:p text:style-name="P116">var x = sin(F1*t)+2.4*cos(F2*t) // construct synthetic signal</text:p>
      <text:p text:style-name="P116">var fftx = fft(x) // perform FFT</text:p>
      <text:p text:style-name="P112"/>
      <text:p text:style-name="P112">def getReal(x: org.apache.commons.math<text:span text:style-name="T169">3</text:span>.complex.Complex) = x.getReal</text:p>
      <text:p text:style-name="P112">var fftxReals = fftx map getReal</text:p>
      <text:p text:style-name="P112">linePlotsOn</text:p>
      <text:p text:style-name="P112">figure(1); subplot(2,1,1); plot(x); title("the signal");</text:p>
      <text:p text:style-name="P112">subplot(2,1,2); plot(fftxReals); <text:s/>title("FFT of the signal - real parts")<text:bookmark-start text:name="__DdeLink__59541_7051798361"/><text:bookmark-start text:name="__DdeLink__17505_13162116521"/><text:bookmark-start text:name="__DdeLink__17343_13162116521"/><text:bookmark-start text:name="__DdeLink__17179_13162116521"/><text:bookmark-start text:name="__DdeLink__17159_5118241321"/></text:p>
      <text:p text:style-name="P97"><text:bookmark-end text:name="__DdeLink__59600_705179836"/><text:bookmark-end text:name="__DdeLink__18555_511824132"/><text:bookmark-end text:name="__DdeLink__27218_1514318108"/><text:bookmark-end text:name="__DdeLink__27230_1514318108"/><text:bookmark-end text:name="__DdeLink__27990_1514318108"/><text:bookmark-end text:name="__DdeLink__59541_7051798361"/><text:bookmark-end text:name="__DdeLink__17505_13162116521"/><text:bookmark-end text:name="__DdeLink__17343_13162116521"/><text:bookmark-end text:name="__DdeLink__17179_13162116521"/><text:bookmark-end text:name="__DdeLink__17159_5118241321"/></text:p>
      <text:p text:style-name="P184"/>
      <text:h text:style-name="P191" text:outline-level="2"/>
      <text:p text:style-name="P98"/>
      <text:h text:style-name="P194" text:outline-level="2"><text:bookmark-start text:name="__DdeLink__19918_1481006136"/><text:span text:style-name="T170">M</text:span><text:bookmark-end text:name="__DdeLink__19918_1481006136"/><text:span text:style-name="T170">atrix Select – Update Operations</text:span></text:h>
      <text:p text:style-name="P137"/>
      <text:p text:style-name="P44"><text:span text:style-name="Teletype"><text:span text:style-name="T44">It is convenient to be able to select/update Matrix ranges with a MATLAB-like style. ScalaLab (staring from Apr 17 version) improved on the routines that select and update Matrix sub-ranges. These routines have the same interface independent of the Matrix type. We illustrate those operations by means of examples. </text:span></text:span></text:p>
      <text:p text:style-name="P138"><text:bookmark text:name="Examples_of_Matrix_range_select_operations"/><text:soft-page-break/>Examples of Matrix range select operations</text:p>
      <text:p text:style-name="P44"><text:span text:style-name="Teletype"><text:span text:style-name="T38">Let create a zero-indexed matrix and fill it with some entries. </text:span></text:span></text:p>
      <text:p text:style-name="P139"><text:bookmark-start text:name="__DdeLink__22912_1952493538"/>var N = 4<text:span text:style-name="T171">0</text:span>; var M = 5<text:span text:style-name="T171">0</text:span>;</text:p>
      <text:p text:style-name="P139">var a = new Mat(N,M)</text:p>
      <text:p text:style-name="P139">for (r&lt;-0 until N)</text:p>
      <text:p text:style-name="P139"><text:s text:c="2"/>for (c&lt;-0 until M)</text:p>
      <text:p text:style-name="P139"><text:s text:c="5"/>a(r, c) = r*c<text:bookmark-end text:name="__DdeLink__22912_1952493538"/></text:p>
      <text:p text:style-name="P44"><text:span text:style-name="Teletype"><text:span text:style-name="T38">We can select the row with index 2 with: </text:span></text:span></text:p>
      <text:p text:style-name="P139"><text:bookmark-start text:name="__DdeLink__22914_1952493538"/>val ridx = 2</text:p>
      <text:p text:style-name="P139">val ar2 = a(ridx, ::)<text:bookmark-end text:name="__DdeLink__22914_1952493538"/></text:p>
      <text:p text:style-name="P44"><text:span text:style-name="Teletype"><text:span text:style-name="T38">We can select rows 1 and 2 as: </text:span></text:span></text:p>
      <text:p text:style-name="P141"><text:bookmark-start text:name="__DdeLink__22916_1952493538"/>val a_r1_r2 = a(1, 2, ::)<text:bookmark-end text:name="__DdeLink__22916_1952493538"/></text:p>
      <text:p text:style-name="P143">or</text:p>
      <text:p text:style-name="P141"><text:bookmark-start text:name="__DdeLink__22916_19524935381"/>val a_r1_r2 = a(1::2, ::)<text:bookmark-end text:name="__DdeLink__22916_19524935381"/></text:p>
      <text:p text:style-name="P142"/>
      <text:p text:style-name="P44"><text:span text:style-name="Teletype"><text:span text:style-name="T38">We can specify a "step" parameter, in order not to take rows consecutively, e.g. </text:span></text:span></text:p>
      <text:p text:style-name="P139"><text:bookmark-start text:name="__DdeLink__22918_1952493538"/>val a_r1_s2_r2 = a(1::2::<text:span text:style-name="T171">8</text:span>, ::)<text:bookmark-end text:name="__DdeLink__22918_1952493538"/></text:p>
      <text:p text:style-name="P44"><text:span text:style-name="Teletype"><text:span text:style-name="T38">Symmetrically we can work with columns: </text:span></text:span></text:p>
      <text:p text:style-name="P139"><text:bookmark-start text:name="__DdeLink__23273_1952493538"/>val cidx = 3</text:p>
      <text:p text:style-name="P139">val ac3 = a(::, cidx)</text:p>
      <text:p text:style-name="P139">val a_c1_c3 = a(::, 1::3)</text:p>
      <text:p text:style-name="P139">val a_c1_s2_c5 = a(::, 1::2::4)</text:p>
      <text:p text:style-name="P44"><text:bookmark-end text:name="__DdeLink__23273_1952493538"/><text:span text:style-name="Teletype"><text:span text:style-name="T38">We can select across both rows and columns using the parameter pattern</text:span></text:span><text:span text:style-name="T38"> </text:span><text:span text:style-name="Teletype"><text:span text:style-name="T45">a(startRow, stepRow, endRow, startCol, stepCol, endCol)</text:span></text:span><text:span text:style-name="T38"> </text:span><text:span text:style-name="Teletype"><text:span text:style-name="T38">, e.g. </text:span></text:span></text:p>
      <text:p text:style-name="P139"><text:bookmark-start text:name="__DdeLink__23275_1952493538"/>val apart = a(0, 2, 3, 0, 2, 4)<text:bookmark-end text:name="__DdeLink__23275_1952493538"/></text:p>
      <text:p text:style-name="P144">or</text:p>
      <text:p text:style-name="P139"><text:bookmark-start text:name="__DdeLink__23275_19524935381"/><text:soft-page-break/>val apart = a(0::2::3, 0::2::4)<text:bookmark-end text:name="__DdeLink__23275_19524935381"/></text:p>
      <text:p text:style-name="P144"/>
      <text:p text:style-name="P145"><text:bookmark text:name="Examples_of_Matrix_range_update_operations"/>Examples of Matrix range update operations</text:p>
      <text:p text:style-name="P44"><text:span text:style-name="Teletype"><text:span text:style-name="T38">Let create two simple zero-indexed matrices </text:span></text:span></text:p>
      <text:p text:style-name="P139">var a = rand0(4, 8)</text:p>
      <text:p text:style-name="P139">var o = ones0(2, 3)</text:p>
      <text:p text:style-name="P44"><text:span text:style-name="T38">The single element update operation by default does not resize the matrix, in order to avoid overhead. </text:span><text:span text:style-name="Teletype"><text:span text:style-name="T38">We can update a matrix range copying another matrix at the specified index as: </text:span></text:span></text:p>
      <text:p text:style-name="P139"><text:bookmark-start text:name="__DdeLink__23984_1952493538"/>a(1, <text:s/>2, ::)= o <text:s/>// copy matrix o within a starting at (1,2)</text:p>
      <text:p text:style-name="P44"><text:bookmark-end text:name="__DdeLink__23984_1952493538"/><text:span text:style-name="Teletype"><text:span text:style-name="T38">The operation above overwrites the previous matrix contents at the corresponding positions.</text:span></text:span><text:span text:style-name="T38"> </text:span></text:p>
      <text:p text:style-name="P44"><text:span text:style-name="Teletype"><text:span text:style-name="T38">We can also specify steps for rows and columns, in order not to copy the source matrix consecutively, e.g. </text:span></text:span></text:p>
      <text:p text:style-name="P139"><text:bookmark-start text:name="__DdeLink__23986_1952493538"/>var al = rand0(15, 30)</text:p>
      <text:p text:style-name="P139">var ol = ones0(12, 13)</text:p>
      <text:p text:style-name="P139">var dx = 2; var dy = 3</text:p>
      <text:p text:style-name="P139">al(1, 2, dx, dy)= ol; </text:p>
      <text:p text:style-name="P148"><text:bookmark-end text:name="__DdeLink__23986_1952493538"/><text:bookmark text:name="Using_a_vector_to_fill_Matrix_rows_or_columns"/>Using a vector to fill Matrix rows or columns</text:p>
      <text:p text:style-name="P44"><text:span text:style-name="Teletype"><text:span text:style-name="T38">The use of a vector in order to fill rows and columns of a matrix can be convenient. Here are some examples: </text:span></text:span></text:p>
      <text:p text:style-name="P139"><text:bookmark-start text:name="__DdeLink__23988_1952493538"/><text:bookmark-start text:name="__DdeLink__27779_1185900666"/>val a = zeros0(10, 50)</text:p>
      <text:p text:style-name="P139">val v50 = vfill(50, -1) <text:s/>// used to fill columns</text:p>
      <text:p text:style-name="P139">val v10 = vfill(10, 1) // used to fill rows</text:p>
      <text:p text:style-name="P139">a(2, ::) = v50 <text:s/>// row 2 has -1 s</text:p>
      <text:p text:style-name="P139">a(::, 3) = v10 <text:s/>// column 3 has 1s</text:p>
      <text:p text:style-name="P139"><text:bookmark-end text:name="__DdeLink__27779_1185900666"/></text:p>
      <text:p text:style-name="P146">Some more examples of matrix select/update operations are illustrated with the following script:</text:p>
      <text:p text:style-name="P146"><text:bookmark-start text:name="__DdeLink__27781_1185900666"/></text:p>
      <text:p text:style-name="P140"><text:soft-page-break/>// create a random matrix</text:p>
      <text:p text:style-name="P140">var xx = rand(20)</text:p>
      <text:p text:style-name="P140">var rowS = 1; var rowE = 16; var rowI = 2</text:p>
      <text:p text:style-name="P140">var colS = 1; var colE = 16; var colI = 2</text:p>
      <text:p text:style-name="P140">// select a row range</text:p>
      <text:p text:style-name="P140">var ff = xx(rowS::rowE, ::)</text:p>
      <text:p text:style-name="P140">// update that row range</text:p>
      <text:p text:style-name="P140">xx(rowS::rowE, ::) = 8.8</text:p>
      <text:p text:style-name="P140">// select a row range with increment rowI</text:p>
      <text:p text:style-name="P140">var fff = xx(rowS::rowI::rowE, ::)</text:p>
      <text:p text:style-name="P140">// update that row range</text:p>
      <text:p text:style-name="P140">xx(rowS::rowI::rowE, ::) = 55.4</text:p>
      <text:p text:style-name="P140"/>
      <text:p text:style-name="P140">// select a column range</text:p>
      <text:p text:style-name="P140">var ffc = xx(::, colS::colE)</text:p>
      <text:p text:style-name="P140">// update that column range</text:p>
      <text:p text:style-name="P140">xx(::, colS::colE)= -99.9</text:p>
      <text:p text:style-name="P140">// select a column range with increment colI</text:p>
      <text:p text:style-name="P140">var fffc = xx(::, colS::colI::colE)</text:p>
      <text:p text:style-name="P140">// update that column range</text:p>
      <text:p text:style-name="P140">xx(::, colS::colI::colE)= 33</text:p>
      <text:p text:style-name="P140">// some more select operations</text:p>
      <text:p text:style-name="P140">var sel1 = xx(rowS::2::rowE, 3::2::colE)+5.7</text:p>
      <text:p text:style-name="P140">var sel2 = xx(rowS::rowE, 3::2::colE)+57.9</text:p>
      <text:p text:style-name="P140">var sel3 = xx(rowS::rowE, 3::colE)</text:p>
      <text:p text:style-name="P140">var sel4 = xx(rowS::rowE, 3::2::colE)</text:p>
      <text:p text:style-name="P140"><text:soft-page-break/>var sel5 = xx(rowS::rowE, ::)</text:p>
      <text:p text:style-name="P140">var sel6 = xx(::, 3::colE)</text:p>
      <text:p text:style-name="P140"/>
      <text:p text:style-name="P140">var sel7 = xx(2, ::) <text:s/>// 2nd row</text:p>
      <text:p text:style-name="P140">var sel8 = xx(::, 2) // 2nd column</text:p>
      <text:p text:style-name="P140">var sel9 = xx(2, 2::3) // 2nd row, elements 2 up to 3</text:p>
      <text:p text:style-name="P140">var sel10 = xx(2, 2::2::10) <text:s text:c="2"/>// 2nd row, elements 2 up to 10 by step 2</text:p>
      <text:p text:style-name="P140">var sel11 = xx(3::6, 3) <text:s/>// 3nd column, rows 3 up to 6</text:p>
      <text:p text:style-name="P140">var sel12 = xx(2::3::15, 4) // 4th column, rows 2 to 15 by step 3</text:p>
      <text:p text:style-name="P140"/>
      <text:p text:style-name="P140">// And some update operations:</text:p>
      <text:p text:style-name="P140">var x = rand0(20); x(1::2::6, 2::3)= 150.4</text:p>
      <text:p text:style-name="P140">var x2 = rand0(20); x2(3::5, 2::2::12)= 50.4</text:p>
      <text:p text:style-name="P140">var x3 = rand0(9); x3(2::3, 5::6)=88</text:p>
      <text:p text:style-name="P140"/>
      <text:p text:style-name="P140">x(2,::) = 22.3 <text:s text:c="2"/>// all elements of row 2 to 22.3</text:p>
      <text:p text:style-name="P140">x(::, 3) = 12 <text:s text:c="2"/>// all elements of column 3 to 12</text:p>
      <text:p text:style-name="P140">x(2, 3::4) = 44 // elements 3 up to 4 of row 2 to 44<text:bookmark-end text:name="__DdeLink__27781_1185900666"/></text:p>
      <text:p text:style-name="P140">x(2, 3::2::12) = 122.2 <text:s/>// elements 3 up to 12 by step 2 of row 2 to 122.2</text:p>
      <text:p text:style-name="P140">x(::, 3) = 33.3 <text:s/>// all elements of column 3 to 33.3</text:p>
      <text:p text:style-name="P140">x(2::5, 3) = -4.3 <text:s/>// elements of rows 2 up to 5 of column 3 to -4.3</text:p>
      <text:p text:style-name="P140">x(2::3::15, 3) = sin(x(1,1)) // elements of rows 2 to 15 by step 3 to sin(x(1,1))</text:p>
      <text:p text:style-name="P140"/>
      <text:p text:style-name="P140"/>
      <text:h text:style-name="P192" text:outline-level="2"><text:bookmark-end text:name="__DdeLink__23988_1952493538"/>Consistency Across Many Matrix Libraries</text:h>
      <text:p text:style-name="P44"><text:span text:style-name="Teletype"><text:span text:style-name="T49">An important advantage of ScalaLab is that it can utilize effectively and flexibly different </text:span></text:span><text:soft-page-break/><text:span text:style-name="Teletype"><text:span text:style-name="T49">Java/Scala Matrix libraries. Each such library has its own data representations with the consequent advantages/disadvantages and implements its own numerical routines.</text:span></text:span><text:span text:style-name="T49"> </text:span></text:p>
      <text:p text:style-name="P43"><text:span text:style-name="Teletype"><text:span text:style-name="T38">However, at the original ScalaSci design, the complexity and non-uniformity of the Matrix libraries, resulted in an inconsistent ScalaSci interface of the Matrix routines. Therefore, we redesign ScalaSci in order to utilize Scala features that enforce the consistency with the help of the Scala compiler. Below we present those design features. </text:span></text:span></text:p>
      <text:p text:style-name="P43"><text:span text:style-name="Teletype"><text:span text:style-name="T38">Many important classes of ScalaSci, such as the </text:span></text:span><text:span text:style-name="Teletype"><text:span text:style-name="T45">Vec</text:span></text:span><text:span text:style-name="T38"> </text:span><text:span text:style-name="Teletype"><text:span text:style-name="T38">, the one-indexed matrix class </text:span></text:span><text:span text:style-name="Teletype"><text:span text:style-name="T45">Matrix</text:span></text:span><text:span text:style-name="T38"> </text:span><text:span text:style-name="Teletype"><text:span text:style-name="T38">and the highly convenient </text:span></text:span><text:span text:style-name="Teletype"><text:span text:style-name="T45">RichDouble1DArray</text:span></text:span><text:span text:style-name="T38"> </text:span><text:span text:style-name="Teletype"><text:span text:style-name="T38">classes, are independent of the particular zero-indexed Matrix library. Therefore, these routines are always available, independently of the particular zero-indexed library at which the Scala Interpreter switches. </text:span></text:span></text:p>
      <text:p text:style-name="P43"><text:span text:style-name="Teletype"><text:span text:style-name="T38">We placed the definitions of these libraries in a </text:span></text:span><text:span text:style-name="Teletype"><text:span text:style-name="T45">Scala trait</text:span></text:span><text:span text:style-name="T38"> </text:span><text:span text:style-name="Teletype"><text:span text:style-name="T38">, which all the library specific Scala objects mix-in, in order to obtain that functionality. This trait is the scalaSci.StaticScalaSciGlobal</text:span></text:span><text:span text:style-name="T38"> </text:span><text:span text:style-name="Teletype"><text:span text:style-name="T38">trait</text:span></text:span><text:span text:style-name="T38"> </text:span><text:span text:style-name="T49">and can be obtained from the ScalaLab source.</text:span></text:p>
      <text:p text:style-name="P43"><text:span text:style-name="Teletype"><text:span text:style-name="T38">In order to abstract the functionality that each ScalaSci matrix class should implement we have designed two traits, the </text:span></text:span><text:span text:style-name="Teletype"><text:span text:style-name="T46">scalaSciMatrix</text:span></text:span><text:span text:style-name="T38"> </text:span><text:span text:style-name="Teletype"><text:span text:style-name="T38">that defines the mandatory</text:span></text:span><text:span text:style-name="T38"> </text:span><text:span text:style-name="Teletype"><text:span text:style-name="T38">functionality from each Matrix class and the </text:span></text:span><text:span text:style-name="Teletype"><text:span text:style-name="T46">StaticScalaSciGlobal</text:span></text:span><text:span text:style-name="T38"> <text:s/></text:span><text:span text:style-name="Teletype"><text:span text:style-name="T38">trait, that defines also the mandatory</text:span></text:span><text:span text:style-name="T38"> </text:span><text:span text:style-name="Teletype"><text:span text:style-name="T38">functionality of the static routines that correspond to the currently utilized zero-indexed class. </text:span></text:span></text:p>
      <text:p text:style-name="P44"><text:span text:style-name="Teletype"><text:span text:style-name="T38">Each scalaSci matrix wrapper class mixes-in the scalaSciMatrix</text:span></text:span><text:span text:style-name="T38"> </text:span><text:span text:style-name="Teletype"><text:span text:style-name="T38">trait, </text:span></text:span><text:span text:style-name="Teletype"><text:span text:style-name="T50">that can be obtained from the ScalaLab source code. </text:span></text:span><text:span text:style-name="Teletype"><text:span text:style-name="T51">We should note also that this trait defines a large number of </text:span></text:span><text:span text:style-name="Teletype"><text:span text:style-name="T52">in-place </text:span></text:span><text:span text:style-name="Teletype"><text:span text:style-name="T53">operations, e.g. </text:span></text:span></text:p>
      <text:p text:style-name="P44"><text:span text:style-name="Teletype"><text:span text:style-name="T48">var a = ones0(20, 30)</text:span></text:span></text:p>
      <text:p text:style-name="P44"><text:span text:style-name="Teletype"><text:span text:style-name="T48">a.sin <text:s/>// take the sine of all matrix elements,</text:span></text:span><text:span text:style-name="Teletype"><text:span text:style-name="T47">in-place, i.e. </text:span></text:span><text:span text:style-name="Teletype"><text:span text:style-name="T48">without creating another matrix </text:span></text:span></text:p>
      <text:p text:style-name="P147"><text:span text:style-name="Teletype"><text:span text:style-name="T39">Also, each ScalaSci Static Imports Object</text:span></text:span><text:span text:style-name="T151"> </text:span><text:span text:style-name="Teletype"><text:span text:style-name="T39">mixes in the StaticScalaSciCommonOps</text:span></text:span><text:span text:style-name="T151"> </text:span><text:span text:style-name="Teletype"><text:span text:style-name="T39">trait, in order to force the implementation of the common API. </text:span></text:span><text:span text:style-name="Teletype"><text:span text:style-name="T41">The current code of this object can also be obtained from the sources of ScalaLab. </text:span></text:span></text:p>
      <text:p text:style-name="P149"><text:span text:style-name="T172">Below we describe in some detail the </text:span><text:span text:style-name="T135">scalaSciMatrix</text:span><text:span text:style-name="T29"> trait because it provides many useful operations that are available for all the Matrix types of ScalaLab. </text:span></text:p>
      <text:p text:style-name="P150"/>
      <text:p text:style-name="P150"/>
      <text:p text:style-name="P150"/>
      <text:h text:style-name="P193" text:outline-level="2"><text:soft-page-break/>The scalaSciMatrix trait</text:h>
      <text:p text:style-name="P42"/>
      <text:p text:style-name="P2"><text:span text:style-name="T20">The </text:span><text:span text:style-name="T122">scalaSciMatrix </text:span><text:span text:style-name="T20">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text:span text:style-name="T21">We describe some important operations provided by the </text:span><text:span text:style-name="T123">scalaSciMatrix </text:span><text:span text:style-name="T21">trait to any </text:span><text:span text:style-name="T123">scalaSci </text:span><text:span text:style-name="T21">matrix type.</text:span></text:p>
      <text:p text:style-name="P31">Let create a 5X5 random matrix:</text:p>
      <text:p text:style-name="P10">var x = rand0(5, 5)</text:p>
      <text:p text:style-name="P33"><text:span text:style-name="T173">We can get the number of its rows and columns with </text:span><text:span text:style-name="T174">(either as public fields or with method calls)</text:span><text:span text:style-name="T173">:</text:span></text:p>
      <text:p text:style-name="P11">var nr = x.numRows</text:p>
      <text:p text:style-name="P11">var nc = x.numColumns</text:p>
      <text:p text:style-name="P11">var nr2 = x.numRows()</text:p>
      <text:p text:style-name="P11">var nc2 = x.numColumns()</text:p>
      <text:p text:style-name="P34"/>
      <text:p text:style-name="P2"><text:span text:style-name="T22">The <text:s/></text:span><text:span text:style-name="T124"><text:s/>getv()_ </text:span><text:span text:style-name="T22">routine <text:s/>returns</text:span><text:span text:style-name="T124"> the low-level data representation of the Matrix</text:span><text:span text:style-name="T22">, whatever it is. Common representations are for example, a one-dimensional array of doubles arranged in either row-storage format or column-storage format, or a two-dimensional array of doubles. </text:span><text:span text:style-name="T23">For example for the EJML library </text:span><text:span text:style-name="T125">getv() </text:span><text:span text:style-name="T23">returns a one-dimensional array of doubles, since EJML works by mapping two-dimensional matrices to a one-dimensional Java array of doubles. We can call </text:span><text:span text:style-name="T125">getv</text:span><text:span text:style-name="T23"> as:</text:span></text:p>
      <text:p text:style-name="P12">var xv = x.getv</text:p>
      <text:p text:style-name="P12"/>
      <text:p text:style-name="P32"><text:span text:style-name="T175">The </text:span><text:span text:style-name="T126">getNativeMatrixRef()</text:span><text:span text:style-name="T175"> routine is also very useful. It <text:s/>returns </text:span><text:span text:style-name="T126">the library dependent class </text:span><text:span text:style-name="T175">that implements native operations. This allows ScalaLab code to combine Scala implemented operations, with the existing <text:s text:c="8"/>native operations provided by the Java library. In this way the full potential of the underlying Java class can be utilized. <text:s/></text:span><text:span text:style-name="T176">For example for an EJML based matrix type:</text:span></text:p>
      <text:p text:style-name="P13">var nativeEJML = x.getNativeMatrixRef</text:p>
      <text:p text:style-name="P32"><text:span text:style-name="T176">returns the </text:span><text:span text:style-name="T127">org.ejml.simple.SimpleMatrix</text:span><text:span text:style-name="T176"> on which the ScalaLab EJML-based matrix is based.</text:span></text:p>
      <text:p text:style-name="P36"><text:soft-page-break/></text:p>
      <text:p text:style-name="P32"><text:span text:style-name="T177">The </text:span><text:span text:style-name="T128">matFromNative()</text:span><text:span text:style-name="T177"> method returns the ScalaSci matrix from the native representation whatever the native representation is. In that way we can process the native representation <text:s/>with the methods of the native library and after that take the updated matrix class. Clearly, this method can be combined with </text:span><text:span text:style-name="T128">getNativeMatrixRef() </text:span><text:span text:style-name="T177">to switch back and forth between the native and scalaSci matrix object formats.</text:span></text:p>
      <text:p text:style-name="P37"/>
      <text:p text:style-name="P2"><text:span text:style-name="T24">The </text:span><text:span text:style-name="T129">scalaSciMatrix </text:span><text:span text:style-name="T24">trait also provides many </text:span><text:span text:style-name="T129">apply()</text:span><text:span text:style-name="T24"> and </text:span><text:span text:style-name="T129">update()</text:span><text:span text:style-name="T24"> methods for convenient matrix indexing and update, and a lot of filtering and utility methods. </text:span></text:p>
      <text:p text:style-name="P38">Additionally, some very useful routines are defined as:</text:p>
      <text:p text:style-name="P38"/>
      <text:p text:style-name="P14"><text:s/>// <text:s/>det() is the determinant of the square matrix X.</text:p>
      <text:p text:style-name="P14">def det(): Double </text:p>
      <text:p text:style-name="P14"/>
      <text:p text:style-name="P14">/* <text:s text:c="2"/>trace(): <text:s text:c="2"/>is the sum of the diagonal elements of A, which is</text:p>
      <text:p text:style-name="P14"><text:s text:c="4"/>also the sum of the eigenvalues of A. */</text:p>
      <text:p text:style-name="P14">def trace(): Double <text:s/></text:p>
      <text:p text:style-name="P14"/>
      <text:p text:style-name="P14">def inv(): specificMatrix <text:s/>// the inverse of the matrix</text:p>
      <text:p text:style-name="P14"/>
      <text:p text:style-name="P14">def pinv(): specificMatrix <text:s text:c="2"/>// the pseudo-inverse of the matrix <text:s/></text:p>
      <text:p text:style-name="P14"><text:s text:c="2"/></text:p>
      <text:p text:style-name="P14"><text:s text:c="2"/>/*returns the 2-norm condition number (the ratio of the</text:p>
      <text:p text:style-name="P14"><text:s text:c="4"/>largest singular value of X to the smallest). <text:s/>Large condition</text:p>
      <text:p text:style-name="P14"><text:s text:c="4"/>numbers indicate a nearly singular matrix.</text:p>
      <text:p text:style-name="P14"><text:s/>*/</text:p>
      <text:p text:style-name="P14">def cond(): Double <text:s text:c="2"/></text:p>
      <text:p text:style-name="P14"><text:soft-page-break/>// <text:s/>provides an estimate of the number of linearly independent rows or columns of a matrix A.</text:p>
      <text:p text:style-name="P14">def rank(): Int</text:p>
      <text:p text:style-name="P14"><text:s text:c="2"/></text:p>
      <text:p text:style-name="P14">/* <text:s text:c="3"/>(V,D) = eig(X) : produces an array <text:s/>D of eigenvalues and a</text:p>
      <text:p text:style-name="P14"><text:s text:c="4"/>full matrix V whose columns are the corresponding eigenvectors so</text:p>
      <text:p text:style-name="P14"><text:s text:c="4"/>that X*V = V*D */</text:p>
      <text:p text:style-name="P14"><text:s/>def eig(): (RichDouble2DArray, RichDouble1DArray) </text:p>
      <text:p text:style-name="P14"><text:s text:c="2"/></text:p>
      <text:p text:style-name="P14">/* (U,S,V) = svd() produces a diagonal matrix S, of the same </text:p>
      <text:p text:style-name="P14"><text:s text:c="4"/>dimension as X and with nonnegative diagonal elements in</text:p>
      <text:p text:style-name="P14"><text:s text:c="4"/>decreasing order, and unitary matrices U and V so that</text:p>
      <text:p text:style-name="P14"><text:s text:c="4"/>X = U*S*V'. <text:s/></text:p>
      <text:p text:style-name="P14"><text:s text:c="4"/>*/</text:p>
      <text:p text:style-name="P14"><text:s text:c="3"/>def <text:s/>svd(): (RichDouble2DArray, RichDouble1DArray, RichDouble2DArray)</text:p>
      <text:p text:style-name="P14"><text:s text:c="2"/></text:p>
      <text:p text:style-name="P14">}</text:p>
      <text:p text:style-name="P14"/>
      <text:p text:style-name="P35"><text:s text:c="6"/></text:p>
      <text:h text:style-name="P194" text:outline-level="2">NUMAL library interface and the one-indexed Matrix class </text:h>
      <text:h text:style-name="P195" text:outline-level="1"/>
      <text:p text:style-name="P43"><text:span text:style-name="T178">Another basic library is the NUMAL Javal library described in [</text:span><text:span text:style-name="T178"><text:variable-get text:name="Lau03" office:value-type="float" style:data-style-name="N0">11</text:variable-get></text:span><text:span text:style-name="T178">]. </text:span><text:span text:style-name="T179">NUMAL has a lot of routines covering a wide range of numerical analysis tasks. NUMAL uses one-indexing of arrays as MATLAB </text:span><text:span text:style-name="T180">and Fortran also do. The </text:span><text:span text:style-name="T130">Matrix </text:span><text:span text:style-name="T180">ScalaLab class is a one-indexed class designed to facilitate the ScalaLab user in accessing NUMAL functionality. </text:span><text:span text:style-name="T178">The routines of that library operate on the Array[Array[Double]] type and they are imported by default in the Scala Interpreter. </text:span><text:span text:style-name="T181">Also, the </text:span><text:span text:style-name="T131">RichDouble</text:span><text:span text:style-name="T132">2</text:span><text:span text:style-name="T131">DArray</text:span><text:span text:style-name="T181"> Scala object aims to implement an additional simpler interface to these </text:span><text:soft-page-break/><text:span text:style-name="T181">routines. Additionally, an implicit conversion </text:span><text:span text:style-name="T182">from Matrix to Array[Array[Double]] </text:span><text:span text:style-name="T181">allows the NUMAL machinery to be used with the Matrix ScalaLab type. </text:span></text:p>
      <text:p text:style-name="P43"><text:span text:style-name="T183">The </text:span><text:span text:style-name="T88">Matrix</text:span><text:span text:style-name="T104"> class in ScalaLab implements a 1-indexed matrix class, i.e. if <text:s/></text:span><text:span text:style-name="T88">a </text:span><text:span text:style-name="T104"><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01">Therefore, t<text:span text:style-name="T58">he </text:span><text:span text:style-name="T62">Matrix</text:span><text:span text:style-name="T58"> class implements one-indexed two-dimensional dense matrices in ScalaSci that are very useful for using the powerful </text:span><text:span text:style-name="T62">NUMAL</text:span><text:span text:style-name="T58"> Numerical Library supplied with the book:</text:span></text:p>
      <text:p text:style-name="P67">“<text:span text:style-name="T96">A Numerical</text:span> <text:span text:style-name="T96">Library in Java for Scientists &amp; Engineers”, Hang T. Lau, Chapman &amp; Hall/CRC, </text:span><text:span text:style-name="T105">2004</text:span></text:p>
      <text:p text:style-name="P127"/>
      <text:p text:style-name="P105">Constructors</text:p>
      <text:p text:style-name="P104"/>
      <text:p text:style-name="P104"><text:span text:style-name="T62">Matrix(rows: Integer, cols: Integer) </text:span><text:span text:style-name="T58">// Creates a Matrix of size rows, cols initialized to zeros</text:span></text:p>
      <text:p text:style-name="P59"/>
      <text:p text:style-name="P64"><text:bookmark-start text:name="__DdeLink__19343_511824132"/>var m=new Matrix(2, 3)</text:p>
      <text:p text:style-name="P64"/>
      <text:p text:style-name="P69">Construction by specifying the initial elements, e.g.</text:p>
      <text:p text:style-name="P66"/>
      <text:p text:style-name="P66"><text:bookmark-end text:name="__DdeLink__19343_511824132"/>var m1 = M1("4.5 5.6 -4; 4.5 3 -3.4") // space separated</text:p>
      <text:p text:style-name="P66">var m2 = M1("4.5, 5.6, -4; 4.5, 3, -3.4") // comma separated</text:p>
      <text:list xml:id="list868514028" text:style-name="L13">
        <text:list-header>
          <text:p text:style-name="P53"/>
        </text:list-header>
      </text:list>
      <text:p text:style-name="P59"><text:bookmark text:name="DDE_LINK22"/><text:bookmark text:name="DDE_LINK3"/>// construct Matrix by copying the array values</text:p>
      <text:p text:style-name="P104"><text:bookmark text:name="DDE_LINK31"/><text:span text:style-name="T62">Matrix(da: Array[Array[Double]]) </text:span><text:span text:style-name="T58">// Creates a Matrix initialized with the da array</text:span></text:p>
      <text:p text:style-name="P104"><text:bookmark-start text:name="__DdeLink__19613_511824132"/>var dd = new Array[Array[Double]](2,4)</text:p>
      <text:p text:style-name="P125">dd(1)(1)=11</text:p>
      <text:p text:style-name="P125"><text:bookmark text:name="DDE_LINK11"/><text:bookmark text:name="DDE_LINK4"/>var mdd = new Matrix(dd)</text:p>
      <text:p text:style-name="P104"><text:bookmark-end text:name="__DdeLink__19613_511824132"/></text:p>
      <text:p text:style-name="P84">// construct a Matrix by <text:span text:style-name="T80">reference an existing double array</text:span>,</text:p>
      <text:p text:style-name="P84">// in order to avoid duplicating the array</text:p>
      <text:p text:style-name="P125"><text:bookmark-start text:name="__DdeLink__19618_511824132"/>var tm = new Matrix(1,1) // a small Matrix object</text:p>
      <text:p text:style-name="P125"><text:bookmark text:name="DDE_LINK5"/>tm.setv(dd, 1, 3) // set its value content to an existing double array of size 2X4</text:p>
      <text:p text:style-name="P104"><text:bookmark-end text:name="__DdeLink__19618_511824132"/></text:p>
      <text:p text:style-name="P104"><text:span text:style-name="T62">Matrix(rows: Integer, cols: Integer, initValue: Double) </text:span><text:span text:style-name="T58">// Creates a Matrix of size rows, cols initialized to initValue</text:span></text:p>
      <text:p text:style-name="P64"><text:soft-page-break/>var m=new Matrix(3, 4, 3.4)</text:p>
      <text:p text:style-name="P104"/>
      <text:p text:style-name="P59">// construct a Matrix from a two-dimensional double array without copying the array values</text:p>
      <text:p text:style-name="P84"><text:span text:style-name="T62">Matrix(da: Array[Array[Double]], flag: Boolean) </text:span><text:span text:style-name="T58">// Creates a Matrix initialized with a reference to the da array</text:span></text:p>
      <text:p text:style-name="P104"/>
      <text:p text:style-name="P77">// construct a Matrix from an one-dimensional double array</text:p>
      <text:p text:style-name="P78">Matrix(da: Array[Double])</text:p>
      <text:p text:style-name="P64"><text:bookmark-start text:name="__DdeLink__60342_705179836"/><text:bookmark-start text:name="__DdeLink__19620_511824132"/>var od = new Array[Double](10)</text:p>
      <text:p text:style-name="P64">od(2)=2.2</text:p>
      <text:p text:style-name="P64">var odm = new Matrix(od)</text:p>
      <text:p text:style-name="P104"><text:bookmark-end text:name="__DdeLink__60342_705179836"/><text:bookmark-end text:name="__DdeLink__19620_511824132"/></text:p>
      <text:p text:style-name="P104"/>
      <text:p text:style-name="P85">Basic Methods</text:p>
      <text:p text:style-name="P80"><text:span text:style-name="T80">def size: Int </text:span><text:span text:style-name="T96">// Returns the number of rows and columns of the Mat</text:span></text:p>
      <text:p text:style-name="P80"><text:span text:style-name="T80">def length: Int </text:span><text:span text:style-name="T96">// Returns the number of rows of Mat</text:span></text:p>
      <text:p text:style-name="P80"><text:span text:style-name="T80">def Nrows: Int </text:span><text:span text:style-name="T96">// Returns the number of rows of Mat</text:span></text:p>
      <text:p text:style-name="P48"><text:span text:style-name="T80">def Ncols: Int</text:span> <text:span text:style-name="T96">// Returns the number of columns of Mat</text:span></text:p>
      <text:p text:style-name="P47"/>
      <text:p text:style-name="P107">Accessing the internal implemenation:</text:p>
      <text:p text:style-name="P132">The <text:span text:style-name="T80">Array[Array[Double]] v</text:span> keeps the Matrix internally and can be accessed as:</text:p>
      <text:p text:style-name="P123">var ddArr = myMat.getv</text:p>
      <text:p text:style-name="P132">Matrix number of Rows and can be retrieved as:</text:p>
      <text:p text:style-name="P107">var Nrows = myMat.length</text:p>
      <text:p text:style-name="P107">var Nrows = myMat.getv.length</text:p>
      <text:p text:style-name="P107">var Ncols = myMat.getv(0).length</text:p>
      <text:p text:style-name="P107">var siz = size(myMat) // returns an array siz such that: </text:p>
      <text:p text:style-name="P132">// siz(0): #rows, siz(1): # columns</text:p>
      <text:p text:style-name="P103"/>
      <text:p text:style-name="P107">Resizing:</text:p>
      <text:p text:style-name="P107">myMat(14,15)=1.111 // automatically resizing to include the element</text:p>
      <text:p text:style-name="P103"/>
      <text:p text:style-name="P172"><text:s/>Convenient Matrix MATLAB-like operations:</text:p>
      <text:p text:style-name="P107"/>
      <text:p text:style-name="P123">a. Row selection</text:p>
      <text:list xml:id="list78444200" text:style-name="L14">
        <text:list-item>
          <text:p text:style-name="P130">Rows from Matrix <text:span text:style-name="T114">M</text:span> <text:span text:style-name="T3">can be selected as </text:span><text:span text:style-name="T134">M(fromRow, toRow, ::)</text:span><text:span text:style-name="T114">, </text:span><text:span text:style-name="T3">where </text:span><text:span text:style-name="T114">fromRow</text:span> <text:span text:style-name="T3">is the starting row, </text:span><text:span text:style-name="T114">toRow</text:span> <text:span text:style-name="T3">is the ending row, e.g.</text:span></text:p>
          <text:p text:style-name="P110">var mr2_5 = myMat(2, 5, ::) // select rows 2 to 5, all columns, i.e. MATLAB's myMat(2:5,:)</text:p>
        </text:list-item>
        <text:list-item>
          <text:p text:style-name="P130"><text:soft-page-break/>Order of row selection is <text:span text:style-name="T80">reversed</text:span> if <text:span text:style-name="T114">fromRow &gt; toRow, e</text:span><text:span text:style-name="T3">.</text:span><text:span text:style-name="T114">g</text:span><text:span text:style-name="T3">.</text:span></text:p>
          <text:p text:style-name="P114">var mr5_2 = myMat(5, 2, ::) // select rows 5 downto, all columns, i.e. MATLAB's myMat(5:-1:2.:)</text:p>
        </text:list-item>
        <text:list-item>
          <text:p text:style-name="P82">Step to skip rows can be specified as <text:span text:style-name="T134">M(fromRow, incR, toRow, ::),</text:span> where <text:span text:style-name="T114">fromRow</text:span> is the starting row, <text:span text:style-name="T114">incRow </text:span>is the step with which the selection of rows proceeds and <text:span text:style-name="T114">toRow</text:span> is the ending row, e.g.</text:p>
          <text:p text:style-name="P110">var mr2_2_8 = myMat(2, 2, 8, ::) // select starting from row 2, increment row index by 2 and ending at row 8, select all columns, i.e. MATLAB's myMat(2:2:8, :)</text:p>
          <text:p text:style-name="P110">var mr9_2_3 = myMat(9, -2, 3, ::) // i.e. MATLAB's myMat(9:-2:3,:)</text:p>
        </text:list-item>
        <text:list-item>
          <text:p text:style-name="P130">Columns from Matrix <text:span text:style-name="T114">M</text:span> <text:span text:style-name="T3">can be selected as </text:span><text:span text:style-name="T134">M(::, fromCol, toCol)</text:span><text:span text:style-name="T3">, where </text:span><text:span text:style-name="T114">fromCol</text:span> <text:span text:style-name="T3">is the starting column, </text:span><text:span text:style-name="T114">toCol</text:span> <text:span text:style-name="T3">is the ending column, e.g.</text:span></text:p>
          <text:p text:style-name="P114">var mc3_6 = myMat(::, 3, 6) // select columns 3 to 6, all rows, i.e. myMat(:, 3:6)</text:p>
        </text:list-item>
        <text:list-item>
          <text:p text:style-name="P130"><text:span text:style-name="T3">Order of column selection is </text:span><text:span text:style-name="T4">reversed </text:span><text:span text:style-name="T3">if </text:span><text:span text:style-name="T114">fromCol &gt; toCol, e</text:span><text:span text:style-name="T3">.</text:span><text:span text:style-name="T114">g</text:span><text:span text:style-name="T3">.</text:span></text:p>
          <text:p text:style-name="P114">var mc6_3 = myMat(::, 6, 3) // select columns 6 downto 3, all rows, i.e. myMat(:, 6:-1:3)</text:p>
        </text:list-item>
        <text:list-item>
          <text:p text:style-name="P82">Step to skip columns can be specified as <text:span text:style-name="T134">M(::, fromCol, incC, toCol),</text:span> where <text:span text:style-name="T114">fromCol</text:span> is the starting column, <text:span text:style-name="T114">incC </text:span>is the step with which the selection of columns proceeds and <text:span text:style-name="T114">toCol</text:span> is the ending column, e.g.</text:p>
          <text:p text:style-name="P110">var mc3_2_8 = myMat(::, 3, 2, 9) // select starting from column 3, increment column index by 2 and ending at column 9, select all rows</text:p>
        </text:list-item>
        <text:list-item>
          <text:p text:style-name="P82">Selection of a compact rectangular range of the Matrix can be specified as <text:span text:style-name="T134">M(fromRow, toRow, fromCol, toCol), </text:span>e.g. </text:p>
          <text:p text:style-name="P110">var m2_5_4_7 =myMat(2, 5, 4, 7) // i.e. MATLAB's myMat(2:5, 4:7)</text:p>
          <text:p text:style-name="P110">var m5_2_4_7 =myMat(5, 2, 4, 7) // reversing rows, i.e. myMat(5:-1:2, 4:7)</text:p>
          <text:p text:style-name="P110">var m2_5_7_4 = myMat(2,5,7,4) // reversing columns, i.e. myMat(2:5, 7:-1:4)</text:p>
          <text:p text:style-name="P110">var m5_2_7_4 = myMat(5,2,7,4) // reversing both rows and columns, i.e. myMat(5:-1:2, 7:-1:4)</text:p>
        </text:list-item>
        <text:list-item>
          <text:p text:style-name="P82">Selection of a Matrix subrange specifying inrement at both rows and columns:</text:p>
          <text:p text:style-name="P82">var mR = myMat(2, 2, 7, 8, -2, 4) // i.e. MATLAB's myMat(2:2:7, 8:-2:4)</text:p>
        </text:list-item>
      </text:list>
      <text:p text:style-name="P103"/>
      <text:p text:style-name="P107">Basic Matrix Routines</text:p>
      <text:list xml:id="list2153965042" text:style-name="L15">
        <text:list-item>
          <text:p text:style-name="P131"><text:span text:style-name="T80">ones</text:span><text:span text:style-name="T93">1</text:span><text:span text:style-name="T80">(N: Int)</text:span> – returns a NXN Matrix filled with ones, <text:span text:style-name="T80">ones</text:span><text:span text:style-name="T93">1</text:span><text:span text:style-name="T80">(N: Int, M: Int)</text:span> – returns a NXM Matrix filled with ones</text:p>
        </text:list-item>
        <text:list-item>
          <text:p text:style-name="P160"><text:span text:style-name="T80">zeros</text:span><text:span text:style-name="T93">1</text:span><text:span text:style-name="T80">(N: Int)</text:span> – returns a NXN Matrix filled with zeros, <text:span text:style-name="T80">zeros</text:span><text:span text:style-name="T93">1</text:span><text:span text:style-name="T80">(N: Int, M: Int)</text:span> – returns a NXM Matrix filled with ones</text:p>
        </text:list-item>
        <text:list-item>
          <text:p text:style-name="P102"><text:span text:style-name="T80">diag</text:span><text:span text:style-name="T93">1</text:span><text:span text:style-name="T80">(N) – </text:span><text:span text:style-name="T96">returns an NXN diagonal matrix with ones at the diagonal</text:span></text:p>
        </text:list-item>
        <text:list-item>
          <text:p text:style-name="P161"><text:span text:style-name="T80">fill</text:span><text:span text:style-name="T93">1</text:span><text:span text:style-name="T80">(N: Int, val: Double)</text:span> – returns a NXN Matrix filled with <text:span text:style-name="T80">val</text:span>, <text:span text:style-name="T80">fill(N: Int, M: Int)</text:span> – returns a NXM Matrix filled with ones</text:p>
        </text:list-item>
        <text:list-item>
          <text:p text:style-name="P164"><text:span text:style-name="T80">sin(a: Matrix): Matrix, cos(a: Matrix): Matrix, tan(a: Matrix): Matrix, sinh(a: Matrix): Matrix, cosh(a: Matrix): Matrix, tanh(a: Matrix): Matrix, asin(a: Matrix): Matrix, acos(a: Matrix): Matrix, atan(a: Matrix): Matrix:</text:span> <text:span text:style-name="T96">trigonometrical routines</text:span></text:p>
        </text:list-item>
        <text:list-item>
          <text:p text:style-name="P166">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164"><text:span text:style-name="T80">dot(a: Matrix, b: Matrix): Matrix: </text:span><text:span text:style-name="T96">dot product of the two matrices, can be written also as: </text:span><text:span text:style-name="T80">a </text:span><text:span text:style-name="T94">dot</text:span><text:span text:style-name="T80"> b</text:span></text:p>
        </text:list-item>
      </text:list>
      <text:p text:style-name="P170"/>
      <text:p text:style-name="P170"/>
      <text:p text:style-name="P170"/>
      <text:p text:style-name="P170"><text:soft-page-break/></text:p>
      <text:p text:style-name="P169">Aggregation Routines</text:p>
      <text:p text:style-name="P165"/>
      <text:list xml:id="list1812897931" text:style-name="L16">
        <text:list-item>
          <text:p text:style-name="P167">Columnwise Sum, sum(a: Matrix): Array[Double]</text:p>
          <text:p text:style-name="P162">returns the columnwise sums as an Array[Double], e.g.</text:p>
          <text:p text:style-name="P158"><text:bookmark-start text:name="__DdeLink__60344_705179836"/><text:bookmark-start text:name="__DdeLink__20138_511824132"/>var a = ones<text:span text:style-name="T184">1</text:span>(4, 8)</text:p>
          <text:p text:style-name="P158">var ac = sum(a)<text:bookmark-end text:name="__DdeLink__60344_705179836"/><text:bookmark-end text:name="__DdeLink__20138_511824132"/></text:p>
          <text:p text:style-name="P158"/>
        </text:list-item>
        <text:list-item>
          <text:p text:style-name="P167">Columnwise Mean, mean(a: Matrix): Array[Double]</text:p>
          <text:p text:style-name="P162">returns the columnwise means as an Array[Double], e.g.</text:p>
          <text:p text:style-name="P158"><text:bookmark-start text:name="__DdeLink__60716_705179836"/>var a = ones<text:span text:style-name="T184">1</text:span>(4, 8)</text:p>
          <text:p text:style-name="P158">var acm = mean(a)<text:bookmark-end text:name="__DdeLink__60716_705179836"/></text:p>
          <text:p text:style-name="P162"/>
        </text:list-item>
        <text:list-item>
          <text:p text:style-name="P167">Columnwise Product, prod(a: Matrix): Array[Double]</text:p>
          <text:p text:style-name="P162">returns the columnwise products as an Array[Double]</text:p>
        </text:list-item>
        <text:list-item>
          <text:p text:style-name="P167">Columnwise Mins, min(a: Matrix): Array[Double]</text:p>
          <text:p text:style-name="P162">returns the columnwise minimums as an Array[Double]</text:p>
        </text:list-item>
        <text:list-item>
          <text:p text:style-name="P167">Columnwise Maxs, max(a: Matrix): Array[Double]</text:p>
          <text:p text:style-name="P162">returns the columnwise maximums as an Array[Double]</text:p>
        </text:list-item>
      </text:list>
      <text:p text:style-name="P165"/>
      <text:list xml:id="list149410185" text:style-name="L17">
        <text:list-item>
          <text:p text:style-name="P168">Rowwise Sum, sumR(a: Matrix): Array[Double]</text:p>
          <text:p text:style-name="P163">returns the rowwise sums as an Array[Double]</text:p>
        </text:list-item>
        <text:list-item>
          <text:p text:style-name="P168">Rowwise Mean, meanR(a: Matrix): Array[Double]</text:p>
          <text:p text:style-name="P163">returns the rowwise means as an Array[Double], e.g.</text:p>
          <text:p text:style-name="P159"><text:bookmark-start text:name="__DdeLink__61088_705179836"/>var a = ones<text:span text:style-name="T185">1</text:span>(4, 8)</text:p>
          <text:p text:style-name="P159">var acm = mean<text:span text:style-name="T186">R</text:span>(a)<text:bookmark-end text:name="__DdeLink__61088_705179836"/></text:p>
          <text:p text:style-name="P163"/>
        </text:list-item>
        <text:list-item>
          <text:p text:style-name="P168">Rowwise Product, prodR(a: Matrix): Array[Double]</text:p>
          <text:p text:style-name="P163">returns the rowwise products as an Array[Double]</text:p>
        </text:list-item>
        <text:list-item>
          <text:p text:style-name="P168">Rowwise Mins, minR(a: Matrix): Array[Double]</text:p>
          <text:p text:style-name="P163">returns the rowwise minimums as an Array[Double]</text:p>
        </text:list-item>
        <text:list-item>
          <text:p text:style-name="P168">Rowwise Maxs, maxR(a: Matrix): Array[Double]</text:p>
          <text:p text:style-name="P163">returns the rowwise maximums as an Array[Double]</text:p>
        </text:list-item>
      </text:list>
      <text:p text:style-name="P165"/>
      <text:p text:style-name="P109">Routines</text:p>
      <text:p text:style-name="P104"/>
      <text:p text:style-name="P104"><text:span text:style-name="T80">def ones</text:span><text:span text:style-name="T95">1</text:span><text:span text:style-name="T80">(n: Int): Matrix - </text:span><text:span text:style-name="T96">constructs a nXn Matrix of ones</text:span></text:p>
      <text:p text:style-name="P104"><text:span text:style-name="T80">def ones</text:span><text:span text:style-name="T95">1</text:span><text:span text:style-name="T80">(n: Int, m: Int): Matrix </text:span><text:span text:style-name="T96">- constructs a nXm Matrix of ones</text:span></text:p>
      <text:p text:style-name="P104"><text:span text:style-name="T80">def zeros</text:span><text:span text:style-name="T95">1</text:span><text:span text:style-name="T80">(n: Int): Matrix - </text:span><text:span text:style-name="T96">constructs a nXn Matrix of zeros</text:span></text:p>
      <text:p text:style-name="P104"><text:span text:style-name="T80">def zeros</text:span><text:span text:style-name="T95">1</text:span><text:span text:style-name="T80">(n: Int, m: Int): Matrix </text:span><text:span text:style-name="T96">- constructs a nXm Matrix of zeros</text:span></text:p>
      <text:p text:style-name="P104"/>
      <text:p text:style-name="P104"><text:span text:style-name="T80">def rand</text:span><text:span text:style-name="T95">1</text:span><text:span text:style-name="T80">(n: Int): Matrix - </text:span><text:span text:style-name="T96">constructs a nXn Matrix of random values</text:span></text:p>
      <text:p text:style-name="P104"><text:span text:style-name="T80">def rand</text:span><text:span text:style-name="T95">1</text:span><text:span text:style-name="T80">(n: Int, m: Int): Matrix </text:span><text:span text:style-name="T96">- constructs a nXm Matrix of random values</text:span></text:p>
      <text:p text:style-name="P104"><text:span text:style-name="T80">def eye</text:span><text:span text:style-name="T95">1</text:span><text:span text:style-name="T80">(n: Int): Matrix - </text:span><text:span text:style-name="T96">constructs a nXn Matrix of zero everywhere except the diagonal</text:span></text:p>
      <text:p text:style-name="P104"><text:span text:style-name="T96">d</text:span><text:span text:style-name="T80">ef eye</text:span><text:span text:style-name="T95">1</text:span><text:span text:style-name="T80">(n: Int, m: Int): Matrix </text:span><text:span text:style-name="T96">- constructs a nXm Matrix of zero everywhere except the diagonal</text:span></text:p>
      <text:p text:style-name="P116">Transpose operator ~ transposes the Matrix, e.g. var mt = m~</text:p>
      <text:p text:style-name="P104"/>
      <text:h text:style-name="P194" text:outline-level="2"><text:soft-page-break/>Description of the <text:span text:style-name="T187">scalaSci.</text:span>Mat class</text:h>
      <text:p text:style-name="P58">The <text:span text:style-name="T187">scalaSci.</text:span><text:span text:style-name="T80">Mat</text:span> class implements <text:span text:style-name="T187">the default </text:span><text:span text:style-name="T81">zero-indexed</text:span> two-dimensional dense matrices in ScalaSci. <text:s/><text:span text:style-name="T187">We note that there are also some other </text:span><text:span text:style-name="T89">Mat </text:span><text:span text:style-name="T155">classes that implement zero-indexed matrices on-top of specific libraries, e.g. EJML, MTJ., Apache Common Maths etc.</text:span></text:p>
      <text:p text:style-name="P118"><text:span text:style-name="T188">It is important to note that the zero-indexed Matrix type is the </text:span><text:span text:style-name="T90">only library dependent Matrix </text:span><text:span text:style-name="T188">in ScalaLab. All the zero-indexed Matrix classes, e.g. scalaSci.EJML.Mat, scalaSci.MTJ.Mat etc, offer similar interfaces, but of course the functionality is based on the underlying Java library that the Scala Mat class <text:s/>wraps.</text:span></text:p>
      <text:p text:style-name="P126"/>
      <text:p text:style-name="P105">Constructors</text:p>
      <text:p text:style-name="P104"/>
      <text:p text:style-name="P104"><text:span text:style-name="T62">Mat(rows: Integer, cols: Integer) </text:span><text:span text:style-name="T58">// Creates a Mat of size rows, cols initialized to zeros</text:span></text:p>
      <text:p text:style-name="P63"><text:bookmark-start text:name="__DdeLink__21175_511824132"/>var m=new Mat(2, 3)<text:bookmark-end text:name="__DdeLink__21175_511824132"/></text:p>
      <text:p text:style-name="P63"/>
      <text:p text:style-name="P68">Construction by specifying the initial elements, e.g. </text:p>
      <text:p text:style-name="P68"/>
      <text:p text:style-name="P65"><text:bookmark-start text:name="__DdeLink__61830_705179836"/>var m1 = M<text:span text:style-name="T189">0</text:span>("4.5 5.6 -4; 4.5 3 -3.4") // space separated</text:p>
      <text:p text:style-name="P65">var m2 = M<text:span text:style-name="T189">0</text:span>("4.5, 5.6, -4; 4.5, 3, -3.4") // comma separated</text:p>
      <text:p text:style-name="P111"><text:bookmark-end text:name="__DdeLink__61830_705179836"/></text:p>
      <text:p text:style-name="P59"><text:bookmark text:name="DDE_LINK6"/>// construct Mat by copying the array values</text:p>
      <text:p text:style-name="P104"><text:bookmark text:name="DDE_LINK32"/><text:span text:style-name="T62">Mat(da: Array[Array[Double]]) </text:span><text:span text:style-name="T58">// Creates a Mat initialized with the da array</text:span></text:p>
      <text:p text:style-name="P125"><text:bookmark-start text:name="__DdeLink__61836_705179836"/><text:bookmark-start text:name="__DdeLink__61832_705179836"/>var dd = Array.<text:span text:style-name="T189">ofDim</text:span>[Double](2,4)</text:p>
      <text:p text:style-name="P125">dd(1)(1)=11</text:p>
      <text:p text:style-name="P125">var mdd = new Mat(dd)<text:bookmark-end text:name="__DdeLink__61832_705179836"/></text:p>
      <text:p text:style-name="P104"><text:bookmark-end text:name="__DdeLink__61836_705179836"/></text:p>
      <text:p text:style-name="P104"><text:span text:style-name="T62">Mat(rows: Integer, cols: Integer, initValue: Double) </text:span><text:span text:style-name="T58">// Creates a Mat of size rows, cols initialized to initValue</text:span></text:p>
      <text:p text:style-name="P64"><text:bookmark-start text:name="__DdeLink__62580_705179836"/>var m=new Mat(3, 4, 3.4)</text:p>
      <text:p text:style-name="P104"><text:bookmark-end text:name="__DdeLink__62580_705179836"/></text:p>
      <text:p text:style-name="P59">// construct a Mat from a two-dimensional double array without copying the array values</text:p>
      <text:p text:style-name="P84"><text:span text:style-name="T62">Mat(da: Array[Array[Double]], flag: Boolean) </text:span><text:span text:style-name="T58">// Creates a Mat initialized with a reference to the da array</text:span></text:p>
      <text:p text:style-name="P104"/>
      <text:p text:style-name="P77">// construct a Mat from an one-dimensional double array</text:p>
      <text:p text:style-name="P78">Mat(da: Array[Double])<text:bookmark-start text:name="__DdeLink__62582_705179836"/></text:p>
      <text:p text:style-name="P64">var od = new Array[Double](10)</text:p>
      <text:p text:style-name="P64">od(2)=2.2</text:p>
      <text:p text:style-name="P64">var odm = new Mat(od)</text:p>
      <text:p text:style-name="P104"><text:bookmark-end text:name="__DdeLink__62582_705179836"/></text:p>
      <text:p text:style-name="P104"><text:soft-page-break/></text:p>
      <text:p text:style-name="P81">Basic Methods</text:p>
      <text:p text:style-name="P79"><text:bookmark text:name="DDE_LINK23"/><text:span text:style-name="T80">def size: Int </text:span><text:span text:style-name="T96">// Returns the number of rows and columns of the Mat</text:span></text:p>
      <text:p text:style-name="P79"><text:span text:style-name="T80">def length: Int </text:span><text:span text:style-name="T96">// Returns the number of rows of Mat</text:span></text:p>
      <text:p text:style-name="P79"><text:span text:style-name="T80">def Nrows: Int </text:span><text:span text:style-name="T96">// Returns the number of rows of Mat</text:span></text:p>
      <text:p text:style-name="P104"><text:span text:style-name="T80">def Ncols: Int</text:span> <text:span text:style-name="T96">// Returns the number of columns of Mat</text:span></text:p>
      <text:p text:style-name="P104"/>
      <text:p text:style-name="P105">Routines</text:p>
      <text:p text:style-name="P104"/>
      <text:p text:style-name="P104"><text:span text:style-name="T80">def ones0(n: Int): Mat - </text:span><text:span text:style-name="T96">constructs a nXn Mat of ones</text:span></text:p>
      <text:p text:style-name="P104"><text:span text:style-name="T80">def ones0(n: Int, m: Int): Mat </text:span><text:span text:style-name="T96">- constructs a nXm Mat of ones</text:span></text:p>
      <text:p text:style-name="P104"><text:span text:style-name="T80">def zeros0(n: Int): Mat - </text:span><text:span text:style-name="T96">constructs a nXn Mat of zeros</text:span></text:p>
      <text:p text:style-name="P104"><text:span text:style-name="T80">def zeros0(n: Int, m: Int): Mat </text:span><text:span text:style-name="T96">- constructs a nXm Mat of zeros</text:span></text:p>
      <text:p text:style-name="P104"><text:span text:style-name="T80">def rand0(n: Int): Mat - </text:span><text:span text:style-name="T96">constructs a nXn Mat of random values</text:span></text:p>
      <text:p text:style-name="P104"><text:span text:style-name="T80">def rand0(n: Int, m: Int): Mat </text:span><text:span text:style-name="T96">- constructs a nXm Mat of random values</text:span></text:p>
      <text:p text:style-name="P104"><text:span text:style-name="T80">def eye0(n: Int): Mat - </text:span><text:span text:style-name="T96">constructs a nXn Mat of zero everywhere except the diagonal</text:span></text:p>
      <text:p text:style-name="P104"><text:span text:style-name="T96">d</text:span><text:span text:style-name="T80">ef eye0(n: Int, m: Int): Mat </text:span><text:span text:style-name="T96">- constructs a nXm Mat of zero everywhere except the diagonal</text:span></text:p>
      <text:p text:style-name="P125"><text:span text:style-name="T80">Transpose operator ~ transposes the Matrix, e.g. </text:span><text:span text:style-name="T96">var mt = m~</text:span></text:p>
      <text:p text:style-name="P151"/>
      <text:p text:style-name="P184"><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lbany" svg:font-family="Albany, Arial"/>
    <style:font-face style:name="Monaco" svg:font-family="Monaco, 'DejaVu Sans Mono', 'Bitstream Vera Sans Mono', 'Lucida Console', monospace"/>
    <style:font-face style:name="StarSymbol" svg:font-family="StarSymbol"/>
    <style:font-face style:name="Times New Roman1" svg:font-family="'Times New Roman'"/>
    <style:font-face style:name="Andale Mono" svg:font-family="'Andale Mono'" style:font-family-generic="modern" style:font-pitch="fixed"/>
    <style:font-face style:name="Liberation Mono" svg:font-family="'Liberation Mono'" style:font-family-generic="modern" style:font-pitch="fixed"/>
    <style:font-face style:name="DejaVu Sans1" svg:font-family="'DejaVu Sans'" style:font-pitch="variable"/>
    <style:font-face style:name="DejaVu Serif" svg:font-family="'DejaVu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0.5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2" style:display-name="Heading 2" style:family="paragraph" style:parent-style-name="Heading" style:next-style-name="Text_20_body" style:default-outline-level="2" style:class="text">
      <style:text-properties style:font-name="DejaVu Serif" fo:font-size="15pt" fo:font-weight="bold" style:font-name-asian="DejaVu Sans" style:font-size-asian="18pt" style:font-weight-asian="bold" style:font-name-complex="Lucida Sans" style:font-size-complex="18pt" style:font-weight-complex="bold"/>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DejaVu Serif" fo:font-size="16pt" fo:font-weight="bold" style:font-name-asian="DejaVu Sans" style:font-size-asian="24pt" style:font-weight-asian="bold" style:font-name-complex="Lucida Sans" style:font-size-complex="24pt" style:font-weight-complex="bold"/>
    </style:style>
    <style:style style:name="Teletype" style:family="text">
      <style:text-properties style:font-name="Liberation Mono" style:font-name-asian="Andale Mono" style:font-name-complex="Andale Mon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HTML" style:page-layout-name="Mpm2">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28" meta:paragraph-count="592" meta:word-count="6237" meta:character-count="37992"/>
    <dc:date>2013-07-28T18:04:49</dc:date>
    <meta:generator>OpenOffice.org/3.2$Unix OpenOffice.org_project/320m19$Build-9505</meta:generator>
  </office:meta>
</office:document-meta>
</file>